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4.784cm"/>
    </style:style>
    <style:style style:name="co7" style:family="table-column">
      <style:table-column-properties fo:break-before="auto" style:column-width="3.239cm"/>
    </style:style>
    <style:style style:name="co8" style:family="table-column">
      <style:table-column-properties fo:break-before="auto" style:column-width="4.212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318cm"/>
    </style:style>
    <style:style style:name="co11" style:family="table-column">
      <style:table-column-properties fo:break-before="auto" style:column-width="3.302cm"/>
    </style:style>
    <style:style style:name="co12" style:family="table-column">
      <style:table-column-properties fo:break-before="auto" style:column-width="2.794cm"/>
    </style:style>
    <style:style style:name="co13" style:family="table-column">
      <style:table-column-properties fo:break-before="auto" style:column-width="5.906cm"/>
    </style:style>
    <style:style style:name="co14" style:family="table-column">
      <style:table-column-properties fo:break-before="auto" style:column-width="4.27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0" style:family="table-cell" style:parent-style-name="Excel_20_Built-in_20_Normal" style:data-style-name="N0">
      <style:table-cell-properties fo:background-color="#c6e0b4" style:vertical-align="automatic"/>
      <style:text-properties fo:color="#111111" style:font-name="Calibri1" style:font-name-asian="Calibri1" style:font-name-complex="Calibri1"/>
    </style:style>
    <style:style style:name="ce11" style:family="table-cell" style:parent-style-name="Default" style:data-style-name="N0">
      <style:table-cell-properties fo:background-color="#c6e0b4"/>
      <style:text-properties fo:color="#111111"/>
    </style:style>
    <style:style style:name="ce12" style:family="table-cell" style:parent-style-name="Excel_20_Built-in_20_Normal" style:data-style-name="N0">
      <style:table-cell-properties fo:background-color="#c6e0b4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3" style:family="table-cell" style:parent-style-name="Default" style:data-style-name="N0">
      <style:table-cell-properties fo:background-color="#c6e0b4"/>
      <style:text-properties fo:font-weight="bold" style:font-weight-asian="bold" style:font-weight-complex="bold"/>
    </style:style>
    <style:style style:name="ce14" style:family="table-cell" style:parent-style-name="Excel_20_Built-in_20_Normal" style:data-style-name="N3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15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16" style:family="table-cell" style:parent-style-name="Excel_20_Built-in_20_Normal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17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18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19" style:family="table-cell" style:parent-style-name="Excel_20_Built-in_20_Normal" style:data-style-name="N0">
      <style:table-cell-properties fo:background-color="#c6e0b4" fo:border="0.06pt solid #000000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5pt" style:font-name-asian="Calibri1" style:font-size-asian="15pt" style:font-name-complex="Calibri1" style:font-size-complex="15pt"/>
    </style:style>
    <style:style style:name="ce20" style:family="table-cell" style:parent-style-name="Excel_20_Built-in_20_Normal" style:data-style-name="N30">
      <style:table-cell-properties fo:background-color="#c6e0b4"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" style:font-name-asian="Calibri1" style:font-name-complex="Calibri1"/>
    </style:style>
    <style:style style:name="ce22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" style:font-name-asian="Calibri1" style:font-name-complex="Calibri1"/>
    </style:style>
    <style:style style:name="ce23" style:family="table-cell" style:parent-style-name="Excel_20_Built-in_20_Normal" style:data-style-name="N0">
      <style:table-cell-properties fo:background-color="#c6e0b4" fo:border="0.06pt solid #000000" style:vertical-align="automatic"/>
      <style:text-properties fo:color="#111111" style:font-name="Calibri1" style:font-name-asian="Calibri1" style:font-name-complex="Calibri1"/>
    </style:style>
    <style:style style:name="ce24" style:family="table-cell" style:parent-style-name="Excel_20_Built-in_20_Normal" style:data-style-name="N114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0">
      <style:table-cell-properties fo:background-color="#c6e0b4"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7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ext-properties fo:font-size="15pt" style:font-size-asian="15pt" style:font-size-complex="15pt"/>
    </style:style>
    <style:style style:name="ce31" style:family="table-cell" style:parent-style-name="Default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c1c1c" style:font-name="Calibri" style:font-name-asian="Calibri1" style:font-name-complex="Calibri1"/>
    </style:style>
    <style:style style:name="ce34" style:family="table-cell" style:parent-style-name="Excel_20_Built-in_20_Normal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35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" style:font-name-asian="Calibri1" style:font-name-complex="Calibri1"/>
    </style:style>
    <style:style style:name="ce37" style:family="table-cell" style:parent-style-name="Default" style:data-style-name="N2"/>
    <style:style style:name="ce4" style:family="table-cell" style:parent-style-name="Excel_20_Built-in_20_Normal" style:data-style-name="N0">
      <style:table-cell-properties fo:background-color="#c6e0b4" style:vertical-align="automatic"/>
      <style:text-properties style:font-name="Calibri1" style:font-name-asian="Calibri1" style:font-name-complex="Calibri1"/>
    </style:style>
    <style:style style:name="ce5" style:family="table-cell" style:parent-style-name="Default" style:data-style-name="N0">
      <style:table-cell-properties fo:background-color="#c6e0b4"/>
    </style:style>
    <style:style style:name="ce9" style:family="table-cell" style:parent-style-name="Excel_20_Built-in_20_Normal" style:data-style-name="N0">
      <style:table-cell-properties fo:background-color="#c6e0b4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66" style:family="table-cell" style:parent-style-name="Excel_20_Built-in_20_Normal" style:data-style-name="N3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67" style:family="table-cell" style:parent-style-name="Excel_20_Built-in_20_Normal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68" style:family="table-cell" style:parent-style-name="Excel_20_Built-in_20_Normal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" style:font-name-asian="Calibri1" style:font-name-complex="Calibri1"/>
    </style:style>
    <style:style style:name="ce69" style:family="table-cell" style:parent-style-name="Default" style:data-style-name="N0"/>
    <style:style style:name="ce70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71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72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" style:font-name-asian="Calibri1" style:font-name-complex="Calibri1"/>
    </style:style>
    <style:style style:name="ce73" style:family="table-cell" style:parent-style-name="Excel_20_Built-in_20_Normal" style:data-style-name="N114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75" style:family="table-cell" style:parent-style-name="Excel_20_Built-in_20_Normal" style:data-style-name="N0">
      <style:table-cell-properties fo:background-color="#c6e0b4"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76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</style:style>
    <style:style style:name="ce77" style:family="table-cell" style:parent-style-name="Excel_20_Built-in_20_Normal" style:data-style-name="N30">
      <style:table-cell-properties fo:background-color="#c6e0b4"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78" style:family="table-cell" style:parent-style-name="Default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</style:style>
    <style:style style:name="ce79" style:family="table-cell" style:parent-style-name="Excel_20_Built-in_20_Normal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80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81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c1c1c" style:font-name="Calibri" style:font-name-asian="Calibri1" style:font-name-complex="Calibri1"/>
    </style:style>
    <style:style style:name="ce82" style:family="table-cell" style:parent-style-name="Excel_20_Built-in_20_Normal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fo:color="#111111" style:font-name="Calibri" style:font-name-asian="Calibri1" style:font-name-complex="Calibri1"/>
    </style:style>
    <style:style style:name="ce83" style:family="table-cell" style:parent-style-name="Default" style:data-style-name="N2"/>
    <style:style style:name="ce84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5pt" style:font-name-asian="Calibri1" style:font-size-asian="15pt" style:font-name-complex="Calibri1" style:font-size-complex="15pt"/>
    </style:style>
    <style:style style:name="ce85" style:family="table-cell" style:parent-style-name="Excel_20_Built-in_20_Normal" style:data-style-name="N0">
      <style:table-cell-properties fo:background-color="#c6e0b4" fo:border="0.06pt solid #000000" style:vertical-align="automatic"/>
      <style:text-properties style:font-name="Calibri1" style:font-name-asian="Calibri1" style:font-name-complex="Calibri1"/>
    </style:style>
    <style:style style:name="ce86" style:family="table-cell" style:parent-style-name="Excel_20_Built-in_20_Normal" style:data-style-name="N0">
      <style:table-cell-properties fo:background-color="#c6e0b4" fo:border="0.06pt solid #000000" style:vertical-align="automatic"/>
      <style:text-properties fo:color="#111111" style:font-name="Calibri1" style:font-name-asian="Calibri1" style:font-name-complex="Calibri1"/>
    </style:style>
    <style:style style:name="ce87" style:family="table-cell" style:parent-style-name="Excel_20_Built-in_20_Normal" style:data-style-name="N0">
      <style:table-cell-properties fo:background-color="#c6e0b4" style:text-align-source="fix" style:repeat-content="false" fo:border="0.06pt solid #000000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88" style:family="table-cell" style:parent-style-name="Excel_20_Built-in_20_Normal" style:data-style-name="N0">
      <style:table-cell-properties fo:background-color="#c6e0b4" style:vertical-align="automatic"/>
      <style:text-properties style:font-name="Calibri1" style:font-name-asian="Calibri1" style:font-name-complex="Calibri1"/>
    </style:style>
    <style:style style:name="ce89" style:family="table-cell" style:parent-style-name="Excel_20_Built-in_20_Normal" style:data-style-name="N0">
      <style:table-cell-properties fo:background-color="#c6e0b4" style:vertical-align="automatic"/>
      <style:text-properties fo:color="#111111" style:font-name="Calibri1" style:font-name-asian="Calibri1" style:font-name-complex="Calibri1"/>
    </style:style>
    <style:style style:name="ce90" style:family="table-cell" style:parent-style-name="Excel_20_Built-in_20_Normal" style:data-style-name="N0">
      <style:table-cell-properties fo:background-color="#c6e0b4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91" style:family="table-cell" style:parent-style-name="Excel_20_Built-in_20_Normal" style:data-style-name="N0">
      <style:table-cell-properties fo:background-color="#c6e0b4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92" style:family="table-cell" style:parent-style-name="Default" style:data-style-name="N0">
      <style:text-properties fo:font-size="15pt" style:font-size-asian="15pt" style:font-size-complex="15pt"/>
    </style:style>
    <style:style style:name="ce93" style:family="table-cell" style:parent-style-name="Default" style:data-style-name="N0">
      <style:table-cell-properties fo:background-color="#c6e0b4"/>
    </style:style>
    <style:style style:name="ce94" style:family="table-cell" style:parent-style-name="Default" style:data-style-name="N0">
      <style:table-cell-properties fo:background-color="#c6e0b4"/>
      <style:text-properties fo:color="#111111"/>
    </style:style>
    <style:style style:name="ce95" style:family="table-cell" style:parent-style-name="Default" style:data-style-name="N0">
      <style:table-cell-properties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30"/>
    <style:style style:name="ce47" style:family="table-cell" style:parent-style-name="Default" style:data-style-name="N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46" style:family="table-cell" style:parent-style-name="Excel_20_Built-in_20_Normal" style:data-style-name="N37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48" style:family="table-cell" style:parent-style-name="Default" style:data-style-name="N30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49" style:family="table-cell" style:parent-style-name="Default" style:data-style-name="N2">
      <style:table-cell-properties fo:background-color="#c6e0b4" style:text-align-source="fix" style:repeat-content="false" fo:border="0.06pt solid #000000" style:vertical-align="automatic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ext-properties style:font-name="Calibri" style:font-name-asian="Calibri1" style:font-name-complex="Calibri1"/>
    </style:style>
    <style:style style:name="ce103" style:family="table-cell" style:parent-style-name="Default" style:data-style-name="N0">
      <style:text-properties style:font-name="Calibri" fo:font-size="15pt" style:font-name-asian="Calibri1" style:font-size-asian="15pt" style:font-name-complex="Calibri1" style:font-size-complex="15pt"/>
    </style:style>
  </office:automatic-styles>
  <office:body>
    <office:spreadsheet>
      <table:calculation-settings table:case-sensitive="false" table:automatic-find-labels="false" table:use-regular-expressions="false"/>
      <table:table table:name="BASE_VERTE_INTEGRABLE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83"/>
        <table:table-column table:style-name="co2" table:number-columns-repeated="16377" table:default-cell-style-name="ce69"/>
        <table:table-row table:style-name="ro1">
          <table:table-cell table:style-name="ce66" office:value-type="string" calcext:value-type="string">
            <text:p>DATE DE VTE</text:p>
          </table:table-cell>
          <table:table-cell table:style-name="ce70" office:value-type="string" calcext:value-type="string">
            <text:p>VENDEUR</text:p>
          </table:table-cell>
          <table:table-cell table:style-name="ce70" office:value-type="string" calcext:value-type="string">
            <text:p>NOM</text:p>
          </table:table-cell>
          <table:table-cell table:style-name="ce70" office:value-type="string" calcext:value-type="string">
            <text:p>PRENOM</text:p>
          </table:table-cell>
          <table:table-cell table:style-name="ce70" office:value-type="string" calcext:value-type="string">
            <text:p>0 OU 1</text:p>
          </table:table-cell>
          <table:table-cell table:style-name="ce66" office:value-type="string" calcext:value-type="string">
            <text:p>DATE DE NAISSANCE</text:p>
          </table:table-cell>
          <table:table-cell table:style-name="ce79" office:value-type="string" calcext:value-type="string">
            <text:p>SOLDE AVOIR</text:p>
          </table:table-cell>
          <table:table-cell table:style-name="ce84" table:number-columns-repeated="202"/>
          <table:table-cell table:style-name="ce92" table:number-columns-repeated="16175"/>
        </table:table-row>
        <table:table-row table:style-name="ro1">
          <table:table-cell table:style-name="ce67" office:value-type="date" office:date-value="2016-05-17" calcext:value-type="date">
            <text:p>17/05/2016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AKHKHAR</text:p>
          </table:table-cell>
          <table:table-cell table:style-name="ce71" office:value-type="string" calcext:value-type="string">
            <text:p>YOU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10-13" calcext:value-type="date">
            <text:p>13/10/1989</text:p>
          </table:table-cell>
          <table:table-cell table:style-name="ce80" office:value-type="float" office:value="88" calcext:value-type="float">
            <text:p>8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16-07-21" calcext:value-type="date">
            <text:p>21/07/2016</text:p>
          </table:table-cell>
          <table:table-cell table:style-name="ce71" office:value-type="string" calcext:value-type="string">
            <text:p>NADIA</text:p>
          </table:table-cell>
          <table:table-cell table:style-name="ce71" office:value-type="string" calcext:value-type="string">
            <text:p>GHAFFAR ZADEH</text:p>
          </table:table-cell>
          <table:table-cell table:style-name="ce71" office:value-type="string" calcext:value-type="string">
            <text:p>KEYV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1-26" calcext:value-type="date">
            <text:p>26/01/1990</text:p>
          </table:table-cell>
          <table:table-cell table:style-name="ce80" office:value-type="float" office:value="106.25" calcext:value-type="float">
            <text:p>106,2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16-09-08" calcext:value-type="date">
            <text:p>08/09/2016</text:p>
          </table:table-cell>
          <table:table-cell table:style-name="ce71" office:value-type="string" calcext:value-type="string">
            <text:p>JOCELYN</text:p>
          </table:table-cell>
          <table:table-cell table:style-name="ce71" office:value-type="string" calcext:value-type="string">
            <text:p>DIOMANDE</text:p>
          </table:table-cell>
          <table:table-cell table:style-name="ce71" office:value-type="string" calcext:value-type="string">
            <text:p>KARAMOK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2-11" calcext:value-type="date">
            <text:p>11/02/1981</text:p>
          </table:table-cell>
          <table:table-cell table:style-name="ce80" office:value-type="float" office:value="332.11" calcext:value-type="float">
            <text:p>332,1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16-10-21" calcext:value-type="date">
            <text:p>21/10/2016</text:p>
          </table:table-cell>
          <table:table-cell table:style-name="ce71" office:value-type="string" calcext:value-type="string">
            <text:p>NADIA</text:p>
          </table:table-cell>
          <table:table-cell table:style-name="ce71" office:value-type="string" calcext:value-type="string">
            <text:p>CHARRIER</text:p>
          </table:table-cell>
          <table:table-cell table:style-name="ce71" office:value-type="string" calcext:value-type="string">
            <text:p>MAR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5-09" calcext:value-type="date">
            <text:p>09/05/1999</text:p>
          </table:table-cell>
          <table:table-cell table:style-name="ce80" office:value-type="float" office:value="194" calcext:value-type="float">
            <text:p>19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17-06-23" calcext:value-type="date">
            <text:p>23/06/2017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AIT MBARECK OUHAMMOU</text:p>
          </table:table-cell>
          <table:table-cell table:style-name="ce71" office:value-type="string" calcext:value-type="string">
            <text:p>RIZL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4-19" calcext:value-type="date">
            <text:p>19/04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17-07-27" calcext:value-type="date">
            <text:p>27/07/2017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DA SILVA PEREIRA</text:p>
          </table:table-cell>
          <table:table-cell table:style-name="ce71" office:value-type="string" calcext:value-type="string">
            <text:p>SUS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1-28" calcext:value-type="date">
            <text:p>28/01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17-12-27" calcext:value-type="date">
            <text:p>27/12/2017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RANDRIAMITANTSOA</text:p>
          </table:table-cell>
          <table:table-cell table:style-name="ce71" office:value-type="string" calcext:value-type="string">
            <text:p>ANA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7-01" calcext:value-type="date">
            <text:p>01/07/1994</text:p>
          </table:table-cell>
          <table:table-cell table:style-name="ce80" office:value-type="float" office:value="152.9" calcext:value-type="float">
            <text:p>152,9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8-02-28" calcext:value-type="date">
            <text:p>28/02/2018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MEKANDA</text:p>
          </table:table-cell>
          <table:table-cell table:style-name="ce71" office:value-type="string" calcext:value-type="string">
            <text:p>PLACI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9-21" calcext:value-type="date">
            <text:p>21/09/196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8-03-05" calcext:value-type="date">
            <text:p>05/03/2018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HAM</text:p>
          </table:table-cell>
          <table:table-cell table:style-name="ce71" office:value-type="string" calcext:value-type="string">
            <text:p>ELISABET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06-29" calcext:value-type="date">
            <text:p>29/06/1971</text:p>
          </table:table-cell>
          <table:table-cell table:style-name="ce80" office:value-type="float" office:value="62.44" calcext:value-type="float">
            <text:p>62,44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8-06-01" calcext:value-type="date">
            <text:p>01/06/2018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FERRARA</text:p>
          </table:table-cell>
          <table:table-cell table:style-name="ce71" office:value-type="string" calcext:value-type="string">
            <text:p>NICOLET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12-06" calcext:value-type="date">
            <text:p>06/12/1975</text:p>
          </table:table-cell>
          <table:table-cell table:style-name="ce80" office:value-type="float" office:value="616" calcext:value-type="float">
            <text:p>616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8-06-15" calcext:value-type="date">
            <text:p>15/06/2018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LAOUFI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8-21" calcext:value-type="date">
            <text:p>21/08/1997</text:p>
          </table:table-cell>
          <table:table-cell table:style-name="ce80" office:value-type="float" office:value="476.08" calcext:value-type="float">
            <text:p>476,08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8-08-03" calcext:value-type="date">
            <text:p>03/08/2018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TOROSOGLU</text:p>
          </table:table-cell>
          <table:table-cell table:style-name="ce71" office:value-type="string" calcext:value-type="string">
            <text:p>MICH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6-01-01" calcext:value-type="date">
            <text:p>01/01/195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4-01" calcext:value-type="date">
            <text:p>01/04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DAHMOUN</text:p>
          </table:table-cell>
          <table:table-cell table:style-name="ce71" office:value-type="string" calcext:value-type="string">
            <text:p>NES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5-22" calcext:value-type="date">
            <text:p>22/05/1983</text:p>
          </table:table-cell>
          <table:table-cell table:style-name="ce80" office:value-type="float" office:value="170" calcext:value-type="float">
            <text:p>17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4-02" calcext:value-type="date">
            <text:p>02/04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SAMOUSSA</text:p>
          </table:table-cell>
          <table:table-cell table:style-name="ce71" office:value-type="string" calcext:value-type="string">
            <text:p>TASSIL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4-20" calcext:value-type="date">
            <text:p>20/04/1997</text:p>
          </table:table-cell>
          <table:table-cell table:style-name="ce80" office:value-type="float" office:value="251" calcext:value-type="float">
            <text:p>251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5-25" calcext:value-type="date">
            <text:p>25/05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THIEBAULT</text:p>
          </table:table-cell>
          <table:table-cell table:style-name="ce71" office:value-type="string" calcext:value-type="string">
            <text:p>FRANC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09-15" calcext:value-type="date">
            <text:p>15/09/1964</text:p>
          </table:table-cell>
          <table:table-cell table:style-name="ce80" office:value-type="float" office:value="109" calcext:value-type="float">
            <text:p>109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6-19" calcext:value-type="date">
            <text:p>19/06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NGANGU</text:p>
          </table:table-cell>
          <table:table-cell table:style-name="ce71" office:value-type="string" calcext:value-type="string">
            <text:p>JEAN PIER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4-14" calcext:value-type="date">
            <text:p>14/04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SEDDOUGUI</text:p>
          </table:table-cell>
          <table:table-cell table:style-name="ce71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2-23" calcext:value-type="date">
            <text:p>23/02/1962</text:p>
          </table:table-cell>
          <table:table-cell table:style-name="ce80" office:value-type="float" office:value="234.96" calcext:value-type="float">
            <text:p>234,9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SEDDOUGUI</text:p>
          </table:table-cell>
          <table:table-cell table:style-name="ce71" office:value-type="string" calcext:value-type="string">
            <text:p>SALIH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7-04-01" calcext:value-type="date">
            <text:p>01/04/196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GUILLOUX</text:p>
          </table:table-cell>
          <table:table-cell table:style-name="ce71" office:value-type="string" calcext:value-type="string">
            <text:p>ISAB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5-30" calcext:value-type="date">
            <text:p>30/05/1974</text:p>
          </table:table-cell>
          <table:table-cell table:style-name="ce80" office:value-type="float" office:value="215.12" calcext:value-type="float">
            <text:p>215,12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RAZIBIN</text:p>
          </table:table-cell>
          <table:table-cell table:style-name="ce71" office:value-type="string" calcext:value-type="string">
            <text:p>LE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9-09-03" calcext:value-type="date">
            <text:p>03/09/199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7-05" calcext:value-type="date">
            <text:p>05/07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ESPINOSA-VIALLETTE</text:p>
          </table:table-cell>
          <table:table-cell table:style-name="ce71" office:value-type="string" calcext:value-type="string">
            <text:p>VALENT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5-27" calcext:value-type="date">
            <text:p>27/05/1996</text:p>
          </table:table-cell>
          <table:table-cell table:style-name="ce80" office:value-type="float" office:value="38" calcext:value-type="float">
            <text:p>38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7-15" calcext:value-type="date">
            <text:p>15/07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DHAHRI</text:p>
          </table:table-cell>
          <table:table-cell table:style-name="ce71" office:value-type="string" calcext:value-type="string">
            <text:p>JAM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2-27" calcext:value-type="date">
            <text:p>27/02/1973</text:p>
          </table:table-cell>
          <table:table-cell table:style-name="ce80" office:value-type="float" office:value="159" calcext:value-type="float">
            <text:p>159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7-20" calcext:value-type="date">
            <text:p>20/07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LARROUSSE</text:p>
          </table:table-cell>
          <table:table-cell table:style-name="ce71" office:value-type="string" calcext:value-type="string">
            <text:p>CARO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8-21" calcext:value-type="date">
            <text:p>21/08/1968</text:p>
          </table:table-cell>
          <table:table-cell table:style-name="ce80" office:value-type="float" office:value="71.16" calcext:value-type="float">
            <text:p>71,1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7-29" calcext:value-type="date">
            <text:p>29/07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ATTALI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1-03-23" calcext:value-type="date">
            <text:p>23/03/1991</text:p>
          </table:table-cell>
          <table:table-cell table:style-name="ce80" office:value-type="float" office:value="153" calcext:value-type="float">
            <text:p>153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8-02" calcext:value-type="date">
            <text:p>02/08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BOULAHYAR</text:p>
          </table:table-cell>
          <table:table-cell table:style-name="ce71" office:value-type="string" calcext:value-type="string">
            <text:p>AHMED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84-12-30" calcext:value-type="date">
            <text:p>30/12/1984</text:p>
          </table:table-cell>
          <table:table-cell table:style-name="ce80" office:value-type="float" office:value="92" calcext:value-type="float">
            <text:p>92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8-02" calcext:value-type="date">
            <text:p>02/08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BENZOUINE</text:p>
          </table:table-cell>
          <table:table-cell table:style-name="ce71" office:value-type="string" calcext:value-type="string">
            <text:p>AYOUB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2-07" calcext:value-type="date">
            <text:p>07/02/1993</text:p>
          </table:table-cell>
          <table:table-cell table:style-name="ce80" office:value-type="float" office:value="202" calcext:value-type="float">
            <text:p>202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8-02" calcext:value-type="date">
            <text:p>02/08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BELAMRI</text:p>
          </table:table-cell>
          <table:table-cell table:style-name="ce71" office:value-type="string" calcext:value-type="string">
            <text:p>IMAN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3-02-07" calcext:value-type="date">
            <text:p>07/02/1993</text:p>
          </table:table-cell>
          <table:table-cell table:style-name="ce80" office:value-type="float" office:value="335" calcext:value-type="float">
            <text:p>335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17" calcext:value-type="date">
            <text:p>17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OSEPH PAULINE</text:p>
          </table:table-cell>
          <table:table-cell table:style-name="ce71" office:value-type="string" calcext:value-type="string">
            <text:p>TON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7-26" calcext:value-type="date">
            <text:p>26/07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08-26" calcext:value-type="date">
            <text:p>26/08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DORE</text:p>
          </table:table-cell>
          <table:table-cell table:style-name="ce71" office:value-type="string" calcext:value-type="string">
            <text:p>SOPH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3-03" calcext:value-type="date">
            <text:p>03/03/1968</text:p>
          </table:table-cell>
          <table:table-cell table:style-name="ce80" office:value-type="float" office:value="41" calcext:value-type="float">
            <text:p>41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10-14" calcext:value-type="date">
            <text:p>14/10/2019</text:p>
          </table:table-cell>
          <table:table-cell table:style-name="ce71" office:value-type="string" calcext:value-type="string">
            <text:p>SOPHIE</text:p>
          </table:table-cell>
          <table:table-cell table:style-name="ce71" office:value-type="string" calcext:value-type="string">
            <text:p>MARCEAU</text:p>
          </table:table-cell>
          <table:table-cell table:style-name="ce71" office:value-type="string" calcext:value-type="string">
            <text:p>INGR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9-24" calcext:value-type="date">
            <text:p>24/09/1981</text:p>
          </table:table-cell>
          <table:table-cell table:style-name="ce80" office:value-type="float" office:value="175" calcext:value-type="float">
            <text:p>175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10-18" calcext:value-type="date">
            <text:p>18/10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JEAN</text:p>
          </table:table-cell>
          <table:table-cell table:style-name="ce71" office:value-type="string" calcext:value-type="string">
            <text:p>HAROLD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3-02-16" calcext:value-type="date">
            <text:p>16/02/1993</text:p>
          </table:table-cell>
          <table:table-cell table:style-name="ce80" office:value-type="float" office:value="125" calcext:value-type="float">
            <text:p>125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19-12-09" calcext:value-type="date">
            <text:p>09/12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CAGUANA</text:p>
          </table:table-cell>
          <table:table-cell table:style-name="ce71" office:value-type="string" calcext:value-type="string">
            <text:p>JULIA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63-05-20" calcext:value-type="date">
            <text:p>20/05/1963</text:p>
          </table:table-cell>
          <table:table-cell table:style-name="ce80" office:value-type="float" office:value="522" calcext:value-type="float">
            <text:p>522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02-27" calcext:value-type="date">
            <text:p>27/02/2020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ZLATEV</text:p>
          </table:table-cell>
          <table:table-cell table:style-name="ce71" office:value-type="string" calcext:value-type="string">
            <text:p>AUROR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76-01-04" calcext:value-type="date">
            <text:p>04/01/1976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05-27" calcext:value-type="date">
            <text:p>27/05/2020</text:p>
          </table:table-cell>
          <table:table-cell table:style-name="ce71" office:value-type="string" calcext:value-type="string">
            <text:p>VAL</text:p>
          </table:table-cell>
          <table:table-cell table:style-name="ce71" office:value-type="string" calcext:value-type="string">
            <text:p>COPIN</text:p>
          </table:table-cell>
          <table:table-cell table:style-name="ce71" office:value-type="string" calcext:value-type="string">
            <text:p>TE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11-20" calcext:value-type="date">
            <text:p>20/11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06-09" calcext:value-type="date">
            <text:p>09/06/2020</text:p>
          </table:table-cell>
          <table:table-cell table:style-name="ce71" office:value-type="string" calcext:value-type="string">
            <text:p>BARB</text:p>
          </table:table-cell>
          <table:table-cell table:style-name="ce71" office:value-type="string" calcext:value-type="string">
            <text:p>FERKOUS</text:p>
          </table:table-cell>
          <table:table-cell table:style-name="ce71" office:value-type="string" calcext:value-type="string">
            <text:p>FRI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12-10" calcext:value-type="date">
            <text:p>10/12/1990</text:p>
          </table:table-cell>
          <table:table-cell table:style-name="ce80" office:value-type="float" office:value="16" calcext:value-type="float">
            <text:p>16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06-09" calcext:value-type="date">
            <text:p>09/06/2020</text:p>
          </table:table-cell>
          <table:table-cell table:style-name="ce71" office:value-type="string" calcext:value-type="string">
            <text:p>BARB</text:p>
          </table:table-cell>
          <table:table-cell table:style-name="ce71" office:value-type="string" calcext:value-type="string">
            <text:p>FERKOUS</text:p>
          </table:table-cell>
          <table:table-cell table:style-name="ce71" office:value-type="string" calcext:value-type="string">
            <text:p>HOCINE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date" office:date-value="1984-05-31" calcext:value-type="date">
            <text:p>31/05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7-17" calcext:value-type="date">
            <text:p>17/07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IKNAGI</text:p>
          </table:table-cell>
          <table:table-cell table:style-name="ce71" office:value-type="string" calcext:value-type="string">
            <text:p>HERV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3-15" calcext:value-type="date">
            <text:p>15/03/1977</text:p>
          </table:table-cell>
          <table:table-cell table:style-name="ce80" office:value-type="float" office:value="28.1" calcext:value-type="float">
            <text:p>28,1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08-19" calcext:value-type="date">
            <text:p>19/08/2020</text:p>
          </table:table-cell>
          <table:table-cell table:style-name="ce71" office:value-type="string" calcext:value-type="string">
            <text:p>XAV</text:p>
          </table:table-cell>
          <table:table-cell table:style-name="ce71" office:value-type="string" calcext:value-type="string">
            <text:p>PONCET</text:p>
          </table:table-cell>
          <table:table-cell table:style-name="ce71" office:value-type="string" calcext:value-type="string">
            <text:p>FLORI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1-27" calcext:value-type="date">
            <text:p>27/01/1992</text:p>
          </table:table-cell>
          <table:table-cell table:style-name="ce80" office:value-type="float" office:value="17.1" calcext:value-type="float">
            <text:p>17,1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09-16" calcext:value-type="date">
            <text:p>16/09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TARBY</text:p>
          </table:table-cell>
          <table:table-cell table:style-name="ce71" office:value-type="string" calcext:value-type="string">
            <text:p>ORIAN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7-05-29" calcext:value-type="date">
            <text:p>29/05/1997</text:p>
          </table:table-cell>
          <table:table-cell table:style-name="ce80" office:value-type="float" office:value="16.69" calcext:value-type="float">
            <text:p>16,69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0-29" calcext:value-type="date">
            <text:p>29/10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TARBY</text:p>
          </table:table-cell>
          <table:table-cell table:style-name="ce71" office:value-type="string" calcext:value-type="string">
            <text:p>CATHERINE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date" office:date-value="1959-12-09" calcext:value-type="date">
            <text:p>09/12/195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0-31" calcext:value-type="date">
            <text:p>31/10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KANNI</text:p>
          </table:table-cell>
          <table:table-cell table:style-name="ce71" office:value-type="string" calcext:value-type="string">
            <text:p>MUSTAFA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4-05-19" calcext:value-type="date">
            <text:p>19/05/1994</text:p>
          </table:table-cell>
          <table:table-cell table:style-name="ce80" office:value-type="float" office:value="10.5" calcext:value-type="float">
            <text:p>10,5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1-17" calcext:value-type="date">
            <text:p>17/11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AIDI</text:p>
          </table:table-cell>
          <table:table-cell table:style-name="ce71" office:value-type="string" calcext:value-type="string">
            <text:p>NAID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12-16" calcext:value-type="date">
            <text:p>16/12/1963</text:p>
          </table:table-cell>
          <table:table-cell table:style-name="ce80" office:value-type="float" office:value="39.8" calcext:value-type="float">
            <text:p>39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1-17" calcext:value-type="date">
            <text:p>17/11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AIDI</text:p>
          </table:table-cell>
          <table:table-cell table:style-name="ce71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0-05-30" calcext:value-type="date">
            <text:p>30/05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19" calcext:value-type="date">
            <text:p>19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ENG</text:p>
          </table:table-cell>
          <table:table-cell table:style-name="ce71" office:value-type="string" calcext:value-type="string">
            <text:p>HAIGUANG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11-29" calcext:value-type="date">
            <text:p>29/11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23" calcext:value-type="date">
            <text:p>23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RHILI</text:p>
          </table:table-cell>
          <table:table-cell table:style-name="ce71" office:value-type="string" calcext:value-type="string">
            <text:p>MIMOU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75-06-28" calcext:value-type="date">
            <text:p>28/06/1975</text:p>
          </table:table-cell>
          <table:table-cell table:style-name="ce80" office:value-type="float" office:value="51.66" calcext:value-type="float">
            <text:p>51,6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23" calcext:value-type="date">
            <text:p>23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EFIANI</text:p>
          </table:table-cell>
          <table:table-cell table:style-name="ce71" office:value-type="string" calcext:value-type="string">
            <text:p>SANA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9-05" calcext:value-type="date">
            <text:p>05/09/1999</text:p>
          </table:table-cell>
          <table:table-cell table:style-name="ce80" office:value-type="float" office:value="794.08" calcext:value-type="float">
            <text:p>794,08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29" calcext:value-type="date">
            <text:p>29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ENG</text:p>
          </table:table-cell>
          <table:table-cell table:style-name="ce71" office:value-type="string" calcext:value-type="string">
            <text:p>HAI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12-14" calcext:value-type="date">
            <text:p>14/12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30" calcext:value-type="date">
            <text:p>30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AN</text:p>
          </table:table-cell>
          <table:table-cell table:style-name="ce71" office:value-type="string" calcext:value-type="string">
            <text:p>FAR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2-24" calcext:value-type="date">
            <text:p>24/12/196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31" calcext:value-type="date">
            <text:p>31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AN</text:p>
          </table:table-cell>
          <table:table-cell table:style-name="ce71" office:value-type="string" calcext:value-type="string">
            <text:p>L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11-29" calcext:value-type="date">
            <text:p>29/11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31" calcext:value-type="date">
            <text:p>31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AN</text:p>
          </table:table-cell>
          <table:table-cell table:style-name="ce71" office:value-type="string" calcext:value-type="string">
            <text:p>YASM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2-07" calcext:value-type="date">
            <text:p>07/02/1963</text:p>
          </table:table-cell>
          <table:table-cell table:style-name="ce80" office:value-type="float" office:value="174" calcext:value-type="float">
            <text:p>174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31" calcext:value-type="date">
            <text:p>31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AN</text:p>
          </table:table-cell>
          <table:table-cell table:style-name="ce71" office:value-type="string" calcext:value-type="string">
            <text:p>S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12-01" calcext:value-type="date">
            <text:p>01/12/1995</text:p>
          </table:table-cell>
          <table:table-cell table:style-name="ce80" office:value-type="float" office:value="31.3" calcext:value-type="float">
            <text:p>31,3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0-12-31" calcext:value-type="date">
            <text:p>31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DEKHEL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12-28" calcext:value-type="date">
            <text:p>28/12/1975</text:p>
          </table:table-cell>
          <table:table-cell table:style-name="ce80" office:value-type="float" office:value="183.8" calcext:value-type="float">
            <text:p>183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1-02" calcext:value-type="date">
            <text:p>02/01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AIDI</text:p>
          </table:table-cell>
          <table:table-cell table:style-name="ce71" office:value-type="string" calcext:value-type="string">
            <text:p>BILL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4-11" calcext:value-type="date">
            <text:p>11/04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20" calcext:value-type="date">
            <text:p>20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BDOUL</text:p>
          </table:table-cell>
          <table:table-cell table:style-name="ce71" office:value-type="string" calcext:value-type="string">
            <text:p>MYLAIDY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75-05-24" calcext:value-type="date">
            <text:p>24/05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04" calcext:value-type="date">
            <text:p>04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MARET</text:p>
          </table:table-cell>
          <table:table-cell table:style-name="ce71" office:value-type="string" calcext:value-type="string">
            <text:p>JORD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4-10" calcext:value-type="date">
            <text:p>10/04/1998</text:p>
          </table:table-cell>
          <table:table-cell table:style-name="ce80" office:value-type="float" office:value="106" calcext:value-type="float">
            <text:p>106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08" calcext:value-type="date">
            <text:p>08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I AHMED</text:p>
          </table:table-cell>
          <table:table-cell table:style-name="ce71" office:value-type="string" calcext:value-type="string">
            <text:p>ABDELL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2-13" calcext:value-type="date">
            <text:p>13/02/196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08" calcext:value-type="date">
            <text:p>08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I AHMED</text:p>
          </table:table-cell>
          <table:table-cell table:style-name="ce71" office:value-type="string" calcext:value-type="string">
            <text:p>DAHL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7-05-19" calcext:value-type="date">
            <text:p>19/05/2007</text:p>
          </table:table-cell>
          <table:table-cell table:style-name="ce80" office:value-type="float" office:value="110" calcext:value-type="float">
            <text:p>11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6-16" calcext:value-type="date">
            <text:p>16/06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RENOUILLET</text:p>
          </table:table-cell>
          <table:table-cell table:style-name="ce71" office:value-type="string" calcext:value-type="string">
            <text:p>VERON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77-06-18" calcext:value-type="date">
            <text:p>18/06/1977</text:p>
          </table:table-cell>
          <table:table-cell table:style-name="ce80" office:value-type="float" office:value="9.96" calcext:value-type="float">
            <text:p>9,9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19" calcext:value-type="date">
            <text:p>19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YER</text:p>
          </table:table-cell>
          <table:table-cell table:style-name="ce71" office:value-type="string" calcext:value-type="string">
            <text:p>CARO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3-08" calcext:value-type="date">
            <text:p>08/03/1982</text:p>
          </table:table-cell>
          <table:table-cell table:style-name="ce80" office:value-type="float" office:value="200" calcext:value-type="float">
            <text:p>20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20" calcext:value-type="date">
            <text:p>20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 ABBA</text:p>
          </table:table-cell>
          <table:table-cell table:style-name="ce71" office:value-type="string" calcext:value-type="string">
            <text:p>EL HADJ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3-15" calcext:value-type="date">
            <text:p>15/03/1962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22" calcext:value-type="date">
            <text:p>22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OUIMLI</text:p>
          </table:table-cell>
          <table:table-cell table:style-name="ce71" office:value-type="string" calcext:value-type="string">
            <text:p>INES</text:p>
          </table:table-cell>
          <table:table-cell table:style-name="ce76" office:value-type="float" office:value="1" calcext:value-type="float">
            <text:p>1</text:p>
          </table:table-cell>
          <table:table-cell table:style-name="ce67" office:value-type="date" office:date-value="2014-08-20" calcext:value-type="date">
            <text:p>20/08/2014</text:p>
          </table:table-cell>
          <table:table-cell table:style-name="ce80" office:value-type="float" office:value="18.79" calcext:value-type="float">
            <text:p>18,79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22" calcext:value-type="date">
            <text:p>22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OUIMLI</text:p>
          </table:table-cell>
          <table:table-cell table:style-name="ce71" office:value-type="string" calcext:value-type="string">
            <text:p>FATHI</text:p>
          </table:table-cell>
          <table:table-cell table:style-name="ce76" office:value-type="float" office:value="1" calcext:value-type="float">
            <text:p>1</text:p>
          </table:table-cell>
          <table:table-cell table:style-name="ce67" office:value-type="date" office:date-value="1977-12-30" calcext:value-type="date">
            <text:p>30/12/1977</text:p>
          </table:table-cell>
          <table:table-cell table:style-name="ce80" office:value-type="float" office:value="82.48" calcext:value-type="float">
            <text:p>82,48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22" calcext:value-type="date">
            <text:p>22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DAME SANZA</text:p>
          </table:table-cell>
          <table:table-cell table:style-name="ce71" office:value-type="string" calcext:value-type="string">
            <text:p>EBBA</text:p>
          </table:table-cell>
          <table:table-cell table:style-name="ce76" office:value-type="float" office:value="1" calcext:value-type="float">
            <text:p>1</text:p>
          </table:table-cell>
          <table:table-cell table:style-name="ce67" office:value-type="date" office:date-value="1978-03-30" calcext:value-type="date">
            <text:p>30/03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5-26" calcext:value-type="date">
            <text:p>26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RTRAND</text:p>
          </table:table-cell>
          <table:table-cell table:style-name="ce71" office:value-type="string" calcext:value-type="string">
            <text:p>FLORI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5-15" calcext:value-type="date">
            <text:p>15/05/1992</text:p>
          </table:table-cell>
          <table:table-cell table:style-name="ce80" office:value-type="float" office:value="93.8" calcext:value-type="float">
            <text:p>93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02" calcext:value-type="date">
            <text:p>02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EIKH ROUHOU</text:p>
          </table:table-cell>
          <table:table-cell table:style-name="ce71" office:value-type="string" calcext:value-type="string">
            <text:p>HAIF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4-25" calcext:value-type="date">
            <text:p>25/04/1978</text:p>
          </table:table-cell>
          <table:table-cell table:style-name="ce80" office:value-type="float" office:value="51" calcext:value-type="float">
            <text:p>51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08" calcext:value-type="date">
            <text:p>08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HOT</text:p>
          </table:table-cell>
          <table:table-cell table:style-name="ce71" office:value-type="string" calcext:value-type="string">
            <text:p>EMMANU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0-29" calcext:value-type="date">
            <text:p>29/10/1962</text:p>
          </table:table-cell>
          <table:table-cell table:style-name="ce80" office:value-type="float" office:value="125" calcext:value-type="float">
            <text:p>125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08" calcext:value-type="date">
            <text:p>08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HOT</text:p>
          </table:table-cell>
          <table:table-cell table:style-name="ce71" office:value-type="string" calcext:value-type="string">
            <text:p>THOMA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4-07-22" calcext:value-type="date">
            <text:p>22/07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09" calcext:value-type="date">
            <text:p>09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CHIM SAID</text:p>
          </table:table-cell>
          <table:table-cell table:style-name="ce71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66-09-03" calcext:value-type="date">
            <text:p>03/09/1966</text:p>
          </table:table-cell>
          <table:table-cell table:style-name="ce80" office:value-type="float" office:value="65.03" calcext:value-type="float">
            <text:p>65,03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17" calcext:value-type="date">
            <text:p>17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OHNSON</text:p>
          </table:table-cell>
          <table:table-cell table:style-name="ce71" office:value-type="string" calcext:value-type="string">
            <text:p>NAD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6-12" calcext:value-type="date">
            <text:p>12/06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17" calcext:value-type="date">
            <text:p>17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SSANI</text:p>
          </table:table-cell>
          <table:table-cell table:style-name="ce71" office:value-type="string" calcext:value-type="string">
            <text:p>AH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1-26" calcext:value-type="date">
            <text:p>26/01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19" calcext:value-type="date">
            <text:p>19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NDOUZ</text:p>
          </table:table-cell>
          <table:table-cell table:style-name="ce71" office:value-type="string" calcext:value-type="string">
            <text:p>NAI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9-09" calcext:value-type="date">
            <text:p>09/09/200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AALLAL <text:s/></text:p>
          </table:table-cell>
          <table:table-cell table:style-name="ce71" office:value-type="string" calcext:value-type="string">
            <text:p>MARI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8-26" calcext:value-type="date">
            <text:p>26/08/1982</text:p>
          </table:table-cell>
          <table:table-cell table:style-name="ce80" office:value-type="float" office:value="267.28" calcext:value-type="float">
            <text:p>267,28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AALLAL</text:p>
          </table:table-cell>
          <table:table-cell table:style-name="ce71" office:value-type="string" calcext:value-type="string">
            <text:p>ASS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08-16" calcext:value-type="date">
            <text:p>16/08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6-25" calcext:value-type="date">
            <text:p>25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IRANDA MENDES</text:p>
          </table:table-cell>
          <table:table-cell table:style-name="ce71" office:value-type="string" calcext:value-type="string">
            <text:p>MARIA (SEGUNDA)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5-09" calcext:value-type="date">
            <text:p>09/05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20" calcext:value-type="date">
            <text:p>20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EFIF</text:p>
          </table:table-cell>
          <table:table-cell table:style-name="ce71" office:value-type="string" calcext:value-type="string">
            <text:p>MYRI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1-10" calcext:value-type="date">
            <text:p>10/01/1988</text:p>
          </table:table-cell>
          <table:table-cell table:style-name="ce80" office:value-type="float" office:value="634.73" calcext:value-type="float">
            <text:p>634,73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6-30" calcext:value-type="date">
            <text:p>30/06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LAK</text:p>
          </table:table-cell>
          <table:table-cell table:style-name="ce71" office:value-type="string" calcext:value-type="string">
            <text:p>GEORG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8-07-01" calcext:value-type="date">
            <text:p>01/07/195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8-28" calcext:value-type="date">
            <text:p>28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OUKAOUMA</text:p>
          </table:table-cell>
          <table:table-cell table:style-name="ce71" office:value-type="string" calcext:value-type="string">
            <text:p>FLAV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10-23" calcext:value-type="date">
            <text:p>23/10/1988</text:p>
          </table:table-cell>
          <table:table-cell table:style-name="ce80" office:value-type="float" office:value="1380.61" calcext:value-type="float">
            <text:p>1380,61</text:p>
          </table:table-cell>
          <table:table-cell table:style-name="ce71"/>
          <table:table-cell table:style-name="ce85" table:number-columns-repeated="2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7-12" calcext:value-type="date">
            <text:p>12/07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ADAK ADALET</text:p>
          </table:table-cell>
          <table:table-cell table:style-name="ce71" office:value-type="string" calcext:value-type="string">
            <text:p>DILA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2-18" calcext:value-type="date">
            <text:p>18/02/1988</text:p>
          </table:table-cell>
          <table:table-cell table:style-name="ce80" office:value-type="float" office:value="133.03" calcext:value-type="float">
            <text:p>133,03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06" calcext:value-type="date">
            <text:p>06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NOU</text:p>
          </table:table-cell>
          <table:table-cell table:style-name="ce71" office:value-type="string" calcext:value-type="string">
            <text:p>ZO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4-22" calcext:value-type="date">
            <text:p>22/04/1999</text:p>
          </table:table-cell>
          <table:table-cell table:style-name="ce80" office:value-type="float" office:value="75" calcext:value-type="float">
            <text:p>75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07" calcext:value-type="date">
            <text:p>07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LHEGAS GOMES</text:p>
          </table:table-cell>
          <table:table-cell table:style-name="ce71" office:value-type="string" calcext:value-type="string">
            <text:p>ROSAL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06-26" calcext:value-type="date">
            <text:p>26/06/196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12" calcext:value-type="date">
            <text:p>12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SSANAYAKE</text:p>
          </table:table-cell>
          <table:table-cell table:style-name="ce71" office:value-type="string" calcext:value-type="string">
            <text:p>SAMPAT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8-11" calcext:value-type="date">
            <text:p>11/08/1986</text:p>
          </table:table-cell>
          <table:table-cell table:style-name="ce80" office:value-type="float" office:value="10.46" calcext:value-type="float">
            <text:p>10,4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27" calcext:value-type="date">
            <text:p>27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AHRICHI</text:p>
          </table:table-cell>
          <table:table-cell table:style-name="ce71" office:value-type="string" calcext:value-type="string">
            <text:p>YOUSSEF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1-08" calcext:value-type="date">
            <text:p>08/11/1991</text:p>
          </table:table-cell>
          <table:table-cell table:style-name="ce80" office:value-type="float" office:value="835.83" calcext:value-type="float">
            <text:p>835,83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25" calcext:value-type="date">
            <text:p>25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EITE SOUSA PINHO</text:p>
          </table:table-cell>
          <table:table-cell table:style-name="ce71" office:value-type="string" calcext:value-type="string">
            <text:p>DIOG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8-23" calcext:value-type="date">
            <text:p>23/08/1989</text:p>
          </table:table-cell>
          <table:table-cell table:style-name="ce80" office:value-type="float" office:value="24.6" calcext:value-type="float">
            <text:p>24,6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25" calcext:value-type="date">
            <text:p>25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A SILVA DUARTE</text:p>
          </table:table-cell>
          <table:table-cell table:style-name="ce71" office:value-type="string" calcext:value-type="string">
            <text:p>ANA MARGARID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0-02-26" calcext:value-type="date">
            <text:p>26/02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16" calcext:value-type="date">
            <text:p>16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RUN</text:p>
          </table:table-cell>
          <table:table-cell table:style-name="ce71" office:value-type="string" calcext:value-type="string">
            <text:p>JOSSE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3-22" calcext:value-type="date">
            <text:p>22/03/196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AUREAU</text:p>
          </table:table-cell>
          <table:table-cell table:style-name="ce71" office:value-type="string" calcext:value-type="string">
            <text:p>MADV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7-23" calcext:value-type="date">
            <text:p>23/07/1990</text:p>
          </table:table-cell>
          <table:table-cell table:style-name="ce80" office:value-type="float" office:value="437.5" calcext:value-type="float">
            <text:p>437,5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AUREAU</text:p>
          </table:table-cell>
          <table:table-cell table:style-name="ce71" office:value-type="string" calcext:value-type="string">
            <text:p>CLEMENT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9-10-02" calcext:value-type="date">
            <text:p>02/10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30" calcext:value-type="date">
            <text:p>30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OYENECHE</text:p>
          </table:table-cell>
          <table:table-cell table:style-name="ce71" office:value-type="string" calcext:value-type="string">
            <text:p>GAST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8-03" calcext:value-type="date">
            <text:p>03/08/1970</text:p>
          </table:table-cell>
          <table:table-cell table:style-name="ce80" office:value-type="float" office:value="250" calcext:value-type="float">
            <text:p>25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LOUM</text:p>
          </table:table-cell>
          <table:table-cell table:style-name="ce71" office:value-type="string" calcext:value-type="string">
            <text:p>S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10-22" calcext:value-type="date">
            <text:p>22/10/1989</text:p>
          </table:table-cell>
          <table:table-cell table:style-name="ce80" office:value-type="float" office:value="79" calcext:value-type="float">
            <text:p>79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NDES <text:s/></text:p>
          </table:table-cell>
          <table:table-cell table:style-name="ce71" office:value-type="string" calcext:value-type="string">
            <text:p>NEY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7-12-05" calcext:value-type="date">
            <text:p>05/12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Jess</text:p>
          </table:table-cell>
          <table:table-cell table:style-name="ce71" office:value-type="string" calcext:value-type="string">
            <text:p>LAMBERT</text:p>
          </table:table-cell>
          <table:table-cell table:style-name="ce71" office:value-type="string" calcext:value-type="string">
            <text:p>JERMA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8-22" calcext:value-type="date">
            <text:p>22/08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8-25" calcext:value-type="date">
            <text:p>25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SNAULT</text:p>
          </table:table-cell>
          <table:table-cell table:style-name="ce71" office:value-type="string" calcext:value-type="string">
            <text:p>SAB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1-04" calcext:value-type="date">
            <text:p>04/01/1974</text:p>
          </table:table-cell>
          <table:table-cell table:style-name="ce80" office:value-type="float" office:value="198.84" calcext:value-type="float">
            <text:p>198,84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8-28" calcext:value-type="date">
            <text:p>28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OFANA</text:p>
          </table:table-cell>
          <table:table-cell table:style-name="ce71" office:value-type="string" calcext:value-type="string">
            <text:p>MAHAMED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5-23" calcext:value-type="date">
            <text:p>23/05/1990</text:p>
          </table:table-cell>
          <table:table-cell table:style-name="ce80" office:value-type="float" office:value="133" calcext:value-type="float">
            <text:p>133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5-15" calcext:value-type="date">
            <text:p>15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REJ</text:p>
          </table:table-cell>
          <table:table-cell table:style-name="ce71" office:value-type="string" calcext:value-type="string">
            <text:p>ABDERRAH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5-23" calcext:value-type="date">
            <text:p>23/05/1970</text:p>
          </table:table-cell>
          <table:table-cell table:style-name="ce80" office:value-type="float" office:value="59.1" calcext:value-type="float">
            <text:p>59,1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5" calcext:value-type="date">
            <text:p>15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REJ</text:p>
          </table:table-cell>
          <table:table-cell table:style-name="ce71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9-21" calcext:value-type="date">
            <text:p>21/09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5" calcext:value-type="date">
            <text:p>15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REJ</text:p>
          </table:table-cell>
          <table:table-cell table:style-name="ce71" office:value-type="string" calcext:value-type="string">
            <text:p>BOUCHR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7-29" calcext:value-type="date">
            <text:p>29/07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1-08-30" calcext:value-type="date">
            <text:p>30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FIZ</text:p>
          </table:table-cell>
          <table:table-cell table:style-name="ce71" office:value-type="string" calcext:value-type="string">
            <text:p>ROZ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2-19" calcext:value-type="date">
            <text:p>19/02/1976</text:p>
          </table:table-cell>
          <table:table-cell table:style-name="ce80" office:value-type="float" office:value="1" calcext:value-type="float">
            <text:p>1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8-30" calcext:value-type="date">
            <text:p>30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ZELSMANN</text:p>
          </table:table-cell>
          <table:table-cell table:style-name="ce71" office:value-type="string" calcext:value-type="string">
            <text:p>FARAH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6-22" calcext:value-type="date">
            <text:p>22/06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27" calcext:value-type="date">
            <text:p>27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WADZO</text:p>
          </table:table-cell>
          <table:table-cell table:style-name="ce71" office:value-type="string" calcext:value-type="string">
            <text:p>HERV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1-24" calcext:value-type="date">
            <text:p>24/01/1979</text:p>
          </table:table-cell>
          <table:table-cell table:style-name="ce80" office:value-type="float" office:value="389.24" calcext:value-type="float">
            <text:p>389,24</text:p>
          </table:table-cell>
          <table:table-cell table:style-name="ce71"/>
          <table:table-cell table:style-name="ce85" table:number-columns-repeated="2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27" calcext:value-type="date">
            <text:p>27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WADZO</text:p>
          </table:table-cell>
          <table:table-cell table:style-name="ce71" office:value-type="string" calcext:value-type="string">
            <text:p>KEYL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4-17" calcext:value-type="date">
            <text:p>17/04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1-27" calcext:value-type="date">
            <text:p>27/01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ZAROILI</text:p>
          </table:table-cell>
          <table:table-cell table:style-name="ce71" office:value-type="string" calcext:value-type="string">
            <text:p>KHAL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8-20" calcext:value-type="date">
            <text:p>20/08/1968</text:p>
          </table:table-cell>
          <table:table-cell table:style-name="ce80" office:value-type="float" office:value="24.52" calcext:value-type="float">
            <text:p>24,52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04" calcext:value-type="date">
            <text:p>04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UBRULLE</text:p>
          </table:table-cell>
          <table:table-cell table:style-name="ce71" office:value-type="string" calcext:value-type="string">
            <text:p>THOM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12-27" calcext:value-type="date">
            <text:p>27/12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06" calcext:value-type="date">
            <text:p>06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UBRULLE</text:p>
          </table:table-cell>
          <table:table-cell table:style-name="ce71" office:value-type="string" calcext:value-type="string">
            <text:p>ARTHU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6-01-25" calcext:value-type="date">
            <text:p>25/01/2016</text:p>
          </table:table-cell>
          <table:table-cell table:style-name="ce80" office:value-type="float" office:value="700" calcext:value-type="float">
            <text:p>70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06" calcext:value-type="date">
            <text:p>06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VEZIN PADOVANI</text:p>
          </table:table-cell>
          <table:table-cell table:style-name="ce71" office:value-type="string" calcext:value-type="string">
            <text:p>LES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5-12-05" calcext:value-type="date">
            <text:p>05/12/2015</text:p>
          </table:table-cell>
          <table:table-cell table:style-name="ce80" office:value-type="float" office:value="25.52" calcext:value-type="float">
            <text:p>25,52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08" calcext:value-type="date">
            <text:p>08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SSIOT</text:p>
          </table:table-cell>
          <table:table-cell table:style-name="ce71" office:value-type="string" calcext:value-type="string">
            <text:p>NICOL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10-01" calcext:value-type="date">
            <text:p>01/10/2000</text:p>
          </table:table-cell>
          <table:table-cell table:style-name="ce80" office:value-type="float" office:value="16.24" calcext:value-type="float">
            <text:p>16,24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09" calcext:value-type="date">
            <text:p>09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OURNIER</text:p>
          </table:table-cell>
          <table:table-cell table:style-name="ce71" office:value-type="string" calcext:value-type="string">
            <text:p>JUL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4-28" calcext:value-type="date">
            <text:p>28/04/199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13" calcext:value-type="date">
            <text:p>13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ZEVEDO DURAES <text:s/></text:p>
          </table:table-cell>
          <table:table-cell table:style-name="ce71" office:value-type="string" calcext:value-type="string">
            <text:p>VERA LUC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1-16" calcext:value-type="date">
            <text:p>16/01/1983</text:p>
          </table:table-cell>
          <table:table-cell table:style-name="ce80" office:value-type="float" office:value="223.8" calcext:value-type="float">
            <text:p>223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L MOKADEM</text:p>
          </table:table-cell>
          <table:table-cell table:style-name="ce71" office:value-type="string" calcext:value-type="string">
            <text:p>HAMZ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7-03" calcext:value-type="date">
            <text:p>03/07/1997</text:p>
          </table:table-cell>
          <table:table-cell table:style-name="ce80" office:value-type="float" office:value="23.8" calcext:value-type="float">
            <text:p>23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18" calcext:value-type="date">
            <text:p>18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KKAYE</text:p>
          </table:table-cell>
          <table:table-cell table:style-name="ce71" office:value-type="string" calcext:value-type="string">
            <text:p>SIDI MOHA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6-02" calcext:value-type="date">
            <text:p>02/06/1972</text:p>
          </table:table-cell>
          <table:table-cell table:style-name="ce80" office:value-type="float" office:value="1403.45" calcext:value-type="float">
            <text:p>1403,45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19" calcext:value-type="date">
            <text:p>19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KKAYE</text:p>
          </table:table-cell>
          <table:table-cell table:style-name="ce71" office:value-type="string" calcext:value-type="string">
            <text:p>MARY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2-07" calcext:value-type="date">
            <text:p>07/02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20" calcext:value-type="date">
            <text:p>20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KKAYE</text:p>
          </table:table-cell>
          <table:table-cell table:style-name="ce71" office:value-type="string" calcext:value-type="string">
            <text:p>AS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7-07-17" calcext:value-type="date">
            <text:p>17/07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09-27" calcext:value-type="date">
            <text:p>27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BAIB</text:p>
          </table:table-cell>
          <table:table-cell table:style-name="ce71" office:value-type="string" calcext:value-type="string">
            <text:p>RK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9-08" calcext:value-type="date">
            <text:p>08/09/1981</text:p>
          </table:table-cell>
          <table:table-cell table:style-name="ce80" office:value-type="float" office:value="1.96" calcext:value-type="float">
            <text:p>1,9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0-02" calcext:value-type="date">
            <text:p>02/10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BIDI</text:p>
          </table:table-cell>
          <table:table-cell table:style-name="ce71" office:value-type="string" calcext:value-type="string">
            <text:p>SAL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3-02" calcext:value-type="date">
            <text:p>02/03/1998</text:p>
          </table:table-cell>
          <table:table-cell table:style-name="ce80" office:value-type="float" office:value="412" calcext:value-type="float">
            <text:p>412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0-05" calcext:value-type="date">
            <text:p>05/10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AY</text:p>
          </table:table-cell>
          <table:table-cell table:style-name="ce71" office:value-type="string" calcext:value-type="string">
            <text:p>LAU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4-05" calcext:value-type="date">
            <text:p>05/04/1979</text:p>
          </table:table-cell>
          <table:table-cell table:style-name="ce80" office:value-type="float" office:value="687.16" calcext:value-type="float">
            <text:p>687,1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0-05" calcext:value-type="date">
            <text:p>05/10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<text:s/>HUET DE FROBERVILLE</text:p>
          </table:table-cell>
          <table:table-cell table:style-name="ce71" office:value-type="string" calcext:value-type="string">
            <text:p>DAPH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06-22" calcext:value-type="date">
            <text:p>22/06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8-19" calcext:value-type="date">
            <text:p>19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OTMANE CHERIF</text:p>
          </table:table-cell>
          <table:table-cell table:style-name="ce71" office:value-type="string" calcext:value-type="string">
            <text:p>YOHAN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1-14" calcext:value-type="date">
            <text:p>14/01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8-19" calcext:value-type="date">
            <text:p>19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IT HAMOU ALI</text:p>
          </table:table-cell>
          <table:table-cell table:style-name="ce71" office:value-type="string" calcext:value-type="string">
            <text:p><text:s/>ARAB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3-10" calcext:value-type="date">
            <text:p>10/03/1979</text:p>
          </table:table-cell>
          <table:table-cell table:style-name="ce80" office:value-type="float" office:value="15" calcext:value-type="float">
            <text:p>15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1-16" calcext:value-type="date">
            <text:p>16/11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VEMY</text:p>
          </table:table-cell>
          <table:table-cell table:style-name="ce71" office:value-type="string" calcext:value-type="string">
            <text:p>MAR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0-25" calcext:value-type="date">
            <text:p>25/10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1-16" calcext:value-type="date">
            <text:p>16/11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EFEVRE</text:p>
          </table:table-cell>
          <table:table-cell table:style-name="ce71" office:value-type="string" calcext:value-type="string">
            <text:p>JULIE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9-08-23" calcext:value-type="date">
            <text:p>23/08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1-16" calcext:value-type="date">
            <text:p>16/11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K</text:p>
          </table:table-cell>
          <table:table-cell table:style-name="ce71" office:value-type="string" calcext:value-type="string">
            <text:p>KAWT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12-16" calcext:value-type="date">
            <text:p>16/12/1993</text:p>
          </table:table-cell>
          <table:table-cell table:style-name="ce80" office:value-type="float" office:value="60.5" calcext:value-type="float">
            <text:p>60,5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5-30" calcext:value-type="date">
            <text:p>30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UBER</text:p>
          </table:table-cell>
          <table:table-cell table:style-name="ce71" office:value-type="string" calcext:value-type="string">
            <text:p>VANESS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4-24" calcext:value-type="date">
            <text:p>24/04/1986</text:p>
          </table:table-cell>
          <table:table-cell table:style-name="ce80" office:value-type="float" office:value="38.26" calcext:value-type="float">
            <text:p>38,2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1-27" calcext:value-type="date">
            <text:p>27/11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 ABBA</text:p>
          </table:table-cell>
          <table:table-cell table:style-name="ce71" office:value-type="string" calcext:value-type="string">
            <text:p>RYA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4-05" calcext:value-type="date">
            <text:p>05/04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1-27" calcext:value-type="date">
            <text:p>27/11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EREIRA</text:p>
          </table:table-cell>
          <table:table-cell table:style-name="ce71" office:value-type="string" calcext:value-type="string">
            <text:p>NELS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4-01" calcext:value-type="date">
            <text:p>01/04/1990</text:p>
          </table:table-cell>
          <table:table-cell table:style-name="ce80" office:value-type="float" office:value="200.4" calcext:value-type="float">
            <text:p>200,4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02" calcext:value-type="date">
            <text:p>02/12/2021</text:p>
          </table:table-cell>
          <table:table-cell table:style-name="ce71" office:value-type="string" calcext:value-type="string">
            <text:p>Jessica</text:p>
          </table:table-cell>
          <table:table-cell table:style-name="ce71" office:value-type="string" calcext:value-type="string">
            <text:p>VEYSSIERE</text:p>
          </table:table-cell>
          <table:table-cell table:style-name="ce71" office:value-type="string" calcext:value-type="string">
            <text:p>LOU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9-11-21" calcext:value-type="date">
            <text:p>21/11/2019</text:p>
          </table:table-cell>
          <table:table-cell table:style-name="ce80" office:value-type="float" office:value="113.8" calcext:value-type="float">
            <text:p>113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02" calcext:value-type="date">
            <text:p>02/12/2021</text:p>
          </table:table-cell>
          <table:table-cell table:style-name="ce71" office:value-type="string" calcext:value-type="string">
            <text:p>Jessica</text:p>
          </table:table-cell>
          <table:table-cell table:style-name="ce71" office:value-type="string" calcext:value-type="string">
            <text:p>VEYSSIERE</text:p>
          </table:table-cell>
          <table:table-cell table:style-name="ce71" office:value-type="string" calcext:value-type="string">
            <text:p>JESSIC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7-01" calcext:value-type="date">
            <text:p>01/07/1991</text:p>
          </table:table-cell>
          <table:table-cell table:style-name="ce80" office:value-type="float" office:value="134.8" calcext:value-type="float">
            <text:p>134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02" calcext:value-type="date">
            <text:p>02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BENAT</text:p>
          </table:table-cell>
          <table:table-cell table:style-name="ce71" office:value-type="string" calcext:value-type="string">
            <text:p>SAND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7-27" calcext:value-type="date">
            <text:p>27/07/196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07" calcext:value-type="date">
            <text:p>07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OULLIEUX</text:p>
          </table:table-cell>
          <table:table-cell table:style-name="ce71" office:value-type="string" calcext:value-type="string">
            <text:p>JESSIC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4-05" calcext:value-type="date">
            <text:p>05/04/1966</text:p>
          </table:table-cell>
          <table:table-cell table:style-name="ce80" office:value-type="float" office:value="196.8" calcext:value-type="float">
            <text:p>196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08" calcext:value-type="date">
            <text:p>08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RINCIPALE <text:s/></text:p>
          </table:table-cell>
          <table:table-cell table:style-name="ce71" office:value-type="string" calcext:value-type="string">
            <text:p>PATRIC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2-29" calcext:value-type="date">
            <text:p>29/02/196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12-21" calcext:value-type="date">
            <text:p>21/12/2023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GENC</text:p>
          </table:table-cell>
          <table:table-cell table:style-name="ce71" office:value-type="string" calcext:value-type="string">
            <text:p>S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9-03" calcext:value-type="date">
            <text:p>03/09/1988</text:p>
          </table:table-cell>
          <table:table-cell table:style-name="ce80" office:value-type="float" office:value="231.11" calcext:value-type="float">
            <text:p>231,11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17" calcext:value-type="date">
            <text:p>17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CHAMLA</text:p>
          </table:table-cell>
          <table:table-cell table:style-name="ce71" office:value-type="string" calcext:value-type="string">
            <text:p>MAGAL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9-03" calcext:value-type="date">
            <text:p>03/09/1979</text:p>
          </table:table-cell>
          <table:table-cell table:style-name="ce80" office:value-type="float" office:value="1676.16" calcext:value-type="float">
            <text:p>1676,16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17" calcext:value-type="date">
            <text:p>17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CHAMLA</text:p>
          </table:table-cell>
          <table:table-cell table:style-name="ce71" office:value-type="string" calcext:value-type="string">
            <text:p>NOAH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9-09-03" calcext:value-type="date">
            <text:p>03/09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6-17" calcext:value-type="date">
            <text:p>17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AIER</text:p>
          </table:table-cell>
          <table:table-cell table:style-name="ce71" office:value-type="string" calcext:value-type="string">
            <text:p>CALL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2-11-04" calcext:value-type="date">
            <text:p>04/11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15" calcext:value-type="date">
            <text:p>15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ALDACCI</text:p>
          </table:table-cell>
          <table:table-cell table:style-name="ce71" office:value-type="string" calcext:value-type="string">
            <text:p>VIOLET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7-10-14" calcext:value-type="date">
            <text:p>14/10/195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18" calcext:value-type="date">
            <text:p>18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JAH</text:p>
          </table:table-cell>
          <table:table-cell table:style-name="ce71" office:value-type="string" calcext:value-type="string">
            <text:p>HOUSSE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3-08" calcext:value-type="date">
            <text:p>08/03/199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1-12-30" calcext:value-type="date">
            <text:p>30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TEYSSANDIER</text:p>
          </table:table-cell>
          <table:table-cell table:style-name="ce71" office:value-type="string" calcext:value-type="string">
            <text:p>CATHE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1-12" calcext:value-type="date">
            <text:p>12/01/1963</text:p>
          </table:table-cell>
          <table:table-cell table:style-name="ce80" office:value-type="float" office:value="5.4" calcext:value-type="float">
            <text:p>5,4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11" calcext:value-type="date">
            <text:p>11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BOUX</text:p>
          </table:table-cell>
          <table:table-cell table:style-name="ce71" office:value-type="string" calcext:value-type="string">
            <text:p>CLEMEN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1-27" calcext:value-type="date">
            <text:p>27/01/1993</text:p>
          </table:table-cell>
          <table:table-cell table:style-name="ce80" office:value-type="float" office:value="58.2" calcext:value-type="float">
            <text:p>58,2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13" calcext:value-type="date">
            <text:p>13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RRIEN</text:p>
          </table:table-cell>
          <table:table-cell table:style-name="ce71" office:value-type="string" calcext:value-type="string">
            <text:p>MAXEN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5-19" calcext:value-type="date">
            <text:p>19/05/2003</text:p>
          </table:table-cell>
          <table:table-cell table:style-name="ce80" office:value-type="float" office:value="567.22" calcext:value-type="float">
            <text:p>567,22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13" calcext:value-type="date">
            <text:p>13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RRIEN</text:p>
          </table:table-cell>
          <table:table-cell table:style-name="ce71" office:value-type="string" calcext:value-type="string">
            <text:p>SANDR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9-11-22" calcext:value-type="date">
            <text:p>22/11/196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15" calcext:value-type="date">
            <text:p>15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ATOUF</text:p>
          </table:table-cell>
          <table:table-cell table:style-name="ce71" office:value-type="string" calcext:value-type="string">
            <text:p>L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8-07" calcext:value-type="date">
            <text:p>07/08/1995</text:p>
          </table:table-cell>
          <table:table-cell table:style-name="ce80" office:value-type="float" office:value="140.63" calcext:value-type="float">
            <text:p>140,63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26" calcext:value-type="date">
            <text:p>26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DJDOUB</text:p>
          </table:table-cell>
          <table:table-cell table:style-name="ce71" office:value-type="string" calcext:value-type="string">
            <text:p>SA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7-01-01" calcext:value-type="date">
            <text:p>01/01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27" calcext:value-type="date">
            <text:p>27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ZZOUGHI</text:p>
          </table:table-cell>
          <table:table-cell table:style-name="ce71" office:value-type="string" calcext:value-type="string">
            <text:p>SA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7-01" calcext:value-type="date">
            <text:p>01/07/1991</text:p>
          </table:table-cell>
          <table:table-cell table:style-name="ce80" office:value-type="float" office:value="71.2" calcext:value-type="float">
            <text:p>71,2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29" calcext:value-type="date">
            <text:p>29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EBRUN</text:p>
          </table:table-cell>
          <table:table-cell table:style-name="ce71" office:value-type="string" calcext:value-type="string">
            <text:p>ANNE LAU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1-25" calcext:value-type="date">
            <text:p>25/01/1991</text:p>
          </table:table-cell>
          <table:table-cell table:style-name="ce80" office:value-type="float" office:value="9.1" calcext:value-type="float">
            <text:p>9,1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1-29" calcext:value-type="date">
            <text:p>29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YET</text:p>
          </table:table-cell>
          <table:table-cell table:style-name="ce71" office:value-type="string" calcext:value-type="string">
            <text:p>ELI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9-02" calcext:value-type="date">
            <text:p>02/09/1979</text:p>
          </table:table-cell>
          <table:table-cell table:style-name="ce80" office:value-type="float" office:value="15.44" calcext:value-type="float">
            <text:p>15,44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2-02" calcext:value-type="date">
            <text:p>02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SHRAF</text:p>
          </table:table-cell>
          <table:table-cell table:style-name="ce71" office:value-type="string" calcext:value-type="string">
            <text:p>RUM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7-07" calcext:value-type="date">
            <text:p>07/07/1995</text:p>
          </table:table-cell>
          <table:table-cell table:style-name="ce80" office:value-type="float" office:value="17.75" calcext:value-type="float">
            <text:p>17,75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2-09" calcext:value-type="date">
            <text:p>09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EIS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5-02" calcext:value-type="date">
            <text:p>02/05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4-29" calcext:value-type="date">
            <text:p>29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REGNAUCOURT</text:p>
          </table:table-cell>
          <table:table-cell table:style-name="ce71" office:value-type="string" calcext:value-type="string">
            <text:p>EUGE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2-25" calcext:value-type="date">
            <text:p>25/02/1976</text:p>
          </table:table-cell>
          <table:table-cell table:style-name="ce80" office:value-type="float" office:value="37" calcext:value-type="float">
            <text:p>37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5-19" calcext:value-type="date">
            <text:p>19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ATHAKRISHNAN</text:p>
          </table:table-cell>
          <table:table-cell table:style-name="ce71" office:value-type="string" calcext:value-type="string">
            <text:p>THANUS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1-24" calcext:value-type="date">
            <text:p>24/01/1987</text:p>
          </table:table-cell>
          <table:table-cell table:style-name="ce80" office:value-type="float" office:value="826" calcext:value-type="float">
            <text:p>826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5-19" calcext:value-type="date">
            <text:p>19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ATHAKRISHNAN</text:p>
          </table:table-cell>
          <table:table-cell table:style-name="ce71" office:value-type="string" calcext:value-type="string">
            <text:p>MARKANDU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2-01-22" calcext:value-type="date">
            <text:p>22/01/198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5-19" calcext:value-type="date">
            <text:p>19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ATHAKRISHNAN</text:p>
          </table:table-cell>
          <table:table-cell table:style-name="ce71" office:value-type="string" calcext:value-type="string">
            <text:p>JASOTH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09-03" calcext:value-type="date">
            <text:p>03/09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2-22" calcext:value-type="date">
            <text:p>22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TTA</text:p>
          </table:table-cell>
          <table:table-cell table:style-name="ce71" office:value-type="string" calcext:value-type="string">
            <text:p>BE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3-09" calcext:value-type="date">
            <text:p>09/03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2-28" calcext:value-type="date">
            <text:p>28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CHAADA</text:p>
          </table:table-cell>
          <table:table-cell table:style-name="ce71" office:value-type="string" calcext:value-type="string">
            <text:p>NAD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9-08" calcext:value-type="date">
            <text:p>08/09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3-01" calcext:value-type="date">
            <text:p>01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MICHE</text:p>
          </table:table-cell>
          <table:table-cell table:style-name="ce71" office:value-type="string" calcext:value-type="string">
            <text:p>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12-21" calcext:value-type="date">
            <text:p>21/12/1985</text:p>
          </table:table-cell>
          <table:table-cell table:style-name="ce80" office:value-type="float" office:value="61" calcext:value-type="float">
            <text:p>61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3-01" calcext:value-type="date">
            <text:p>01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MICHE</text:p>
          </table:table-cell>
          <table:table-cell table:style-name="ce71" office:value-type="string" calcext:value-type="string">
            <text:p>AID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6-05-23" calcext:value-type="date">
            <text:p>23/05/201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3-12" calcext:value-type="date">
            <text:p>12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OUTEL</text:p>
          </table:table-cell>
          <table:table-cell table:style-name="ce71" office:value-type="string" calcext:value-type="string">
            <text:p>LE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5-08" calcext:value-type="date">
            <text:p>08/05/2006</text:p>
          </table:table-cell>
          <table:table-cell table:style-name="ce80" office:value-type="float" office:value="296.2" calcext:value-type="float">
            <text:p>296,2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GRED</text:p>
          </table:table-cell>
          <table:table-cell table:style-name="ce71" office:value-type="string" calcext:value-type="string">
            <text:p>THIERR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10-19" calcext:value-type="date">
            <text:p>19/10/1964</text:p>
          </table:table-cell>
          <table:table-cell table:style-name="ce80" office:value-type="float" office:value="103.8" calcext:value-type="float">
            <text:p>103,8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3-18" calcext:value-type="date">
            <text:p>18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RGEOIS</text:p>
          </table:table-cell>
          <table:table-cell table:style-name="ce71" office:value-type="string" calcext:value-type="string">
            <text:p>ANTO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6-01" calcext:value-type="date">
            <text:p>01/06/1991</text:p>
          </table:table-cell>
          <table:table-cell table:style-name="ce80" office:value-type="float" office:value="3.32" calcext:value-type="float">
            <text:p>3,32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3-04" calcext:value-type="date">
            <text:p>04/03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RUNETTI</text:p>
          </table:table-cell>
          <table:table-cell table:style-name="ce71" office:value-type="string" calcext:value-type="string">
            <text:p>RON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2-03" calcext:value-type="date">
            <text:p>03/02/1975</text:p>
          </table:table-cell>
          <table:table-cell table:style-name="ce80" office:value-type="float" office:value="251.29" calcext:value-type="float">
            <text:p>251,29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3-19" calcext:value-type="date">
            <text:p>19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RESSOIR</text:p>
          </table:table-cell>
          <table:table-cell table:style-name="ce71" office:value-type="string" calcext:value-type="string">
            <text:p>STEV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7-04" calcext:value-type="date">
            <text:p>04/07/1992</text:p>
          </table:table-cell>
          <table:table-cell table:style-name="ce80" office:value-type="float" office:value="154" calcext:value-type="float">
            <text:p>154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3-06-07" calcext:value-type="date">
            <text:p>07/06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WASYLEC</text:p>
          </table:table-cell>
          <table:table-cell table:style-name="ce71" office:value-type="string" calcext:value-type="string">
            <text:p>ADR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10-23" calcext:value-type="date">
            <text:p>23/10/1998</text:p>
          </table:table-cell>
          <table:table-cell table:style-name="ce80" office:value-type="float" office:value="568.75" calcext:value-type="float">
            <text:p>568,7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3-25" calcext:value-type="date">
            <text:p>25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ORNU DEYME</text:p>
          </table:table-cell>
          <table:table-cell table:style-name="ce71" office:value-type="string" calcext:value-type="string">
            <text:p>STEPH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10-12" calcext:value-type="date">
            <text:p>12/10/1971</text:p>
          </table:table-cell>
          <table:table-cell table:style-name="ce80" office:value-type="float" office:value="1311.92" calcext:value-type="float">
            <text:p>1311,9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3-25" calcext:value-type="date">
            <text:p>25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ORNU</text:p>
          </table:table-cell>
          <table:table-cell table:style-name="ce71" office:value-type="string" calcext:value-type="string">
            <text:p>SEBASTIE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2-03-06" calcext:value-type="date">
            <text:p>06/03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3-25" calcext:value-type="date">
            <text:p>25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ORNU DEYME</text:p>
          </table:table-cell>
          <table:table-cell table:style-name="ce71" office:value-type="string" calcext:value-type="string">
            <text:p>PIERR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2-11-13" calcext:value-type="date">
            <text:p>13/11/200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3-25" calcext:value-type="date">
            <text:p>25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ORNU DEYME</text:p>
          </table:table-cell>
          <table:table-cell table:style-name="ce71" office:value-type="string" calcext:value-type="string">
            <text:p>GASPAR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6-24" calcext:value-type="date">
            <text:p>24/06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07" calcext:value-type="date">
            <text:p>07/11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AYE <text:s/></text:p>
          </table:table-cell>
          <table:table-cell table:style-name="ce71" office:value-type="string" calcext:value-type="string">
            <text:p>IBRAH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3-30" calcext:value-type="date">
            <text:p>30/03/1986</text:p>
          </table:table-cell>
          <table:table-cell table:style-name="ce80" office:value-type="float" office:value="125.4" calcext:value-type="float">
            <text:p>125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01" calcext:value-type="date">
            <text:p>01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GNE SOUOP</text:p>
          </table:table-cell>
          <table:table-cell table:style-name="ce71" office:value-type="string" calcext:value-type="string">
            <text:p>CHARLE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7-30" calcext:value-type="date">
            <text:p>30/07/1989</text:p>
          </table:table-cell>
          <table:table-cell table:style-name="ce80" office:value-type="float" office:value="23" calcext:value-type="float">
            <text:p>2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SSETTE</text:p>
          </table:table-cell>
          <table:table-cell table:style-name="ce71" office:value-type="string" calcext:value-type="string">
            <text:p>JEROM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8-25" calcext:value-type="date">
            <text:p>25/08/1970</text:p>
          </table:table-cell>
          <table:table-cell table:style-name="ce80" office:value-type="float" office:value="1288.28" calcext:value-type="float">
            <text:p>1288,2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SSETTE</text:p>
          </table:table-cell>
          <table:table-cell table:style-name="ce71" office:value-type="string" calcext:value-type="string">
            <text:p>MAXENC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5-26" calcext:value-type="date">
            <text:p>26/05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SSETTE</text:p>
          </table:table-cell>
          <table:table-cell table:style-name="ce71" office:value-type="string" calcext:value-type="string">
            <text:p>VICTOR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11-01" calcext:value-type="date">
            <text:p>01/11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2" calcext:value-type="date">
            <text:p>12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A COSTA</text:p>
          </table:table-cell>
          <table:table-cell table:style-name="ce71" office:value-type="string" calcext:value-type="string">
            <text:p>VICTOR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5-09-24" calcext:value-type="date">
            <text:p>24/09/2005</text:p>
          </table:table-cell>
          <table:table-cell table:style-name="ce80" office:value-type="float" office:value="274.24" calcext:value-type="float">
            <text:p>274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06" calcext:value-type="date">
            <text:p>06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RSINI</text:p>
          </table:table-cell>
          <table:table-cell table:style-name="ce71" office:value-type="string" calcext:value-type="string">
            <text:p>LOIC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10-19" calcext:value-type="date">
            <text:p>19/10/1988</text:p>
          </table:table-cell>
          <table:table-cell table:style-name="ce80" office:value-type="float" office:value="25" calcext:value-type="float">
            <text:p>2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07" calcext:value-type="date">
            <text:p>07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CIF</text:p>
          </table:table-cell>
          <table:table-cell table:style-name="ce71" office:value-type="string" calcext:value-type="string">
            <text:p>HAFI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3-31" calcext:value-type="date">
            <text:p>31/03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09" calcext:value-type="date">
            <text:p>09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AKANA</text:p>
          </table:table-cell>
          <table:table-cell table:style-name="ce71" office:value-type="string" calcext:value-type="string">
            <text:p>BENOI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1-06" calcext:value-type="date">
            <text:p>06/01/1979</text:p>
          </table:table-cell>
          <table:table-cell table:style-name="ce80" office:value-type="float" office:value="251" calcext:value-type="float">
            <text:p>25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8" calcext:value-type="date">
            <text:p>18/1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IPOLL</text:p>
          </table:table-cell>
          <table:table-cell table:style-name="ce71" office:value-type="string" calcext:value-type="string">
            <text:p>CHRIST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8-04" calcext:value-type="date">
            <text:p>04/08/1984</text:p>
          </table:table-cell>
          <table:table-cell table:style-name="ce80" office:value-type="float" office:value="238.36" calcext:value-type="float">
            <text:p>238,3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15" calcext:value-type="date">
            <text:p>15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LLA <text:s text:c="2"/></text:p>
          </table:table-cell>
          <table:table-cell table:style-name="ce71" office:value-type="string" calcext:value-type="string">
            <text:p>AHOU MARIE AN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4-14" calcext:value-type="date">
            <text:p>14/04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UNTEANU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5-12-17" calcext:value-type="date">
            <text:p>17/12/2015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UNTEANU</text:p>
          </table:table-cell>
          <table:table-cell table:style-name="ce71" office:value-type="string" calcext:value-type="string">
            <text:p>ALINA-ELE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6-02-14" calcext:value-type="date">
            <text:p>14/02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UNTEANU</text:p>
          </table:table-cell>
          <table:table-cell table:style-name="ce71" office:value-type="string" calcext:value-type="string">
            <text:p>LUC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10-07" calcext:value-type="date">
            <text:p>07/10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16" calcext:value-type="date">
            <text:p>16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RTIN</text:p>
          </table:table-cell>
          <table:table-cell table:style-name="ce71" office:value-type="string" calcext:value-type="string">
            <text:p>MARI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12-13" calcext:value-type="date">
            <text:p>13/12/1980</text:p>
          </table:table-cell>
          <table:table-cell table:style-name="ce80" office:value-type="float" office:value="364.04" calcext:value-type="float">
            <text:p>364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04" calcext:value-type="date">
            <text:p>0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ZMA</text:p>
          </table:table-cell>
          <table:table-cell table:style-name="ce71" office:value-type="string" calcext:value-type="string">
            <text:p>ALEX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4-06-07" calcext:value-type="date">
            <text:p>07/06/2014</text:p>
          </table:table-cell>
          <table:table-cell table:style-name="ce80" office:value-type="float" office:value="419.34" calcext:value-type="float">
            <text:p>419,34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04" calcext:value-type="date">
            <text:p>0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ZMA</text:p>
          </table:table-cell>
          <table:table-cell table:style-name="ce71" office:value-type="string" calcext:value-type="string">
            <text:p>LO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9-06-18" calcext:value-type="date">
            <text:p>18/06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04" calcext:value-type="date">
            <text:p>0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ZMA</text:p>
          </table:table-cell>
          <table:table-cell table:style-name="ce71" office:value-type="string" calcext:value-type="string">
            <text:p>VIOR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7-11-16" calcext:value-type="date">
            <text:p>16/11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4" calcext:value-type="date">
            <text:p>1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ROBINET</text:p>
          </table:table-cell>
          <table:table-cell table:style-name="ce71" office:value-type="string" calcext:value-type="string">
            <text:p>ANTO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2-10" calcext:value-type="date">
            <text:p>10/02/1986</text:p>
          </table:table-cell>
          <table:table-cell table:style-name="ce80" office:value-type="float" office:value="209.13" calcext:value-type="float">
            <text:p>209,1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4" calcext:value-type="date">
            <text:p>1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ROBINET</text:p>
          </table:table-cell>
          <table:table-cell table:style-name="ce71" office:value-type="string" calcext:value-type="string">
            <text:p>SOLANG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39-03-22" calcext:value-type="date">
            <text:p>22/03/193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4" calcext:value-type="date">
            <text:p>1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OUACHIK</text:p>
          </table:table-cell>
          <table:table-cell table:style-name="ce71" office:value-type="string" calcext:value-type="string">
            <text:p>KENZ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0-03-21" calcext:value-type="date">
            <text:p>21/03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4-30" calcext:value-type="date">
            <text:p>30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AUER</text:p>
          </table:table-cell>
          <table:table-cell table:style-name="ce71" office:value-type="string" calcext:value-type="string">
            <text:p>AUREL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12-12" calcext:value-type="date">
            <text:p>12/12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NSOLTANA</text:p>
          </table:table-cell>
          <table:table-cell table:style-name="ce71" office:value-type="string" calcext:value-type="string">
            <text:p>AMI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7-06-30" calcext:value-type="date">
            <text:p>30/06/2017</text:p>
          </table:table-cell>
          <table:table-cell table:style-name="ce80" office:value-type="float" office:value="47" calcext:value-type="float">
            <text:p>47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NSOLTANA</text:p>
          </table:table-cell>
          <table:table-cell table:style-name="ce71" office:value-type="string" calcext:value-type="string">
            <text:p>ANI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03-02" calcext:value-type="date">
            <text:p>02/03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NSOLTANA</text:p>
          </table:table-cell>
          <table:table-cell table:style-name="ce71" office:value-type="string" calcext:value-type="string">
            <text:p>HAKI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5-05-07" calcext:value-type="date">
            <text:p>07/05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NSOLTANA</text:p>
          </table:table-cell>
          <table:table-cell table:style-name="ce71" office:value-type="string" calcext:value-type="string">
            <text:p>ZAZ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8-12-01" calcext:value-type="date">
            <text:p>01/12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5-02" calcext:value-type="date">
            <text:p>02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BDOUL</text:p>
          </table:table-cell>
          <table:table-cell table:style-name="ce71" office:value-type="string" calcext:value-type="string">
            <text:p>REBECC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3-29" calcext:value-type="date">
            <text:p>29/03/1978</text:p>
          </table:table-cell>
          <table:table-cell table:style-name="ce80" office:value-type="float" office:value="202" calcext:value-type="float">
            <text:p>202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5-11" calcext:value-type="date">
            <text:p>11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IEFERT</text:p>
          </table:table-cell>
          <table:table-cell table:style-name="ce71" office:value-type="string" calcext:value-type="string">
            <text:p>CORIN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5-04-24" calcext:value-type="date">
            <text:p>24/04/1965</text:p>
          </table:table-cell>
          <table:table-cell table:style-name="ce80" office:value-type="float" office:value="120.59" calcext:value-type="float">
            <text:p>120,59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5-11" calcext:value-type="date">
            <text:p>11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IEFERT</text:p>
          </table:table-cell>
          <table:table-cell table:style-name="ce71" office:value-type="string" calcext:value-type="string">
            <text:p>BENOIT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4-12-01" calcext:value-type="date">
            <text:p>01/12/196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2-05-11" calcext:value-type="date">
            <text:p>11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IEFERT</text:p>
          </table:table-cell>
          <table:table-cell table:style-name="ce71" office:value-type="string" calcext:value-type="string">
            <text:p>MAR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2-08-04" calcext:value-type="date">
            <text:p>04/08/200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967"/>
          <table:table-cell table:style-name="ce93" table:number-columns-repeated="15407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UNLEDE</text:p>
          </table:table-cell>
          <table:table-cell table:style-name="ce71" office:value-type="string" calcext:value-type="string">
            <text:p>AYAYI MAWU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5-01" calcext:value-type="date">
            <text:p>01/05/1981</text:p>
          </table:table-cell>
          <table:table-cell table:style-name="ce80" office:value-type="float" office:value="803.5" calcext:value-type="float">
            <text:p>803,5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UNLEDE</text:p>
          </table:table-cell>
          <table:table-cell table:style-name="ce71" office:value-type="string" calcext:value-type="string">
            <text:p>LY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0-10-16" calcext:value-type="date">
            <text:p>16/10/2020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GERVAIS</text:p>
          </table:table-cell>
          <table:table-cell table:style-name="ce71" office:value-type="string" calcext:value-type="string">
            <text:p>NATACH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1-12-18" calcext:value-type="date">
            <text:p>18/12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5-25" calcext:value-type="date">
            <text:p>25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TAVARES</text:p>
          </table:table-cell>
          <table:table-cell table:style-name="ce71" office:value-type="string" calcext:value-type="string">
            <text:p>CRIST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11-25" calcext:value-type="date">
            <text:p>25/11/1972</text:p>
          </table:table-cell>
          <table:table-cell table:style-name="ce80" office:value-type="float" office:value="189.17" calcext:value-type="float">
            <text:p>189,1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5-30" calcext:value-type="date">
            <text:p>30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OUNY</text:p>
          </table:table-cell>
          <table:table-cell table:style-name="ce71" office:value-type="string" calcext:value-type="string">
            <text:p>GHIZL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4-07" calcext:value-type="date">
            <text:p>07/04/1988</text:p>
          </table:table-cell>
          <table:table-cell table:style-name="ce81" office:value-type="float" office:value="22.14" calcext:value-type="float">
            <text:p>22,1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5-30" calcext:value-type="date">
            <text:p>30/05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OUNY</text:p>
          </table:table-cell>
          <table:table-cell table:style-name="ce71" office:value-type="string" calcext:value-type="string">
            <text:p>BAD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3-20" calcext:value-type="date">
            <text:p>20/03/1988</text:p>
          </table:table-cell>
          <table:table-cell table:style-name="ce81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02" calcext:value-type="date">
            <text:p>02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NGENOT</text:p>
          </table:table-cell>
          <table:table-cell table:style-name="ce71" office:value-type="string" calcext:value-type="string">
            <text:p>VINCEN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5-04-30" calcext:value-type="date">
            <text:p>30/04/1965</text:p>
          </table:table-cell>
          <table:table-cell table:style-name="ce80" office:value-type="float" office:value="253.77" calcext:value-type="float">
            <text:p>253,7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02" calcext:value-type="date">
            <text:p>02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UKSEL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3-21" calcext:value-type="date">
            <text:p>21/03/1980</text:p>
          </table:table-cell>
          <table:table-cell table:style-name="ce80" office:value-type="float" office:value="308" calcext:value-type="float">
            <text:p>30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02" calcext:value-type="date">
            <text:p>02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UKSEL</text:p>
          </table:table-cell>
          <table:table-cell table:style-name="ce71" office:value-type="string" calcext:value-type="string">
            <text:p>DJEDJIG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0-02-21" calcext:value-type="date">
            <text:p>21/02/198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02" calcext:value-type="date">
            <text:p>02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UKSEL</text:p>
          </table:table-cell>
          <table:table-cell table:style-name="ce71" office:value-type="string" calcext:value-type="string">
            <text:p>LE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1-11-27" calcext:value-type="date">
            <text:p>27/11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03" calcext:value-type="date">
            <text:p>03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STASSHUK</text:p>
          </table:table-cell>
          <table:table-cell table:style-name="ce71" office:value-type="string" calcext:value-type="string">
            <text:p>AN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4-13" calcext:value-type="date">
            <text:p>13/04/1990</text:p>
          </table:table-cell>
          <table:table-cell table:style-name="ce80" office:value-type="float" office:value="42.8" calcext:value-type="float">
            <text:p>42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29" calcext:value-type="date">
            <text:p>29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 SAID BECHIR</text:p>
          </table:table-cell>
          <table:table-cell table:style-name="ce71" office:value-type="string" calcext:value-type="string">
            <text:p>HICHE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6-09" calcext:value-type="date">
            <text:p>09/06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5" calcext:value-type="date">
            <text:p>25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KISTNEN</text:p>
          </table:table-cell>
          <table:table-cell table:style-name="ce71" office:value-type="string" calcext:value-type="string">
            <text:p>SIREE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5-30" calcext:value-type="date">
            <text:p>30/05/1989</text:p>
          </table:table-cell>
          <table:table-cell table:style-name="ce80" office:value-type="float" office:value="170.25" calcext:value-type="float">
            <text:p>170,2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11" calcext:value-type="date">
            <text:p>11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UILLE</text:p>
          </table:table-cell>
          <table:table-cell table:style-name="ce71" office:value-type="string" calcext:value-type="string">
            <text:p>ELISABET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4-29" calcext:value-type="date">
            <text:p>29/04/1973</text:p>
          </table:table-cell>
          <table:table-cell table:style-name="ce80" office:value-type="float" office:value="211.72" calcext:value-type="float">
            <text:p>211,7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9" calcext:value-type="date">
            <text:p>19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CALVO</text:p>
          </table:table-cell>
          <table:table-cell table:style-name="ce71" office:value-type="string" calcext:value-type="string">
            <text:p>JUST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7-11" calcext:value-type="date">
            <text:p>11/07/1999</text:p>
          </table:table-cell>
          <table:table-cell table:style-name="ce80" office:value-type="float" office:value="331.24" calcext:value-type="float">
            <text:p>331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6-19" calcext:value-type="date">
            <text:p>19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ERIFI</text:p>
          </table:table-cell>
          <table:table-cell table:style-name="ce71" office:value-type="string" calcext:value-type="string">
            <text:p>MELLOUK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2-24" calcext:value-type="date">
            <text:p>24/02/1992</text:p>
          </table:table-cell>
          <table:table-cell table:style-name="ce80" office:value-type="float" office:value="16" calcext:value-type="float">
            <text:p>1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25" calcext:value-type="date">
            <text:p>25/03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NGENOT</text:p>
          </table:table-cell>
          <table:table-cell table:style-name="ce71" office:value-type="string" calcext:value-type="string">
            <text:p>ROM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8-02" calcext:value-type="date">
            <text:p>02/08/2001</text:p>
          </table:table-cell>
          <table:table-cell table:style-name="ce80" office:value-type="float" office:value="9.48" calcext:value-type="float">
            <text:p>9,4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QUIN</text:p>
          </table:table-cell>
          <table:table-cell table:style-name="ce71" office:value-type="string" calcext:value-type="string">
            <text:p>ISAB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1-06" calcext:value-type="date">
            <text:p>06/01/1962</text:p>
          </table:table-cell>
          <table:table-cell table:style-name="ce80" office:value-type="float" office:value="162.75" calcext:value-type="float">
            <text:p>162,7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6" calcext:value-type="date">
            <text:p>06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KHEFIF</text:p>
          </table:table-cell>
          <table:table-cell table:style-name="ce71" office:value-type="string" calcext:value-type="string">
            <text:p>FAT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11-07" calcext:value-type="date">
            <text:p>07/11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7" calcext:value-type="date">
            <text:p>07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IB</text:p>
          </table:table-cell>
          <table:table-cell table:style-name="ce71" office:value-type="string" calcext:value-type="string">
            <text:p>FARI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9-13" calcext:value-type="date">
            <text:p>13/09/1983</text:p>
          </table:table-cell>
          <table:table-cell table:style-name="ce80" office:value-type="float" office:value="589.5" calcext:value-type="float">
            <text:p>589,5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7" calcext:value-type="date">
            <text:p>07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IB</text:p>
          </table:table-cell>
          <table:table-cell table:style-name="ce71" office:value-type="string" calcext:value-type="string">
            <text:p>NORD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5-11-20" calcext:value-type="date">
            <text:p>20/11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9" calcext:value-type="date">
            <text:p>09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<text:s/>ABOUELAIBADA</text:p>
          </table:table-cell>
          <table:table-cell table:style-name="ce71" office:value-type="string" calcext:value-type="string">
            <text:p>OUMAY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5-11" calcext:value-type="date">
            <text:p>11/05/1997</text:p>
          </table:table-cell>
          <table:table-cell table:style-name="ce80" office:value-type="float" office:value="118.8" calcext:value-type="float">
            <text:p>118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9" calcext:value-type="date">
            <text:p>09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IAN</text:p>
          </table:table-cell>
          <table:table-cell table:style-name="ce71" office:value-type="string" calcext:value-type="string">
            <text:p>FREDERIC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4-25" calcext:value-type="date">
            <text:p>25/04/1976</text:p>
          </table:table-cell>
          <table:table-cell table:style-name="ce80" office:value-type="float" office:value="903" calcext:value-type="float">
            <text:p>90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9" calcext:value-type="date">
            <text:p>09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IAN</text:p>
          </table:table-cell>
          <table:table-cell table:style-name="ce71" office:value-type="string" calcext:value-type="string">
            <text:p>DANIEL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0-04-23" calcext:value-type="date">
            <text:p>23/04/198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09" calcext:value-type="date">
            <text:p>09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IAN</text:p>
          </table:table-cell>
          <table:table-cell table:style-name="ce71" office:value-type="string" calcext:value-type="string">
            <text:p>ETH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2-06" calcext:value-type="date">
            <text:p>06/02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11" calcext:value-type="date">
            <text:p>11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OLYN</text:p>
          </table:table-cell>
          <table:table-cell table:style-name="ce71" office:value-type="string" calcext:value-type="string">
            <text:p>ELI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6-24" calcext:value-type="date">
            <text:p>24/06/1991</text:p>
          </table:table-cell>
          <table:table-cell table:style-name="ce80" office:value-type="float" office:value="158" calcext:value-type="float">
            <text:p>15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13" calcext:value-type="date">
            <text:p>13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FID</text:p>
          </table:table-cell>
          <table:table-cell table:style-name="ce71" office:value-type="string" calcext:value-type="string">
            <text:p>DOU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9-14" calcext:value-type="date">
            <text:p>14/09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13" calcext:value-type="date">
            <text:p>13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STRO</text:p>
          </table:table-cell>
          <table:table-cell table:style-name="ce71" office:value-type="string" calcext:value-type="string">
            <text:p>SEBAST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1-13" calcext:value-type="date">
            <text:p>13/11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13" calcext:value-type="date">
            <text:p>13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ASTE</text:p>
          </table:table-cell>
          <table:table-cell table:style-name="ce71" office:value-type="string" calcext:value-type="string">
            <text:p>JU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7-23" calcext:value-type="date">
            <text:p>23/07/1988</text:p>
          </table:table-cell>
          <table:table-cell table:style-name="ce80" office:value-type="float" office:value="50" calcext:value-type="float">
            <text:p>5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13" calcext:value-type="date">
            <text:p>13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ROUH <text:s/></text:p>
          </table:table-cell>
          <table:table-cell table:style-name="ce71" office:value-type="string" calcext:value-type="string">
            <text:p>MASSILV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5-02" calcext:value-type="date">
            <text:p>02/05/1995</text:p>
          </table:table-cell>
          <table:table-cell table:style-name="ce80" office:value-type="float" office:value="74" calcext:value-type="float">
            <text:p>7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N MAKLOUF</text:p>
          </table:table-cell>
          <table:table-cell table:style-name="ce71" office:value-type="string" calcext:value-type="string">
            <text:p>HABIB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9-14" calcext:value-type="date">
            <text:p>14/09/1972</text:p>
          </table:table-cell>
          <table:table-cell table:style-name="ce80" office:value-type="float" office:value="215.2" calcext:value-type="float">
            <text:p>215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NMAKLOUF</text:p>
          </table:table-cell>
          <table:table-cell table:style-name="ce71" office:value-type="string" calcext:value-type="string">
            <text:p>FATI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0-12-07" calcext:value-type="date">
            <text:p>07/12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2" calcext:value-type="date">
            <text:p>22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POTTIER</text:p>
          </table:table-cell>
          <table:table-cell table:style-name="ce71" office:value-type="string" calcext:value-type="string">
            <text:p>BARBA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3-28" calcext:value-type="date">
            <text:p>28/03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20" calcext:value-type="date">
            <text:p>20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ZIRI</text:p>
          </table:table-cell>
          <table:table-cell table:style-name="ce71" office:value-type="string" calcext:value-type="string">
            <text:p>EYAC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4-19" calcext:value-type="date">
            <text:p>19/04/1976</text:p>
          </table:table-cell>
          <table:table-cell table:style-name="ce80" office:value-type="float" office:value="0.2" calcext:value-type="float">
            <text:p>0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23" calcext:value-type="date">
            <text:p>23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MARE</text:p>
          </table:table-cell>
          <table:table-cell table:style-name="ce71" office:value-type="string" calcext:value-type="string">
            <text:p>LUC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9-18" calcext:value-type="date">
            <text:p>18/09/1996</text:p>
          </table:table-cell>
          <table:table-cell table:style-name="ce80" office:value-type="float" office:value="131.8" calcext:value-type="float">
            <text:p>131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30" calcext:value-type="date">
            <text:p>30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TSSAID</text:p>
          </table:table-cell>
          <table:table-cell table:style-name="ce71" office:value-type="string" calcext:value-type="string">
            <text:p>FAR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8-31" calcext:value-type="date">
            <text:p>31/08/1983</text:p>
          </table:table-cell>
          <table:table-cell table:style-name="ce80" office:value-type="float" office:value="232" calcext:value-type="float">
            <text:p>232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7-30" calcext:value-type="date">
            <text:p>30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VINCENT</text:p>
          </table:table-cell>
          <table:table-cell table:style-name="ce71" office:value-type="string" calcext:value-type="string">
            <text:p>MONIQU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4-13" calcext:value-type="date">
            <text:p>13/04/1966</text:p>
          </table:table-cell>
          <table:table-cell table:style-name="ce80" office:value-type="float" office:value="176" calcext:value-type="float">
            <text:p>17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03" calcext:value-type="date">
            <text:p>03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SELDAR</text:p>
          </table:table-cell>
          <table:table-cell table:style-name="ce71" office:value-type="string" calcext:value-type="string">
            <text:p>NAD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9-10" calcext:value-type="date">
            <text:p>10/09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11" calcext:value-type="date">
            <text:p>11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AVRE-ROBINET</text:p>
          </table:table-cell>
          <table:table-cell table:style-name="ce71" office:value-type="string" calcext:value-type="string">
            <text:p>JUL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3-25" calcext:value-type="date">
            <text:p>25/03/1993</text:p>
          </table:table-cell>
          <table:table-cell table:style-name="ce80" office:value-type="float" office:value="1.4" calcext:value-type="float">
            <text:p>1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08" calcext:value-type="date">
            <text:p>08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RALINS</text:p>
          </table:table-cell>
          <table:table-cell table:style-name="ce71" office:value-type="string" calcext:value-type="string">
            <text:p>ALEX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2-12" calcext:value-type="date">
            <text:p>12/02/1996</text:p>
          </table:table-cell>
          <table:table-cell table:style-name="ce80" office:value-type="float" office:value="215" calcext:value-type="float">
            <text:p>21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8" office:value-type="date" office:date-value="2022-08-13" calcext:value-type="date">
            <text:p>13/08/2022</text:p>
          </table:table-cell>
          <table:table-cell table:style-name="ce72" office:value-type="string" calcext:value-type="string">
            <text:p>Lydia</text:p>
          </table:table-cell>
          <table:table-cell table:style-name="ce72" office:value-type="string" calcext:value-type="string">
            <text:p>BEROUDIAUX</text:p>
          </table:table-cell>
          <table:table-cell table:style-name="ce72" office:value-type="string" calcext:value-type="string">
            <text:p>ADA</text:p>
          </table:table-cell>
          <table:table-cell table:style-name="ce72" office:value-type="float" office:value="1" calcext:value-type="float">
            <text:p>1</text:p>
          </table:table-cell>
          <table:table-cell table:style-name="ce68" office:value-type="date" office:date-value="2000-03-22" calcext:value-type="date">
            <text:p>22/03/2000</text:p>
          </table:table-cell>
          <table:table-cell table:style-name="ce82" office:value-type="float" office:value="184.5" calcext:value-type="float">
            <text:p>184,50</text:p>
          </table:table-cell>
          <table:table-cell table:style-name="ce86" table:number-columns-repeated="3"/>
          <table:table-cell table:style-name="ce89" table:number-columns-repeated="199"/>
          <table:table-cell table:style-name="ce94" table:number-columns-repeated="16175"/>
        </table:table-row>
        <table:table-row table:style-name="ro1">
          <table:table-cell table:style-name="ce67" office:value-type="date" office:date-value="2022-08-13" calcext:value-type="date">
            <text:p>13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EAN</text:p>
          </table:table-cell>
          <table:table-cell table:style-name="ce71" office:value-type="string" calcext:value-type="string">
            <text:p>VLADIM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7-19" calcext:value-type="date">
            <text:p>19/07/1985</text:p>
          </table:table-cell>
          <table:table-cell table:style-name="ce80" office:value-type="float" office:value="3" calcext:value-type="float">
            <text:p>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18" calcext:value-type="date">
            <text:p>18/0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EAN</text:p>
          </table:table-cell>
          <table:table-cell table:style-name="ce71" office:value-type="string" calcext:value-type="string">
            <text:p>HARLO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2-16" calcext:value-type="date">
            <text:p>16/02/1993</text:p>
          </table:table-cell>
          <table:table-cell table:style-name="ce80" office:value-type="float" office:value="525" calcext:value-type="float">
            <text:p>525,00</text:p>
          </table:table-cell>
          <table:table-cell table:style-name="ce85" table:number-columns-repeated="3"/>
          <table:table-cell table:style-name="ce90" table:number-columns-repeated="199"/>
          <table:table-cell table:style-name="ce95" table:number-columns-repeated="768"/>
          <table:table-cell table:style-name="ce93" table:number-columns-repeated="15407"/>
        </table:table-row>
        <table:table-row table:style-name="ro1">
          <table:table-cell table:style-name="ce67" office:value-type="date" office:date-value="2022-08-18" calcext:value-type="date">
            <text:p>18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SID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06-07" calcext:value-type="date">
            <text:p>07/06/1964</text:p>
          </table:table-cell>
          <table:table-cell table:style-name="ce80" office:value-type="float" office:value="500.8" calcext:value-type="float">
            <text:p>500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18" calcext:value-type="date">
            <text:p>18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IMA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09-08" calcext:value-type="date">
            <text:p>08/09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18" calcext:value-type="date">
            <text:p>18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FATI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6-13" calcext:value-type="date">
            <text:p>13/06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18" calcext:value-type="date">
            <text:p>18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AM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6-12-04" calcext:value-type="date">
            <text:p>04/12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18" calcext:value-type="date">
            <text:p>18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LOUB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3-03-03" calcext:value-type="date">
            <text:p>03/03/200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20" calcext:value-type="date">
            <text:p>20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ASIKUMAR</text:p>
          </table:table-cell>
          <table:table-cell table:style-name="ce71" office:value-type="string" calcext:value-type="string">
            <text:p>LOIS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9-04" calcext:value-type="date">
            <text:p>04/09/1997</text:p>
          </table:table-cell>
          <table:table-cell table:style-name="ce80" office:value-type="float" office:value="0.72" calcext:value-type="float">
            <text:p>0,7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ADIL</text:p>
          </table:table-cell>
          <table:table-cell table:style-name="ce71" office:value-type="string" calcext:value-type="string">
            <text:p>ABDELMALE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3-26" calcext:value-type="date">
            <text:p>26/03/1966</text:p>
          </table:table-cell>
          <table:table-cell table:style-name="ce80" office:value-type="float" office:value="64.44" calcext:value-type="float">
            <text:p>64,44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ADIL</text:p>
          </table:table-cell>
          <table:table-cell table:style-name="ce71" office:value-type="string" calcext:value-type="string">
            <text:p>ILH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0-12-03" calcext:value-type="date">
            <text:p>03/12/1980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ADIL</text:p>
          </table:table-cell>
          <table:table-cell table:style-name="ce71" office:value-type="string" calcext:value-type="string">
            <text:p>SABRI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5-01-08" calcext:value-type="date">
            <text:p>08/01/2015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ADIL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1-05-05" calcext:value-type="date">
            <text:p>05/05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27" calcext:value-type="date">
            <text:p>27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KACHE</text:p>
          </table:table-cell>
          <table:table-cell table:style-name="ce71" office:value-type="string" calcext:value-type="string">
            <text:p>ARLET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11-30" calcext:value-type="date">
            <text:p>30/11/1970</text:p>
          </table:table-cell>
          <table:table-cell table:style-name="ce80" office:value-type="float" office:value="9" calcext:value-type="float">
            <text:p>9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27" calcext:value-type="date">
            <text:p>27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KACHE</text:p>
          </table:table-cell>
          <table:table-cell table:style-name="ce71" office:value-type="string" calcext:value-type="string">
            <text:p>FREDERIC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6-05-30" calcext:value-type="date">
            <text:p>30/05/196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27" calcext:value-type="date">
            <text:p>27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SJARDINS <text:s/></text:p>
          </table:table-cell>
          <table:table-cell table:style-name="ce71" office:value-type="string" calcext:value-type="string">
            <text:p>ISAB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2-27" calcext:value-type="date">
            <text:p>27/02/1967</text:p>
          </table:table-cell>
          <table:table-cell table:style-name="ce80" office:value-type="float" office:value="216" calcext:value-type="float">
            <text:p>21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8-27" calcext:value-type="date">
            <text:p>27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RANCOIS-DAINVILLE</text:p>
          </table:table-cell>
          <table:table-cell table:style-name="ce71" office:value-type="string" calcext:value-type="string">
            <text:p>MARIE-TIPH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2-25" calcext:value-type="date">
            <text:p>25/02/1991</text:p>
          </table:table-cell>
          <table:table-cell table:style-name="ce80" office:value-type="float" office:value="587.83" calcext:value-type="float">
            <text:p>587,8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01" calcext:value-type="date">
            <text:p>01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LACQUIS</text:p>
          </table:table-cell>
          <table:table-cell table:style-name="ce71" office:value-type="string" calcext:value-type="string">
            <text:p>MATHIEU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2-03" calcext:value-type="date">
            <text:p>03/02/1995</text:p>
          </table:table-cell>
          <table:table-cell table:style-name="ce80" office:value-type="float" office:value="268.59" calcext:value-type="float">
            <text:p>268,5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03" calcext:value-type="date">
            <text:p>03/03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RANCK</text:p>
          </table:table-cell>
          <table:table-cell table:style-name="ce71" office:value-type="string" calcext:value-type="string">
            <text:p>NO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1-03-08" calcext:value-type="date">
            <text:p>08/03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08" calcext:value-type="date">
            <text:p>08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GAMENNONE</text:p>
          </table:table-cell>
          <table:table-cell table:style-name="ce71" office:value-type="string" calcext:value-type="string">
            <text:p>HERV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10-11" calcext:value-type="date">
            <text:p>11/10/1967</text:p>
          </table:table-cell>
          <table:table-cell table:style-name="ce80" office:value-type="float" office:value="9.04" calcext:value-type="float">
            <text:p>9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08" calcext:value-type="date">
            <text:p>08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ENG</text:p>
          </table:table-cell>
          <table:table-cell table:style-name="ce71" office:value-type="string" calcext:value-type="string">
            <text:p>HAIGUANG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11-29" calcext:value-type="date">
            <text:p>29/11/1987</text:p>
          </table:table-cell>
          <table:table-cell table:style-name="ce80" office:value-type="float" office:value="350" calcext:value-type="float">
            <text:p>35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1-07" calcext:value-type="date">
            <text:p>07/01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EKMOUCHE</text:p>
          </table:table-cell>
          <table:table-cell table:style-name="ce71" office:value-type="string" calcext:value-type="string">
            <text:p>DALA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5-31" calcext:value-type="date">
            <text:p>31/05/1993</text:p>
          </table:table-cell>
          <table:table-cell table:style-name="ce80" office:value-type="float" office:value="258.06" calcext:value-type="float">
            <text:p>258,0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5" calcext:value-type="date">
            <text:p>15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CHORA</text:p>
          </table:table-cell>
          <table:table-cell table:style-name="ce71" office:value-type="string" calcext:value-type="string">
            <text:p>THIBAUL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3-22" calcext:value-type="date">
            <text:p>22/03/1992</text:p>
          </table:table-cell>
          <table:table-cell table:style-name="ce80" office:value-type="float" office:value="56.41" calcext:value-type="float">
            <text:p>56,4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ATAR</text:p>
          </table:table-cell>
          <table:table-cell table:style-name="ce71" office:value-type="string" calcext:value-type="string">
            <text:p>JESSIC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4-19" calcext:value-type="date">
            <text:p>19/04/2000</text:p>
          </table:table-cell>
          <table:table-cell table:style-name="ce80" office:value-type="float" office:value="74" calcext:value-type="float">
            <text:p>7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OSEPH PAULINE</text:p>
          </table:table-cell>
          <table:table-cell table:style-name="ce71" office:value-type="string" calcext:value-type="string">
            <text:p>PATRI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9-16" calcext:value-type="date">
            <text:p>16/09/1980</text:p>
          </table:table-cell>
          <table:table-cell table:style-name="ce80" office:value-type="float" office:value="880.2" calcext:value-type="float">
            <text:p>880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OSEPH PAULINE</text:p>
          </table:table-cell>
          <table:table-cell table:style-name="ce71" office:value-type="string" calcext:value-type="string">
            <text:p>MARLE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0-10-01" calcext:value-type="date">
            <text:p>01/10/202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JOSEPH PAULINE</text:p>
          </table:table-cell>
          <table:table-cell table:style-name="ce71" office:value-type="string" calcext:value-type="string">
            <text:p>LIZ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6-26" calcext:value-type="date">
            <text:p>26/06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THIEU</text:p>
          </table:table-cell>
          <table:table-cell table:style-name="ce71" office:value-type="string" calcext:value-type="string">
            <text:p><text:s/>CHARLOTT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9-04-15" calcext:value-type="date">
            <text:p>15/04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APA</text:p>
          </table:table-cell>
          <table:table-cell table:style-name="ce71" office:value-type="string" calcext:value-type="string">
            <text:p>FABIEN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5-03" calcext:value-type="date">
            <text:p>03/05/1976</text:p>
          </table:table-cell>
          <table:table-cell table:style-name="ce80" office:value-type="float" office:value="211" calcext:value-type="float">
            <text:p>21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7" calcext:value-type="date">
            <text:p>17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KHLOUFI</text:p>
          </table:table-cell>
          <table:table-cell table:style-name="ce71" office:value-type="string" calcext:value-type="string">
            <text:p>IM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7-28" calcext:value-type="date">
            <text:p>28/07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7" calcext:value-type="date">
            <text:p>17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KHLOUFI</text:p>
          </table:table-cell>
          <table:table-cell table:style-name="ce71" office:value-type="string" calcext:value-type="string">
            <text:p>NORD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8-04-10" calcext:value-type="date">
            <text:p>10/04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7" calcext:value-type="date">
            <text:p>17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KHLOUFI</text:p>
          </table:table-cell>
          <table:table-cell table:style-name="ce71" office:value-type="string" calcext:value-type="string">
            <text:p>ANI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1-11-30" calcext:value-type="date">
            <text:p>30/11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7" calcext:value-type="date">
            <text:p>17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KHLOUFI</text:p>
          </table:table-cell>
          <table:table-cell table:style-name="ce71" office:value-type="string" calcext:value-type="string">
            <text:p>LI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12-19" calcext:value-type="date">
            <text:p>19/12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17" calcext:value-type="date">
            <text:p>17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EPAREUR</text:p>
          </table:table-cell>
          <table:table-cell table:style-name="ce71" office:value-type="string" calcext:value-type="string">
            <text:p>ELI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6-15" calcext:value-type="date">
            <text:p>15/06/1980</text:p>
          </table:table-cell>
          <table:table-cell table:style-name="ce80" office:value-type="float" office:value="270.74" calcext:value-type="float">
            <text:p>270,7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VINCENT</text:p>
          </table:table-cell>
          <table:table-cell table:style-name="ce71" office:value-type="string" calcext:value-type="string">
            <text:p>STEPH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12-22" calcext:value-type="date">
            <text:p>22/12/1972</text:p>
          </table:table-cell>
          <table:table-cell table:style-name="ce80" office:value-type="float" office:value="560.74" calcext:value-type="float">
            <text:p>560,74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ECEMME</text:p>
          </table:table-cell>
          <table:table-cell table:style-name="ce71" office:value-type="string" calcext:value-type="string">
            <text:p>ALIC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11-29" calcext:value-type="date">
            <text:p>29/11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ECEMME</text:p>
          </table:table-cell>
          <table:table-cell table:style-name="ce71" office:value-type="string" calcext:value-type="string">
            <text:p><text:s/>LOU YSEULY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6-06-25" calcext:value-type="date">
            <text:p>25/06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FONTAINE DESCAMBRES</text:p>
          </table:table-cell>
          <table:table-cell table:style-name="ce71" office:value-type="string" calcext:value-type="string">
            <text:p>NICOL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1-07" calcext:value-type="date">
            <text:p>07/01/1974</text:p>
          </table:table-cell>
          <table:table-cell table:style-name="ce80" office:value-type="float" office:value="110.99" calcext:value-type="float">
            <text:p>110,9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FONTAINE DESCAMBRES</text:p>
          </table:table-cell>
          <table:table-cell table:style-name="ce71" office:value-type="string" calcext:value-type="string">
            <text:p>N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2-15" calcext:value-type="date">
            <text:p>15/02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FONTAINE DESCAMBRES</text:p>
          </table:table-cell>
          <table:table-cell table:style-name="ce71" office:value-type="string" calcext:value-type="string">
            <text:p>LOU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1-12-13" calcext:value-type="date">
            <text:p>13/12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09-26" calcext:value-type="date">
            <text:p>2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EGRUEL</text:p>
          </table:table-cell>
          <table:table-cell table:style-name="ce71" office:value-type="string" calcext:value-type="string">
            <text:p>MAR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3-22" calcext:value-type="date">
            <text:p>22/03/1980</text:p>
          </table:table-cell>
          <table:table-cell table:style-name="ce80" office:value-type="float" office:value="162.75" calcext:value-type="float">
            <text:p>162,7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4" calcext:value-type="date">
            <text:p>1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AROUDI</text:p>
          </table:table-cell>
          <table:table-cell table:style-name="ce71" office:value-type="string" calcext:value-type="string">
            <text:p>SAM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7-01" calcext:value-type="date">
            <text:p>01/07/1989</text:p>
          </table:table-cell>
          <table:table-cell table:style-name="ce80" office:value-type="float" office:value="2767.85" calcext:value-type="float">
            <text:p>2767,85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4" calcext:value-type="date">
            <text:p>1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ONTERO</text:p>
          </table:table-cell>
          <table:table-cell table:style-name="ce71" office:value-type="string" calcext:value-type="string">
            <text:p>MATHILD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0-04-30" calcext:value-type="date">
            <text:p>30/04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03" calcext:value-type="date">
            <text:p>03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OUCHICHE</text:p>
          </table:table-cell>
          <table:table-cell table:style-name="ce71" office:value-type="string" calcext:value-type="string">
            <text:p>IDRIS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5-06-17" calcext:value-type="date">
            <text:p>17/06/1965</text:p>
          </table:table-cell>
          <table:table-cell table:style-name="ce80" office:value-type="float" office:value="13.73" calcext:value-type="float">
            <text:p>13,7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8" calcext:value-type="date">
            <text:p>08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OHILI</text:p>
          </table:table-cell>
          <table:table-cell table:style-name="ce71" office:value-type="string" calcext:value-type="string">
            <text:p>NACE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7-24" calcext:value-type="date">
            <text:p>24/07/1979</text:p>
          </table:table-cell>
          <table:table-cell table:style-name="ce80" office:value-type="float" office:value="1.32" calcext:value-type="float">
            <text:p>1,3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8" calcext:value-type="date">
            <text:p>08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OHILI</text:p>
          </table:table-cell>
          <table:table-cell table:style-name="ce71" office:value-type="string" calcext:value-type="string">
            <text:p>NAHI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7-22" calcext:value-type="date">
            <text:p>22/07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04" calcext:value-type="date">
            <text:p>04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ORANT</text:p>
          </table:table-cell>
          <table:table-cell table:style-name="ce71" office:value-type="string" calcext:value-type="string">
            <text:p>A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4-05" calcext:value-type="date">
            <text:p>05/04/1979</text:p>
          </table:table-cell>
          <table:table-cell table:style-name="ce80" office:value-type="float" office:value="372.1" calcext:value-type="float">
            <text:p>372,1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28" calcext:value-type="date">
            <text:p>28/03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HOUI</text:p>
          </table:table-cell>
          <table:table-cell table:style-name="ce71" office:value-type="string" calcext:value-type="string">
            <text:p>DJIBRI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6-04-16" calcext:value-type="date">
            <text:p>16/04/2016</text:p>
          </table:table-cell>
          <table:table-cell table:style-name="ce80" office:value-type="float" office:value="343.88" calcext:value-type="float">
            <text:p>343,8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28" calcext:value-type="date">
            <text:p>28/03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HOUI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3-12-23" calcext:value-type="date">
            <text:p>23/12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28" calcext:value-type="date">
            <text:p>28/03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HOUI</text:p>
          </table:table-cell>
          <table:table-cell table:style-name="ce71" office:value-type="string" calcext:value-type="string">
            <text:p>ADI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5-29" calcext:value-type="date">
            <text:p>29/05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28" calcext:value-type="date">
            <text:p>28/03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AHOUI</text:p>
          </table:table-cell>
          <table:table-cell table:style-name="ce71" office:value-type="string" calcext:value-type="string">
            <text:p>ABDELHAFI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1-10-07" calcext:value-type="date">
            <text:p>07/10/198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07" calcext:value-type="date">
            <text:p>07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GOUMI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2-18" calcext:value-type="date">
            <text:p>18/12/1962</text:p>
          </table:table-cell>
          <table:table-cell table:style-name="ce80" office:value-type="float" office:value="501.66" calcext:value-type="float">
            <text:p>501,6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07" calcext:value-type="date">
            <text:p>07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GOUMI</text:p>
          </table:table-cell>
          <table:table-cell table:style-name="ce71" office:value-type="string" calcext:value-type="string">
            <text:p>KHALI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3-01-28" calcext:value-type="date">
            <text:p>28/01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3" calcext:value-type="date">
            <text:p>13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IELSEN</text:p>
          </table:table-cell>
          <table:table-cell table:style-name="ce71" office:value-type="string" calcext:value-type="string">
            <text:p>REID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11-27" calcext:value-type="date">
            <text:p>27/11/2002</text:p>
          </table:table-cell>
          <table:table-cell table:style-name="ce80" office:value-type="float" office:value="200" calcext:value-type="float">
            <text:p>2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OUNI</text:p>
          </table:table-cell>
          <table:table-cell table:style-name="ce71" office:value-type="string" calcext:value-type="string">
            <text:p>MADJ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9-09" calcext:value-type="date">
            <text:p>09/09/1974</text:p>
          </table:table-cell>
          <table:table-cell table:style-name="ce80" office:value-type="float" office:value="9.76" calcext:value-type="float">
            <text:p>9,7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OUNI</text:p>
          </table:table-cell>
          <table:table-cell table:style-name="ce71" office:value-type="string" calcext:value-type="string">
            <text:p>AL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03-25" calcext:value-type="date">
            <text:p>25/03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OUNI</text:p>
          </table:table-cell>
          <table:table-cell table:style-name="ce71" office:value-type="string" calcext:value-type="string">
            <text:p>AKS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6-08-09" calcext:value-type="date">
            <text:p>09/08/201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OUNI</text:p>
          </table:table-cell>
          <table:table-cell table:style-name="ce71" office:value-type="string" calcext:value-type="string">
            <text:p>ASS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9-02-03" calcext:value-type="date">
            <text:p>03/02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9" calcext:value-type="date">
            <text:p>19/10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MAOUI</text:p>
          </table:table-cell>
          <table:table-cell table:style-name="ce73" office:value-type="string" calcext:value-type="string">
            <text:p>NADJ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1-10" calcext:value-type="date">
            <text:p>10/01/1984</text:p>
          </table:table-cell>
          <table:table-cell table:style-name="ce80" office:value-type="float" office:value="280.7" calcext:value-type="float">
            <text:p>280,7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9" calcext:value-type="date">
            <text:p>19/10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MAOUI</text:p>
          </table:table-cell>
          <table:table-cell table:style-name="ce73" office:value-type="string" calcext:value-type="string">
            <text:p>MAN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11-10" calcext:value-type="date">
            <text:p>10/11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9" calcext:value-type="date">
            <text:p>19/10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MAOUI</text:p>
          </table:table-cell>
          <table:table-cell table:style-name="ce73" office:value-type="string" calcext:value-type="string">
            <text:p>IZHAC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12-27" calcext:value-type="date">
            <text:p>27/12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9" calcext:value-type="date">
            <text:p>19/10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MAOUI</text:p>
          </table:table-cell>
          <table:table-cell table:style-name="ce73" office:value-type="string" calcext:value-type="string">
            <text:p>SARAH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1-11-20" calcext:value-type="date">
            <text:p>20/11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9" calcext:value-type="date">
            <text:p>19/10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MAOUI</text:p>
          </table:table-cell>
          <table:table-cell table:style-name="ce73" office:value-type="string" calcext:value-type="string">
            <text:p>MILH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6-01-22" calcext:value-type="date">
            <text:p>22/01/2016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19" calcext:value-type="date">
            <text:p>19/10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MAOUI</text:p>
          </table:table-cell>
          <table:table-cell table:style-name="ce73" office:value-type="string" calcext:value-type="string">
            <text:p>FETH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3-10-16" calcext:value-type="date">
            <text:p>16/10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29" calcext:value-type="date">
            <text:p>29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DJILALI</text:p>
          </table:table-cell>
          <table:table-cell table:style-name="ce71" office:value-type="string" calcext:value-type="string">
            <text:p>KENZ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9-01" calcext:value-type="date">
            <text:p>01/09/2006</text:p>
          </table:table-cell>
          <table:table-cell table:style-name="ce80" office:value-type="float" office:value="331.8" calcext:value-type="float">
            <text:p>331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0-29" calcext:value-type="date">
            <text:p>29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DJILALI</text:p>
          </table:table-cell>
          <table:table-cell table:style-name="ce71" office:value-type="string" calcext:value-type="string">
            <text:p>CELE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1-11-26" calcext:value-type="date">
            <text:p>26/11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03" calcext:value-type="date">
            <text:p>03/1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ALKAN</text:p>
          </table:table-cell>
          <table:table-cell table:style-name="ce71" office:value-type="string" calcext:value-type="string">
            <text:p>AHME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1-08" calcext:value-type="date">
            <text:p>08/01/1992</text:p>
          </table:table-cell>
          <table:table-cell table:style-name="ce80" office:value-type="float" office:value="34" calcext:value-type="float">
            <text:p>3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8" calcext:value-type="date">
            <text:p>18/05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VINCENT</text:p>
          </table:table-cell>
          <table:table-cell table:style-name="ce71" office:value-type="string" calcext:value-type="string">
            <text:p>PIER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3-23" calcext:value-type="date">
            <text:p>23/03/1969</text:p>
          </table:table-cell>
          <table:table-cell table:style-name="ce80" office:value-type="float" office:value="576.8" calcext:value-type="float">
            <text:p>576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05" calcext:value-type="date">
            <text:p>05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IOUDIANE <text:s/></text:p>
          </table:table-cell>
          <table:table-cell table:style-name="ce73" office:value-type="string" calcext:value-type="string">
            <text:p>JASM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7-03-15" calcext:value-type="date">
            <text:p>15/03/2007</text:p>
          </table:table-cell>
          <table:table-cell table:style-name="ce80" office:value-type="float" office:value="101.91" calcext:value-type="float">
            <text:p>101,9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05" calcext:value-type="date">
            <text:p>05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IOUDIANE <text:s/></text:p>
          </table:table-cell>
          <table:table-cell table:style-name="ce73" office:value-type="string" calcext:value-type="string">
            <text:p>CER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07-15" calcext:value-type="date">
            <text:p>15/07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05" calcext:value-type="date">
            <text:p>05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IOUDIANE <text:s/></text:p>
          </table:table-cell>
          <table:table-cell table:style-name="ce73" office:value-type="string" calcext:value-type="string">
            <text:p>MOHAME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5-07-05" calcext:value-type="date">
            <text:p>05/07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05" calcext:value-type="date">
            <text:p>05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IOUDIANE <text:s/></text:p>
          </table:table-cell>
          <table:table-cell table:style-name="ce73" office:value-type="string" calcext:value-type="string">
            <text:p>OUNISS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7-16" calcext:value-type="date">
            <text:p>16/07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CI</text:p>
          </table:table-cell>
          <table:table-cell table:style-name="ce71" office:value-type="string" calcext:value-type="string">
            <text:p>CYNTH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11-03" calcext:value-type="date">
            <text:p>03/11/1989</text:p>
          </table:table-cell>
          <table:table-cell table:style-name="ce80" office:value-type="float" office:value="1369.01" calcext:value-type="float">
            <text:p>1369,01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CI</text:p>
          </table:table-cell>
          <table:table-cell table:style-name="ce71" office:value-type="string" calcext:value-type="string">
            <text:p>ABDELGHAN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9-02-12" calcext:value-type="date">
            <text:p>12/02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CI</text:p>
          </table:table-cell>
          <table:table-cell table:style-name="ce71" office:value-type="string" calcext:value-type="string">
            <text:p>KAMI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9-05-23" calcext:value-type="date">
            <text:p>23/05/2019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CI</text:p>
          </table:table-cell>
          <table:table-cell table:style-name="ce71" office:value-type="string" calcext:value-type="string">
            <text:p>SOH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6-23" calcext:value-type="date">
            <text:p>23/06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5" calcext:value-type="date">
            <text:p>25/09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LUWAWA</text:p>
          </table:table-cell>
          <table:table-cell table:style-name="ce71" office:value-type="string" calcext:value-type="string">
            <text:p>HILAR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9-13" calcext:value-type="date">
            <text:p>13/09/2006</text:p>
          </table:table-cell>
          <table:table-cell table:style-name="ce80" office:value-type="float" office:value="300.55" calcext:value-type="float">
            <text:p>300,5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5" calcext:value-type="date">
            <text:p>25/09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LUWAWA</text:p>
          </table:table-cell>
          <table:table-cell table:style-name="ce71" office:value-type="string" calcext:value-type="string">
            <text:p>CLAUD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08-20" calcext:value-type="date">
            <text:p>20/08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5" calcext:value-type="date">
            <text:p>25/09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LUWAWA</text:p>
          </table:table-cell>
          <table:table-cell table:style-name="ce71" office:value-type="string" calcext:value-type="string">
            <text:p>MBA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0-11-11" calcext:value-type="date">
            <text:p>11/11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5" calcext:value-type="date">
            <text:p>25/09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LUWAWA</text:p>
          </table:table-cell>
          <table:table-cell table:style-name="ce71" office:value-type="string" calcext:value-type="string">
            <text:p>JO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8-10-05" calcext:value-type="date">
            <text:p>05/10/196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11" calcext:value-type="date">
            <text:p>11/1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UCHE</text:p>
          </table:table-cell>
          <table:table-cell table:style-name="ce71" office:value-type="string" calcext:value-type="string">
            <text:p>PAU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7-20" calcext:value-type="date">
            <text:p>20/07/2000</text:p>
          </table:table-cell>
          <table:table-cell table:style-name="ce80" office:value-type="float" office:value="56.27" calcext:value-type="float">
            <text:p>56,2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3" calcext:value-type="date">
            <text:p>13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JOCARU</text:p>
          </table:table-cell>
          <table:table-cell table:style-name="ce71" office:value-type="string" calcext:value-type="string">
            <text:p>I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11-17" calcext:value-type="date">
            <text:p>17/11/1982</text:p>
          </table:table-cell>
          <table:table-cell table:style-name="ce80" office:value-type="float" office:value="294.04" calcext:value-type="float">
            <text:p>294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3" calcext:value-type="date">
            <text:p>13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JOCARU</text:p>
          </table:table-cell>
          <table:table-cell table:style-name="ce71" office:value-type="string" calcext:value-type="string">
            <text:p>ING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2-11-22" calcext:value-type="date">
            <text:p>22/11/198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17" calcext:value-type="date">
            <text:p>17/1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EBRUN</text:p>
          </table:table-cell>
          <table:table-cell table:style-name="ce71" office:value-type="string" calcext:value-type="string">
            <text:p>PIER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5-06" calcext:value-type="date">
            <text:p>06/05/1963</text:p>
          </table:table-cell>
          <table:table-cell table:style-name="ce80" office:value-type="float" office:value="200" calcext:value-type="float">
            <text:p>2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24" calcext:value-type="date">
            <text:p>24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ELLAKKAH</text:p>
          </table:table-cell>
          <table:table-cell table:style-name="ce73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7-21" calcext:value-type="date">
            <text:p>21/07/1985</text:p>
          </table:table-cell>
          <table:table-cell table:style-name="ce80" office:value-type="float" office:value="819.02" calcext:value-type="float">
            <text:p>819,0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24" calcext:value-type="date">
            <text:p>24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ELLAKKAH</text:p>
          </table:table-cell>
          <table:table-cell table:style-name="ce73" office:value-type="string" calcext:value-type="string">
            <text:p>ILI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2-13" calcext:value-type="date">
            <text:p>13/02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24" calcext:value-type="date">
            <text:p>24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ELLAKKAH</text:p>
          </table:table-cell>
          <table:table-cell table:style-name="ce73" office:value-type="string" calcext:value-type="string">
            <text:p>HAGA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0-01-18" calcext:value-type="date">
            <text:p>18/01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24" calcext:value-type="date">
            <text:p>24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ELLAKKAH</text:p>
          </table:table-cell>
          <table:table-cell table:style-name="ce73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6-25" calcext:value-type="date">
            <text:p>25/06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24" calcext:value-type="date">
            <text:p>24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JAMBOU</text:p>
          </table:table-cell>
          <table:table-cell table:style-name="ce73" office:value-type="string" calcext:value-type="string">
            <text:p>LENAIC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3-04" calcext:value-type="date">
            <text:p>04/03/1997</text:p>
          </table:table-cell>
          <table:table-cell table:style-name="ce80" office:value-type="float" office:value="0.05" calcext:value-type="float">
            <text:p>0,0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DAVID</text:p>
          </table:table-cell>
          <table:table-cell table:style-name="ce73" office:value-type="string" calcext:value-type="string">
            <text:p>CALCAGNO</text:p>
          </table:table-cell>
          <table:table-cell table:style-name="ce73" office:value-type="string" calcext:value-type="string">
            <text:p>HUG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4-16" calcext:value-type="date">
            <text:p>16/04/1997</text:p>
          </table:table-cell>
          <table:table-cell table:style-name="ce80" office:value-type="float" office:value="2027.5" calcext:value-type="float">
            <text:p>2027,5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DAVID</text:p>
          </table:table-cell>
          <table:table-cell table:style-name="ce73" office:value-type="string" calcext:value-type="string">
            <text:p>CALCAGNO</text:p>
          </table:table-cell>
          <table:table-cell table:style-name="ce73" office:value-type="string" calcext:value-type="string">
            <text:p>DANI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58-04-27" calcext:value-type="date">
            <text:p>27/04/195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26" calcext:value-type="date">
            <text:p>26/11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OUIMEUR</text:p>
          </table:table-cell>
          <table:table-cell table:style-name="ce73" office:value-type="string" calcext:value-type="string">
            <text:p>HICHE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5-10" calcext:value-type="date">
            <text:p>10/05/1994</text:p>
          </table:table-cell>
          <table:table-cell table:style-name="ce80" office:value-type="float" office:value="312.64" calcext:value-type="float">
            <text:p>312,6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30" calcext:value-type="date">
            <text:p>30/11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AYATI</text:p>
          </table:table-cell>
          <table:table-cell table:style-name="ce73" office:value-type="string" calcext:value-type="string">
            <text:p>CHADL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8-25" calcext:value-type="date">
            <text:p>25/08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27" calcext:value-type="date">
            <text:p>27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FRANCK</text:p>
          </table:table-cell>
          <table:table-cell table:style-name="ce73" office:value-type="string" calcext:value-type="string">
            <text:p>EMIL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12-10" calcext:value-type="date">
            <text:p>10/12/1977</text:p>
          </table:table-cell>
          <table:table-cell table:style-name="ce80" office:value-type="float" office:value="406.5" calcext:value-type="float">
            <text:p>406,5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03" calcext:value-type="date">
            <text:p>03/1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SPEISSE</text:p>
          </table:table-cell>
          <table:table-cell table:style-name="ce71" office:value-type="string" calcext:value-type="string">
            <text:p>CLAU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11-11" calcext:value-type="date">
            <text:p>11/11/1964</text:p>
          </table:table-cell>
          <table:table-cell table:style-name="ce80" office:value-type="float" office:value="18.2" calcext:value-type="float">
            <text:p>18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19" calcext:value-type="date">
            <text:p>19/02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PANGRAZZI</text:p>
          </table:table-cell>
          <table:table-cell table:style-name="ce73" office:value-type="string" calcext:value-type="string">
            <text:p>ADE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10-11" calcext:value-type="date">
            <text:p>11/10/1977</text:p>
          </table:table-cell>
          <table:table-cell table:style-name="ce80" office:value-type="float" office:value="0.2" calcext:value-type="float">
            <text:p>0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09" calcext:value-type="date">
            <text:p>09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VIER</text:p>
          </table:table-cell>
          <table:table-cell table:style-name="ce73" office:value-type="string" calcext:value-type="string">
            <text:p>MARI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6-13" calcext:value-type="date">
            <text:p>13/06/1984</text:p>
          </table:table-cell>
          <table:table-cell table:style-name="ce80" office:value-type="float" office:value="181.4" calcext:value-type="float">
            <text:p>181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09" calcext:value-type="date">
            <text:p>09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SARRET</text:p>
          </table:table-cell>
          <table:table-cell table:style-name="ce73" office:value-type="string" calcext:value-type="string">
            <text:p>EMMANU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5-26" calcext:value-type="date">
            <text:p>26/05/1967</text:p>
          </table:table-cell>
          <table:table-cell table:style-name="ce80" office:value-type="float" office:value="43" calcext:value-type="float">
            <text:p>4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WASYLEC</text:p>
          </table:table-cell>
          <table:table-cell table:style-name="ce71" office:value-type="string" calcext:value-type="string">
            <text:p>MAN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10-23" calcext:value-type="date">
            <text:p>23/10/1998</text:p>
          </table:table-cell>
          <table:table-cell table:style-name="ce80" office:value-type="float" office:value="999.24" calcext:value-type="float">
            <text:p>999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19" calcext:value-type="date">
            <text:p>19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PAULY</text:p>
          </table:table-cell>
          <table:table-cell table:style-name="ce73" office:value-type="string" calcext:value-type="string">
            <text:p>CAPUC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3-20" calcext:value-type="date">
            <text:p>20/03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RDISSON</text:p>
          </table:table-cell>
          <table:table-cell table:style-name="ce73" office:value-type="string" calcext:value-type="string">
            <text:p>AG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11-17" calcext:value-type="date">
            <text:p>17/11/1968</text:p>
          </table:table-cell>
          <table:table-cell table:style-name="ce80" office:value-type="float" office:value="2420.16" calcext:value-type="float">
            <text:p>2420,16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RDISSON</text:p>
          </table:table-cell>
          <table:table-cell table:style-name="ce73" office:value-type="string" calcext:value-type="string">
            <text:p>PATRICK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3-12-18" calcext:value-type="date">
            <text:p>18/12/1963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RDISSON</text:p>
          </table:table-cell>
          <table:table-cell table:style-name="ce73" office:value-type="string" calcext:value-type="string">
            <text:p>FLORI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8-02-04" calcext:value-type="date">
            <text:p>04/02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0" calcext:value-type="date">
            <text:p>20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OUCHICHE</text:p>
          </table:table-cell>
          <table:table-cell table:style-name="ce73" office:value-type="string" calcext:value-type="string">
            <text:p>BRAHI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4-05-01" calcext:value-type="date">
            <text:p>01/05/1964</text:p>
          </table:table-cell>
          <table:table-cell table:style-name="ce80" office:value-type="float" office:value="566" calcext:value-type="float">
            <text:p>56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0" calcext:value-type="date">
            <text:p>20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OUCHICHE</text:p>
          </table:table-cell>
          <table:table-cell table:style-name="ce73" office:value-type="string" calcext:value-type="string">
            <text:p>SARAH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2-18" calcext:value-type="date">
            <text:p>18/02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0" calcext:value-type="date">
            <text:p>20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OUCHICHE</text:p>
          </table:table-cell>
          <table:table-cell table:style-name="ce73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08-26" calcext:value-type="date">
            <text:p>26/08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1" calcext:value-type="date">
            <text:p>21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AKHAL</text:p>
          </table:table-cell>
          <table:table-cell table:style-name="ce73" office:value-type="string" calcext:value-type="string">
            <text:p>SOF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11-26" calcext:value-type="date">
            <text:p>26/11/1994</text:p>
          </table:table-cell>
          <table:table-cell table:style-name="ce80" office:value-type="float" office:value="291.2" calcext:value-type="float">
            <text:p>291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1" calcext:value-type="date">
            <text:p>21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IHROUSSI</text:p>
          </table:table-cell>
          <table:table-cell table:style-name="ce73" office:value-type="string" calcext:value-type="string">
            <text:p>AHME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3-11-26" calcext:value-type="date">
            <text:p>26/11/199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3" calcext:value-type="date">
            <text:p>23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ERROUCHE</text:p>
          </table:table-cell>
          <table:table-cell table:style-name="ce73" office:value-type="string" calcext:value-type="string">
            <text:p>LYN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8-20" calcext:value-type="date">
            <text:p>20/08/1986</text:p>
          </table:table-cell>
          <table:table-cell table:style-name="ce80" office:value-type="float" office:value="1340.04" calcext:value-type="float">
            <text:p>1340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3" calcext:value-type="date">
            <text:p>23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NSOURI</text:p>
          </table:table-cell>
          <table:table-cell table:style-name="ce73" office:value-type="string" calcext:value-type="string">
            <text:p>IRI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2-04-05" calcext:value-type="date">
            <text:p>05/04/202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21" calcext:value-type="date">
            <text:p>21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KHERFALLAH</text:p>
          </table:table-cell>
          <table:table-cell table:style-name="ce73" office:value-type="string" calcext:value-type="string">
            <text:p>AM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9-02" calcext:value-type="date">
            <text:p>02/09/1973</text:p>
          </table:table-cell>
          <table:table-cell table:style-name="ce80" office:value-type="float" office:value="0.86" calcext:value-type="float">
            <text:p>0,8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21" calcext:value-type="date">
            <text:p>21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KHERFALLAH</text:p>
          </table:table-cell>
          <table:table-cell table:style-name="ce73" office:value-type="string" calcext:value-type="string">
            <text:p>DY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02-09" calcext:value-type="date">
            <text:p>09/02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21" calcext:value-type="date">
            <text:p>21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KHERFALLAH</text:p>
          </table:table-cell>
          <table:table-cell table:style-name="ce73" office:value-type="string" calcext:value-type="string">
            <text:p>LAMY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7-04-23" calcext:value-type="date">
            <text:p>23/04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BAHRAOUI</text:p>
          </table:table-cell>
          <table:table-cell table:style-name="ce73" office:value-type="string" calcext:value-type="string">
            <text:p>JAWA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6-26" calcext:value-type="date">
            <text:p>26/06/2002</text:p>
          </table:table-cell>
          <table:table-cell table:style-name="ce80" office:value-type="float" office:value="443.72" calcext:value-type="float">
            <text:p>443,7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AHRAOUI <text:s/></text:p>
          </table:table-cell>
          <table:table-cell table:style-name="ce73" office:value-type="string" calcext:value-type="string">
            <text:p>I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6-14" calcext:value-type="date">
            <text:p>14/06/1998</text:p>
          </table:table-cell>
          <table:table-cell table:style-name="ce80" office:value-type="float" office:value="924.38" calcext:value-type="float">
            <text:p>924,3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4" calcext:value-type="date">
            <text:p>24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HIEGEL</text:p>
          </table:table-cell>
          <table:table-cell table:style-name="ce73" office:value-type="string" calcext:value-type="string">
            <text:p>BERTRAN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1-19" calcext:value-type="date">
            <text:p>19/01/1966</text:p>
          </table:table-cell>
          <table:table-cell table:style-name="ce80" office:value-type="float" office:value="231.38" calcext:value-type="float">
            <text:p>231,3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6" calcext:value-type="date">
            <text:p>26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EQUILBERCQUE</text:p>
          </table:table-cell>
          <table:table-cell table:style-name="ce73" office:value-type="string" calcext:value-type="string">
            <text:p>AUREL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6-06" calcext:value-type="date">
            <text:p>06/06/1987</text:p>
          </table:table-cell>
          <table:table-cell table:style-name="ce80" office:value-type="float" office:value="306" calcext:value-type="float">
            <text:p>30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6" calcext:value-type="date">
            <text:p>26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ERZOUGUI</text:p>
          </table:table-cell>
          <table:table-cell table:style-name="ce73" office:value-type="string" calcext:value-type="string">
            <text:p>GHI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5-19" calcext:value-type="date">
            <text:p>19/05/1990</text:p>
          </table:table-cell>
          <table:table-cell table:style-name="ce80" office:value-type="float" office:value="176" calcext:value-type="float">
            <text:p>17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06" calcext:value-type="date">
            <text:p>06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KILA</text:p>
          </table:table-cell>
          <table:table-cell table:style-name="ce73" office:value-type="string" calcext:value-type="string">
            <text:p>ROMA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3-29" calcext:value-type="date">
            <text:p>29/03/2002</text:p>
          </table:table-cell>
          <table:table-cell table:style-name="ce80" office:value-type="float" office:value="282.52" calcext:value-type="float">
            <text:p>282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7" calcext:value-type="date">
            <text:p>27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YAHIAOUI</text:p>
          </table:table-cell>
          <table:table-cell table:style-name="ce73" office:value-type="string" calcext:value-type="string">
            <text:p>NOURHE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7-02" calcext:value-type="date">
            <text:p>02/07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8" calcext:value-type="date">
            <text:p>28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BOUD</text:p>
          </table:table-cell>
          <table:table-cell table:style-name="ce73" office:value-type="string" calcext:value-type="string">
            <text:p>YOU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4-10" calcext:value-type="date">
            <text:p>10/04/1994</text:p>
          </table:table-cell>
          <table:table-cell table:style-name="ce80" office:value-type="float" office:value="172.64" calcext:value-type="float">
            <text:p>172,6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9" calcext:value-type="date">
            <text:p>29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HARAKAT</text:p>
          </table:table-cell>
          <table:table-cell table:style-name="ce73" office:value-type="string" calcext:value-type="string">
            <text:p>AMAT-ALL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9-20" calcext:value-type="date">
            <text:p>20/09/1993</text:p>
          </table:table-cell>
          <table:table-cell table:style-name="ce80" office:value-type="float" office:value="0.6" calcext:value-type="float">
            <text:p>0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29" calcext:value-type="date">
            <text:p>29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<text:s/>EL AROUI</text:p>
          </table:table-cell>
          <table:table-cell table:style-name="ce73" office:value-type="string" calcext:value-type="string">
            <text:p>LAHCE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1-05-08" calcext:value-type="date">
            <text:p>08/05/198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1-06" calcext:value-type="date">
            <text:p>06/01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SANCHEZ</text:p>
          </table:table-cell>
          <table:table-cell table:style-name="ce71" office:value-type="string" calcext:value-type="string">
            <text:p>PIER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6-22" calcext:value-type="date">
            <text:p>22/06/1979</text:p>
          </table:table-cell>
          <table:table-cell table:style-name="ce80" office:value-type="float" office:value="227.3" calcext:value-type="float">
            <text:p>227,3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1-19" calcext:value-type="date">
            <text:p>19/01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HOUBECCHE</text:p>
          </table:table-cell>
          <table:table-cell table:style-name="ce71" office:value-type="string" calcext:value-type="string">
            <text:p>FADOU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3-11" calcext:value-type="date">
            <text:p>11/03/2001</text:p>
          </table:table-cell>
          <table:table-cell table:style-name="ce80" office:value-type="float" office:value="75.6" calcext:value-type="float">
            <text:p>75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2-30" calcext:value-type="date">
            <text:p>30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HMED</text:p>
          </table:table-cell>
          <table:table-cell table:style-name="ce73" office:value-type="string" calcext:value-type="string">
            <text:p>HAEYET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9-13" calcext:value-type="date">
            <text:p>13/09/1968</text:p>
          </table:table-cell>
          <table:table-cell table:style-name="ce80" office:value-type="float" office:value="46.15" calcext:value-type="float">
            <text:p>46,1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07" calcext:value-type="date">
            <text:p>07/06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HIMICH</text:p>
          </table:table-cell>
          <table:table-cell table:style-name="ce71" office:value-type="string" calcext:value-type="string">
            <text:p>RHIZLA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3-27" calcext:value-type="date">
            <text:p>27/03/1984</text:p>
          </table:table-cell>
          <table:table-cell table:style-name="ce80" office:value-type="float" office:value="2492.04" calcext:value-type="float">
            <text:p>2492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07" calcext:value-type="date">
            <text:p>07/06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HIMICH</text:p>
          </table:table-cell>
          <table:table-cell table:style-name="ce71" office:value-type="string" calcext:value-type="string">
            <text:p>MOHAME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3-10-02" calcext:value-type="date">
            <text:p>02/10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07" calcext:value-type="date">
            <text:p>07/06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HIMICH</text:p>
          </table:table-cell>
          <table:table-cell table:style-name="ce71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07-28" calcext:value-type="date">
            <text:p>28/07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07" calcext:value-type="date">
            <text:p>07/06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HIMICH</text:p>
          </table:table-cell>
          <table:table-cell table:style-name="ce71" office:value-type="string" calcext:value-type="string">
            <text:p>IMRA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02-14" calcext:value-type="date">
            <text:p>14/02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07" calcext:value-type="date">
            <text:p>07/06/2023</text:p>
          </table:table-cell>
          <table:table-cell table:style-name="ce73" office:value-type="string" calcext:value-type="string">
            <text:p>Lydia</text:p>
          </table:table-cell>
          <table:table-cell table:style-name="ce71" office:value-type="string" calcext:value-type="string">
            <text:p>HIMICH</text:p>
          </table:table-cell>
          <table:table-cell table:style-name="ce71" office:value-type="string" calcext:value-type="string">
            <text:p>MARY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6-19" calcext:value-type="date">
            <text:p>19/06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25" calcext:value-type="date">
            <text:p>25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RICH</text:p>
          </table:table-cell>
          <table:table-cell table:style-name="ce73" office:value-type="string" calcext:value-type="string">
            <text:p>JOSEPH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6-10" calcext:value-type="date">
            <text:p>10/06/1995</text:p>
          </table:table-cell>
          <table:table-cell table:style-name="ce80" office:value-type="float" office:value="131.79" calcext:value-type="float">
            <text:p>131,7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FORGACI</text:p>
          </table:table-cell>
          <table:table-cell table:style-name="ce73" office:value-type="string" calcext:value-type="string">
            <text:p>ADRI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5-29" calcext:value-type="date">
            <text:p>29/05/1985</text:p>
          </table:table-cell>
          <table:table-cell table:style-name="ce80" office:value-type="float" office:value="350.25" calcext:value-type="float">
            <text:p>350,2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FORGACI</text:p>
          </table:table-cell>
          <table:table-cell table:style-name="ce73" office:value-type="string" calcext:value-type="string">
            <text:p>FILIP ADRI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11-17" calcext:value-type="date">
            <text:p>17/11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FORGACI</text:p>
          </table:table-cell>
          <table:table-cell table:style-name="ce73" office:value-type="string" calcext:value-type="string">
            <text:p>ANCA LENUT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6-09-15" calcext:value-type="date">
            <text:p>15/09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1-21" calcext:value-type="date">
            <text:p>21/0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L MOKADEM</text:p>
          </table:table-cell>
          <table:table-cell table:style-name="ce73" office:value-type="string" calcext:value-type="string">
            <text:p>HAMZ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7-03" calcext:value-type="date">
            <text:p>03/07/1997</text:p>
          </table:table-cell>
          <table:table-cell table:style-name="ce80" office:value-type="float" office:value="308.52" calcext:value-type="float">
            <text:p>308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13" calcext:value-type="date">
            <text:p>13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UKILY</text:p>
          </table:table-cell>
          <table:table-cell table:style-name="ce73" office:value-type="string" calcext:value-type="string">
            <text:p>WAL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2-05" calcext:value-type="date">
            <text:p>05/02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13" calcext:value-type="date">
            <text:p>13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NSOURI</text:p>
          </table:table-cell>
          <table:table-cell table:style-name="ce73" office:value-type="string" calcext:value-type="string">
            <text:p>NAD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10-05" calcext:value-type="date">
            <text:p>05/10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17" calcext:value-type="date">
            <text:p>17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PRIEUR</text:p>
          </table:table-cell>
          <table:table-cell table:style-name="ce73" office:value-type="string" calcext:value-type="string">
            <text:p>SILO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9-09" calcext:value-type="date">
            <text:p>09/09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2-22" calcext:value-type="date">
            <text:p>22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CHIFAC</text:p>
          </table:table-cell>
          <table:table-cell table:style-name="ce73" office:value-type="string" calcext:value-type="string">
            <text:p>VICTOR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4-12-01" calcext:value-type="date">
            <text:p>01/12/2004</text:p>
          </table:table-cell>
          <table:table-cell table:style-name="ce80" office:value-type="float" office:value="99" calcext:value-type="float">
            <text:p>99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YAJJOU</text:p>
          </table:table-cell>
          <table:table-cell table:style-name="ce73" office:value-type="string" calcext:value-type="string">
            <text:p>YOUSSEF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6-27" calcext:value-type="date">
            <text:p>27/06/2006</text:p>
          </table:table-cell>
          <table:table-cell table:style-name="ce80" office:value-type="float" office:value="146.6" calcext:value-type="float">
            <text:p>146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YAJJOU</text:p>
          </table:table-cell>
          <table:table-cell table:style-name="ce73" office:value-type="string" calcext:value-type="string">
            <text:p>SAM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6-03-26" calcext:value-type="date">
            <text:p>26/03/201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IDER</text:p>
          </table:table-cell>
          <table:table-cell table:style-name="ce73" office:value-type="string" calcext:value-type="string">
            <text:p>MARJ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07-08" calcext:value-type="date">
            <text:p>08/07/2010</text:p>
          </table:table-cell>
          <table:table-cell table:style-name="ce80" office:value-type="float" office:value="667.51" calcext:value-type="float">
            <text:p>667,5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5" calcext:value-type="date">
            <text:p>25/06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IDER</text:p>
          </table:table-cell>
          <table:table-cell table:style-name="ce73" office:value-type="string" calcext:value-type="string">
            <text:p>RAB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5-05-14" calcext:value-type="date">
            <text:p>14/05/196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06" calcext:value-type="date">
            <text:p>06/03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DJAOUI</text:p>
          </table:table-cell>
          <table:table-cell table:style-name="ce73" office:value-type="string" calcext:value-type="string">
            <text:p>SAI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8-11" calcext:value-type="date">
            <text:p>11/08/1983</text:p>
          </table:table-cell>
          <table:table-cell table:style-name="ce80" office:value-type="float" office:value="180.8" calcext:value-type="float">
            <text:p>180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KONAN</text:p>
          </table:table-cell>
          <table:table-cell table:style-name="ce73" office:value-type="string" calcext:value-type="string">
            <text:p>ROS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7-26" calcext:value-type="date">
            <text:p>26/07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KONAN</text:p>
          </table:table-cell>
          <table:table-cell table:style-name="ce73" office:value-type="string" calcext:value-type="string">
            <text:p>EPIPHAN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1-12-05" calcext:value-type="date">
            <text:p>05/12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3-24" calcext:value-type="date">
            <text:p>24/03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NDRE JARRET</text:p>
          </table:table-cell>
          <table:table-cell table:style-name="ce73" office:value-type="string" calcext:value-type="string">
            <text:p>LY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9-10-17" calcext:value-type="date">
            <text:p>17/10/2019</text:p>
          </table:table-cell>
          <table:table-cell table:style-name="ce80" office:value-type="float" office:value="170" calcext:value-type="float">
            <text:p>17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7" calcext:value-type="date">
            <text:p>17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OUARI</text:p>
          </table:table-cell>
          <table:table-cell table:style-name="ce73" office:value-type="string" calcext:value-type="string">
            <text:p>INSAF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8-10" calcext:value-type="date">
            <text:p>10/08/1980</text:p>
          </table:table-cell>
          <table:table-cell table:style-name="ce80" office:value-type="float" office:value="1306.07" calcext:value-type="float">
            <text:p>1306,0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7" calcext:value-type="date">
            <text:p>17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OUARI</text:p>
          </table:table-cell>
          <table:table-cell table:style-name="ce73" office:value-type="string" calcext:value-type="string">
            <text:p>AMO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0-03-17" calcext:value-type="date">
            <text:p>17/03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06" calcext:value-type="date">
            <text:p>06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RMIDI</text:p>
          </table:table-cell>
          <table:table-cell table:style-name="ce73" office:value-type="string" calcext:value-type="string">
            <text:p>NA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6-20" calcext:value-type="date">
            <text:p>20/06/1978</text:p>
          </table:table-cell>
          <table:table-cell table:style-name="ce80" office:value-type="float" office:value="7.56" calcext:value-type="float">
            <text:p>7,5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06" calcext:value-type="date">
            <text:p>06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RMIDI</text:p>
          </table:table-cell>
          <table:table-cell table:style-name="ce73" office:value-type="string" calcext:value-type="string">
            <text:p>MAR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4-12" calcext:value-type="date">
            <text:p>12/04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08" calcext:value-type="date">
            <text:p>08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HADJAR</text:p>
          </table:table-cell>
          <table:table-cell table:style-name="ce73" office:value-type="string" calcext:value-type="string">
            <text:p>ASS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3-18" calcext:value-type="date">
            <text:p>18/03/1994</text:p>
          </table:table-cell>
          <table:table-cell table:style-name="ce80" office:value-type="float" office:value="18.5" calcext:value-type="float">
            <text:p>18,5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08" calcext:value-type="date">
            <text:p>08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HADJAR</text:p>
          </table:table-cell>
          <table:table-cell table:style-name="ce73" office:value-type="string" calcext:value-type="string">
            <text:p>NAEL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2-10-20" calcext:value-type="date">
            <text:p>20/10/202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OUADDAR</text:p>
          </table:table-cell>
          <table:table-cell table:style-name="ce73" office:value-type="string" calcext:value-type="string">
            <text:p>SAMI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1-29" calcext:value-type="date">
            <text:p>29/01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OUADDAR</text:p>
          </table:table-cell>
          <table:table-cell table:style-name="ce73" office:value-type="string" calcext:value-type="string">
            <text:p>EM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6-10-28" calcext:value-type="date">
            <text:p>28/10/2016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OUADDAR</text:p>
          </table:table-cell>
          <table:table-cell table:style-name="ce73" office:value-type="string" calcext:value-type="string">
            <text:p>DJAMI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4-05-04" calcext:value-type="date">
            <text:p>04/05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10" calcext:value-type="date">
            <text:p>10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ULD HOCINE <text:s/></text:p>
          </table:table-cell>
          <table:table-cell table:style-name="ce73" office:value-type="string" calcext:value-type="string">
            <text:p>SABR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3-18" calcext:value-type="date">
            <text:p>18/03/1994</text:p>
          </table:table-cell>
          <table:table-cell table:style-name="ce80" office:value-type="float" office:value="13.53" calcext:value-type="float">
            <text:p>13,5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4" calcext:value-type="date">
            <text:p>24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URCANU</text:p>
          </table:table-cell>
          <table:table-cell table:style-name="ce73" office:value-type="string" calcext:value-type="string">
            <text:p>VICTOR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8-03" calcext:value-type="date">
            <text:p>03/08/2000</text:p>
          </table:table-cell>
          <table:table-cell table:style-name="ce80" office:value-type="float" office:value="58.19" calcext:value-type="float">
            <text:p>58,1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4" calcext:value-type="date">
            <text:p>24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URCANU</text:p>
          </table:table-cell>
          <table:table-cell table:style-name="ce73" office:value-type="string" calcext:value-type="string">
            <text:p>VIOR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2-06-24" calcext:value-type="date">
            <text:p>24/06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12" calcext:value-type="date">
            <text:p>12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HENRIQUES</text:p>
          </table:table-cell>
          <table:table-cell table:style-name="ce73" office:value-type="string" calcext:value-type="string">
            <text:p>HUG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8-06-14" calcext:value-type="date">
            <text:p>14/06/2018</text:p>
          </table:table-cell>
          <table:table-cell table:style-name="ce80" office:value-type="float" office:value="189.8" calcext:value-type="float">
            <text:p>189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13" calcext:value-type="date">
            <text:p>13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OPEZ <text:s/></text:p>
          </table:table-cell>
          <table:table-cell table:style-name="ce73" office:value-type="string" calcext:value-type="string">
            <text:p>S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9-04-06" calcext:value-type="date">
            <text:p>06/04/2009</text:p>
          </table:table-cell>
          <table:table-cell table:style-name="ce80" office:value-type="float" office:value="55.8" calcext:value-type="float">
            <text:p>55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7" calcext:value-type="date">
            <text:p>27/03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DIZ RODRIGUES</text:p>
          </table:table-cell>
          <table:table-cell table:style-name="ce73" office:value-type="string" calcext:value-type="string">
            <text:p>CAT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10-31" calcext:value-type="date">
            <text:p>31/10/1987</text:p>
          </table:table-cell>
          <table:table-cell table:style-name="ce80" office:value-type="float" office:value="60" calcext:value-type="float">
            <text:p>6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7" calcext:value-type="date">
            <text:p>27/03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CEPEDO TRIGO</text:p>
          </table:table-cell>
          <table:table-cell table:style-name="ce73" office:value-type="string" calcext:value-type="string">
            <text:p>BRUNO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1-05-02" calcext:value-type="date">
            <text:p>02/05/198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9" calcext:value-type="date">
            <text:p>19/07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PERSONNE</text:p>
          </table:table-cell>
          <table:table-cell table:style-name="ce73" office:value-type="string" calcext:value-type="string">
            <text:p>BARBA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5-09" calcext:value-type="date">
            <text:p>09/05/1985</text:p>
          </table:table-cell>
          <table:table-cell table:style-name="ce80" office:value-type="float" office:value="649.91" calcext:value-type="float">
            <text:p>649,9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9" calcext:value-type="date">
            <text:p>19/07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DAAS</text:p>
          </table:table-cell>
          <table:table-cell table:style-name="ce73" office:value-type="string" calcext:value-type="string">
            <text:p>WA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10-31" calcext:value-type="date">
            <text:p>31/10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9" calcext:value-type="date">
            <text:p>19/07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DAAS</text:p>
          </table:table-cell>
          <table:table-cell table:style-name="ce73" office:value-type="string" calcext:value-type="string">
            <text:p>JAWA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7-01-12" calcext:value-type="date">
            <text:p>12/01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9" calcext:value-type="date">
            <text:p>19/07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DAAS</text:p>
          </table:table-cell>
          <table:table-cell table:style-name="ce73" office:value-type="string" calcext:value-type="string">
            <text:p>NAI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5-25" calcext:value-type="date">
            <text:p>25/05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22" calcext:value-type="date">
            <text:p>22/04/2023</text:p>
          </table:table-cell>
          <table:table-cell table:style-name="ce73" office:value-type="string" calcext:value-type="string">
            <text:p>SOPHIE</text:p>
          </table:table-cell>
          <table:table-cell table:style-name="ce73" office:value-type="string" calcext:value-type="string">
            <text:p>BACQUENOIS</text:p>
          </table:table-cell>
          <table:table-cell table:style-name="ce73" office:value-type="string" calcext:value-type="string">
            <text:p>BEATRI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5-23" calcext:value-type="date">
            <text:p>23/05/1963</text:p>
          </table:table-cell>
          <table:table-cell table:style-name="ce80" office:value-type="float" office:value="76.32" calcext:value-type="float">
            <text:p>76,3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22" calcext:value-type="date">
            <text:p>22/04/2023</text:p>
          </table:table-cell>
          <table:table-cell table:style-name="ce73" office:value-type="string" calcext:value-type="string">
            <text:p>SOPHIE</text:p>
          </table:table-cell>
          <table:table-cell table:style-name="ce73" office:value-type="string" calcext:value-type="string">
            <text:p>BACQUENOIS</text:p>
          </table:table-cell>
          <table:table-cell table:style-name="ce73" office:value-type="string" calcext:value-type="string">
            <text:p>ANGE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34-11-21" calcext:value-type="date">
            <text:p>21/11/193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22" calcext:value-type="date">
            <text:p>22/04/2023</text:p>
          </table:table-cell>
          <table:table-cell table:style-name="ce73" office:value-type="string" calcext:value-type="string">
            <text:p>SOPHIE</text:p>
          </table:table-cell>
          <table:table-cell table:style-name="ce73" office:value-type="string" calcext:value-type="string">
            <text:p>BACQUENOIS</text:p>
          </table:table-cell>
          <table:table-cell table:style-name="ce73" office:value-type="string" calcext:value-type="string">
            <text:p>THIERR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57-04-22" calcext:value-type="date">
            <text:p>22/04/195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4-28" calcext:value-type="date">
            <text:p>28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NAMRAN</text:p>
          </table:table-cell>
          <table:table-cell table:style-name="ce73" office:value-type="string" calcext:value-type="string">
            <text:p>CHARLOT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2-28" calcext:value-type="date">
            <text:p>28/12/1991</text:p>
          </table:table-cell>
          <table:table-cell table:style-name="ce80" office:value-type="float" office:value="68" calcext:value-type="float">
            <text:p>6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04" calcext:value-type="date">
            <text:p>04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OUAGUI</text:p>
          </table:table-cell>
          <table:table-cell table:style-name="ce73" office:value-type="string" calcext:value-type="string">
            <text:p>IKR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3-04" calcext:value-type="date">
            <text:p>04/03/1975</text:p>
          </table:table-cell>
          <table:table-cell table:style-name="ce80" office:value-type="float" office:value="133.06" calcext:value-type="float">
            <text:p>133,0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05" calcext:value-type="date">
            <text:p>05/05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HADDOUCHE</text:p>
          </table:table-cell>
          <table:table-cell table:style-name="ce73" office:value-type="string" calcext:value-type="string">
            <text:p>KAH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3-16" calcext:value-type="date">
            <text:p>16/03/1996</text:p>
          </table:table-cell>
          <table:table-cell table:style-name="ce80" office:value-type="float" office:value="591.56" calcext:value-type="float">
            <text:p>591,5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05" calcext:value-type="date">
            <text:p>05/05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RICOU</text:p>
          </table:table-cell>
          <table:table-cell table:style-name="ce73" office:value-type="string" calcext:value-type="string">
            <text:p>ALEXANDR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6-05-20" calcext:value-type="date">
            <text:p>20/05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NADJI</text:p>
          </table:table-cell>
          <table:table-cell table:style-name="ce73" office:value-type="string" calcext:value-type="string">
            <text:p>SA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8-14" calcext:value-type="date">
            <text:p>14/08/1966</text:p>
          </table:table-cell>
          <table:table-cell table:style-name="ce80" office:value-type="float" office:value="840" calcext:value-type="float">
            <text:p>84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NADJI</text:p>
          </table:table-cell>
          <table:table-cell table:style-name="ce73" office:value-type="string" calcext:value-type="string">
            <text:p>OUIZ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4-19" calcext:value-type="date">
            <text:p>19/04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NADJI</text:p>
          </table:table-cell>
          <table:table-cell table:style-name="ce73" office:value-type="string" calcext:value-type="string">
            <text:p>IN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07-21" calcext:value-type="date">
            <text:p>21/07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NADJI</text:p>
          </table:table-cell>
          <table:table-cell table:style-name="ce73" office:value-type="string" calcext:value-type="string">
            <text:p>MELISS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2-06-01" calcext:value-type="date">
            <text:p>01/06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3" calcext:value-type="date">
            <text:p>13/05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CALCAGNO</text:p>
          </table:table-cell>
          <table:table-cell table:style-name="ce73" office:value-type="string" calcext:value-type="string">
            <text:p>DANI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8-04-27" calcext:value-type="date">
            <text:p>27/04/1958</text:p>
          </table:table-cell>
          <table:table-cell table:style-name="ce80" office:value-type="float" office:value="143.4" calcext:value-type="float">
            <text:p>143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3" calcext:value-type="date">
            <text:p>13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ESSALHI</text:p>
          </table:table-cell>
          <table:table-cell table:style-name="ce73" office:value-type="string" calcext:value-type="string">
            <text:p>SAL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7-25" calcext:value-type="date">
            <text:p>25/07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LEFEBVRE</text:p>
          </table:table-cell>
          <table:table-cell table:style-name="ce73" office:value-type="string" calcext:value-type="string">
            <text:p>CHLO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11-13" calcext:value-type="date">
            <text:p>13/11/1986</text:p>
          </table:table-cell>
          <table:table-cell table:style-name="ce80" office:value-type="float" office:value="712.39" calcext:value-type="float">
            <text:p>712,3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IT OUARABI</text:p>
          </table:table-cell>
          <table:table-cell table:style-name="ce73" office:value-type="string" calcext:value-type="string">
            <text:p>SAL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2-13" calcext:value-type="date">
            <text:p>13/02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IT OUARABI</text:p>
          </table:table-cell>
          <table:table-cell table:style-name="ce73" office:value-type="string" calcext:value-type="string">
            <text:p>SANA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2-10-08" calcext:value-type="date">
            <text:p>08/10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8" calcext:value-type="date">
            <text:p>18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VINCENT <text:s/></text:p>
          </table:table-cell>
          <table:table-cell table:style-name="ce73" office:value-type="string" calcext:value-type="string">
            <text:p>FRANCOIS XAVIE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7-03-20" calcext:value-type="date">
            <text:p>20/03/2007</text:p>
          </table:table-cell>
          <table:table-cell table:style-name="ce80" office:value-type="float" office:value="320" calcext:value-type="float">
            <text:p>3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8" calcext:value-type="date">
            <text:p>18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VINCENT</text:p>
          </table:table-cell>
          <table:table-cell table:style-name="ce73" office:value-type="string" calcext:value-type="string">
            <text:p>AUGUST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4-25" calcext:value-type="date">
            <text:p>25/04/2002</text:p>
          </table:table-cell>
          <table:table-cell table:style-name="ce80" office:value-type="float" office:value="814" calcext:value-type="float">
            <text:p>81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8" calcext:value-type="date">
            <text:p>18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VINCENT</text:p>
          </table:table-cell>
          <table:table-cell table:style-name="ce73" office:value-type="string" calcext:value-type="string">
            <text:p>GABRI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4-05-04" calcext:value-type="date">
            <text:p>04/05/2004</text:p>
          </table:table-cell>
          <table:table-cell table:style-name="ce80" office:value-type="float" office:value="243" calcext:value-type="float">
            <text:p>24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19" calcext:value-type="date">
            <text:p>19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ANDEVILLE</text:p>
          </table:table-cell>
          <table:table-cell table:style-name="ce73" office:value-type="string" calcext:value-type="string">
            <text:p>THOM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2-19" calcext:value-type="date">
            <text:p>19/12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22" calcext:value-type="date">
            <text:p>22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HAROUNA HAMA</text:p>
          </table:table-cell>
          <table:table-cell table:style-name="ce73" office:value-type="string" calcext:value-type="string">
            <text:p>JAMI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8-02" calcext:value-type="date">
            <text:p>02/08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ALHI <text:s/></text:p>
          </table:table-cell>
          <table:table-cell table:style-name="ce73" office:value-type="string" calcext:value-type="string">
            <text:p>SA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5-13" calcext:value-type="date">
            <text:p>13/05/1982</text:p>
          </table:table-cell>
          <table:table-cell table:style-name="ce80" office:value-type="float" office:value="681.7" calcext:value-type="float">
            <text:p>681,7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ALHI</text:p>
          </table:table-cell>
          <table:table-cell table:style-name="ce73" office:value-type="string" calcext:value-type="string">
            <text:p>KAMIL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7-12" calcext:value-type="date">
            <text:p>12/07/1982</text:p>
          </table:table-cell>
          <table:table-cell table:style-name="ce80" office:value-type="float" office:value="393.96" calcext:value-type="float">
            <text:p>393,96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25" calcext:value-type="date">
            <text:p>25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CALCAGNO</text:p>
          </table:table-cell>
          <table:table-cell table:style-name="ce73" office:value-type="string" calcext:value-type="string">
            <text:p>LUC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5-31" calcext:value-type="date">
            <text:p>31/05/2002</text:p>
          </table:table-cell>
          <table:table-cell table:style-name="ce80" office:value-type="float" office:value="816" calcext:value-type="float">
            <text:p>81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5-25" calcext:value-type="date">
            <text:p>25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IALLO</text:p>
          </table:table-cell>
          <table:table-cell table:style-name="ce73" office:value-type="string" calcext:value-type="string">
            <text:p>BOUBAC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1-16" calcext:value-type="date">
            <text:p>16/01/1976</text:p>
          </table:table-cell>
          <table:table-cell table:style-name="ce80" office:value-type="float" office:value="251.4" calcext:value-type="float">
            <text:p>251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LEBRUN</text:p>
          </table:table-cell>
          <table:table-cell table:style-name="ce73" office:value-type="string" calcext:value-type="string">
            <text:p>CONSTAN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3-08" calcext:value-type="date">
            <text:p>08/03/2000</text:p>
          </table:table-cell>
          <table:table-cell table:style-name="ce80" office:value-type="float" office:value="169" calcext:value-type="float">
            <text:p>169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AUDINOT</text:p>
          </table:table-cell>
          <table:table-cell table:style-name="ce73" office:value-type="string" calcext:value-type="string">
            <text:p>VANESS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7-31" calcext:value-type="date">
            <text:p>31/07/1978</text:p>
          </table:table-cell>
          <table:table-cell table:style-name="ce80" office:value-type="float" office:value="357.1" calcext:value-type="float">
            <text:p>357,1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08" calcext:value-type="date">
            <text:p>08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UZAN</text:p>
          </table:table-cell>
          <table:table-cell table:style-name="ce73" office:value-type="string" calcext:value-type="string">
            <text:p>LE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6-28" calcext:value-type="date">
            <text:p>28/06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8" calcext:value-type="date">
            <text:p>08/03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KHOULE</text:p>
          </table:table-cell>
          <table:table-cell table:style-name="ce73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9-29" calcext:value-type="date">
            <text:p>29/09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20" calcext:value-type="date">
            <text:p>20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ASTARDIE</text:p>
          </table:table-cell>
          <table:table-cell table:style-name="ce73" office:value-type="string" calcext:value-type="string">
            <text:p>ANTO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7-27" calcext:value-type="date">
            <text:p>27/07/1996</text:p>
          </table:table-cell>
          <table:table-cell table:style-name="ce80" office:value-type="float" office:value="3" calcext:value-type="float">
            <text:p>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KHOULE</text:p>
          </table:table-cell>
          <table:table-cell table:style-name="ce73" office:value-type="string" calcext:value-type="string">
            <text:p>BER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6-01" calcext:value-type="date">
            <text:p>01/06/1982</text:p>
          </table:table-cell>
          <table:table-cell table:style-name="ce80" office:value-type="float" office:value="192.92" calcext:value-type="float">
            <text:p>192,92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IBY</text:p>
          </table:table-cell>
          <table:table-cell table:style-name="ce73" office:value-type="string" calcext:value-type="string">
            <text:p>SOPH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01-12" calcext:value-type="date">
            <text:p>12/01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IBY</text:p>
          </table:table-cell>
          <table:table-cell table:style-name="ce73" office:value-type="string" calcext:value-type="string">
            <text:p>MOHAME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5-14" calcext:value-type="date">
            <text:p>14/05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22" calcext:value-type="date">
            <text:p>22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SENNI</text:p>
          </table:table-cell>
          <table:table-cell table:style-name="ce73" office:value-type="string" calcext:value-type="string">
            <text:p>YASM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4-05" calcext:value-type="date">
            <text:p>05/04/1995</text:p>
          </table:table-cell>
          <table:table-cell table:style-name="ce80" office:value-type="float" office:value="10" calcext:value-type="float">
            <text:p>1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8" calcext:value-type="date">
            <text:p>08/08/2024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ESCOFET</text:p>
          </table:table-cell>
          <table:table-cell table:style-name="ce73" office:value-type="string" calcext:value-type="string">
            <text:p>TIMO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4-10" calcext:value-type="date">
            <text:p>10/04/2003</text:p>
          </table:table-cell>
          <table:table-cell table:style-name="ce80" office:value-type="float" office:value="566.1" calcext:value-type="float">
            <text:p>566,1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1" calcext:value-type="date">
            <text:p>21/03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NANA</text:p>
          </table:table-cell>
          <table:table-cell table:style-name="ce73" office:value-type="string" calcext:value-type="string">
            <text:p>GEORG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3-11" calcext:value-type="date">
            <text:p>11/03/1978</text:p>
          </table:table-cell>
          <table:table-cell table:style-name="ce80" office:value-type="float" office:value="34.8" calcext:value-type="float">
            <text:p>34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0-13" calcext:value-type="date">
            <text:p>13/10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EZAHRAOUI</text:p>
          </table:table-cell>
          <table:table-cell table:style-name="ce73" office:value-type="string" calcext:value-type="string">
            <text:p>NAW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2-02" calcext:value-type="date">
            <text:p>02/02/1981</text:p>
          </table:table-cell>
          <table:table-cell table:style-name="ce80" office:value-type="float" office:value="332.2" calcext:value-type="float">
            <text:p>332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0-13" calcext:value-type="date">
            <text:p>13/10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EZAHRAOUI</text:p>
          </table:table-cell>
          <table:table-cell table:style-name="ce73" office:value-type="string" calcext:value-type="string">
            <text:p>IMRA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04-23" calcext:value-type="date">
            <text:p>23/04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6-30" calcext:value-type="date">
            <text:p>30/06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MARCEAU <text:s/></text:p>
          </table:table-cell>
          <table:table-cell table:style-name="ce73" office:value-type="string" calcext:value-type="string">
            <text:p>MATTHIEU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12-12" calcext:value-type="date">
            <text:p>12/12/2000</text:p>
          </table:table-cell>
          <table:table-cell table:style-name="ce80" office:value-type="float" office:value="370.92" calcext:value-type="float">
            <text:p>370,9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FAT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12-19" calcext:value-type="date">
            <text:p>19/12/1984</text:p>
          </table:table-cell>
          <table:table-cell table:style-name="ce80" office:value-type="float" office:value="1099.48" calcext:value-type="float">
            <text:p>1099,4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MOURA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7-13" calcext:value-type="date">
            <text:p>13/07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YOUN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12-31" calcext:value-type="date">
            <text:p>31/12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SAF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2-28" calcext:value-type="date">
            <text:p>28/02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AS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6-02-01" calcext:value-type="date">
            <text:p>01/02/201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IHSS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5-06" calcext:value-type="date">
            <text:p>06/05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ZERGUERRAS</text:p>
          </table:table-cell>
          <table:table-cell table:style-name="ce73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2-28" calcext:value-type="date">
            <text:p>28/02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11" calcext:value-type="date">
            <text:p>11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FONSECA SEQUEIRA</text:p>
          </table:table-cell>
          <table:table-cell table:style-name="ce73" office:value-type="string" calcext:value-type="string">
            <text:p>ANA MAR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6-06" calcext:value-type="date">
            <text:p>06/06/196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ABTI</text:p>
          </table:table-cell>
          <table:table-cell table:style-name="ce73" office:value-type="string" calcext:value-type="string">
            <text:p>MOHAN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3-25" calcext:value-type="date">
            <text:p>25/03/1975</text:p>
          </table:table-cell>
          <table:table-cell table:style-name="ce80" office:value-type="float" office:value="555.4" calcext:value-type="float">
            <text:p>555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ABTI</text:p>
          </table:table-cell>
          <table:table-cell table:style-name="ce73" office:value-type="string" calcext:value-type="string">
            <text:p>OURD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2-09-23" calcext:value-type="date">
            <text:p>23/09/198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ABTI</text:p>
          </table:table-cell>
          <table:table-cell table:style-name="ce73" office:value-type="string" calcext:value-type="string">
            <text:p>ELY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5-10-03" calcext:value-type="date">
            <text:p>03/10/201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ABTI</text:p>
          </table:table-cell>
          <table:table-cell table:style-name="ce73" office:value-type="string" calcext:value-type="string">
            <text:p>ENAY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0-06-01" calcext:value-type="date">
            <text:p>01/06/202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13" calcext:value-type="date">
            <text:p>13/07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OURSAULT</text:p>
          </table:table-cell>
          <table:table-cell table:style-name="ce73" office:value-type="string" calcext:value-type="string">
            <text:p>KEV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12-30" calcext:value-type="date">
            <text:p>30/12/1997</text:p>
          </table:table-cell>
          <table:table-cell table:style-name="ce80" office:value-type="float" office:value="471" calcext:value-type="float">
            <text:p>47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3" calcext:value-type="date">
            <text:p>13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HAMOUDI</text:p>
          </table:table-cell>
          <table:table-cell table:style-name="ce73" office:value-type="string" calcext:value-type="string">
            <text:p>SAM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12-23" calcext:value-type="date">
            <text:p>23/12/1982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3" calcext:value-type="date">
            <text:p>13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HAMOUDI</text:p>
          </table:table-cell>
          <table:table-cell table:style-name="ce73" office:value-type="string" calcext:value-type="string">
            <text:p>SOFIA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5-05-22" calcext:value-type="date">
            <text:p>22/05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15" calcext:value-type="date">
            <text:p>15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CHIKH</text:p>
          </table:table-cell>
          <table:table-cell table:style-name="ce73" office:value-type="string" calcext:value-type="string">
            <text:p>FOU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6-04" calcext:value-type="date">
            <text:p>04/06/1975</text:p>
          </table:table-cell>
          <table:table-cell table:style-name="ce80" office:value-type="float" office:value="158" calcext:value-type="float">
            <text:p>15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15" calcext:value-type="date">
            <text:p>15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ATI</text:p>
          </table:table-cell>
          <table:table-cell table:style-name="ce73" office:value-type="string" calcext:value-type="string">
            <text:p>FARI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1-03-29" calcext:value-type="date">
            <text:p>29/03/196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5" calcext:value-type="date">
            <text:p>05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TOUTOU</text:p>
          </table:table-cell>
          <table:table-cell table:style-name="ce73" office:value-type="string" calcext:value-type="string">
            <text:p>AN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2-05" calcext:value-type="date">
            <text:p>05/02/1993</text:p>
          </table:table-cell>
          <table:table-cell table:style-name="ce80" office:value-type="float" office:value="81.36" calcext:value-type="float">
            <text:p>81,3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0" calcext:value-type="date">
            <text:p>20/07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HASSANI</text:p>
          </table:table-cell>
          <table:table-cell table:style-name="ce73" office:value-type="string" calcext:value-type="string">
            <text:p>ZOULIK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9-28" calcext:value-type="date">
            <text:p>28/09/1981</text:p>
          </table:table-cell>
          <table:table-cell table:style-name="ce80" office:value-type="float" office:value="245.82" calcext:value-type="float">
            <text:p>245,82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0" calcext:value-type="date">
            <text:p>20/07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HASSANI</text:p>
          </table:table-cell>
          <table:table-cell table:style-name="ce73" office:value-type="string" calcext:value-type="string">
            <text:p>ABDELMALIK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2-21" calcext:value-type="date">
            <text:p>21/02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HAFFANE BENARMAS</text:p>
          </table:table-cell>
          <table:table-cell table:style-name="ce73" office:value-type="string" calcext:value-type="string">
            <text:p>MAR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6-05-24" calcext:value-type="date">
            <text:p>24/05/2016</text:p>
          </table:table-cell>
          <table:table-cell table:style-name="ce80" office:value-type="float" office:value="351.31" calcext:value-type="float">
            <text:p>351,31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HAFFANE BENARMAS</text:p>
          </table:table-cell>
          <table:table-cell table:style-name="ce73" office:value-type="string" calcext:value-type="string">
            <text:p>ADAE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1-30" calcext:value-type="date">
            <text:p>30/01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HAFFANE BENARMAS</text:p>
          </table:table-cell>
          <table:table-cell table:style-name="ce73" office:value-type="string" calcext:value-type="string">
            <text:p>FAROUCK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4-08-19" calcext:value-type="date">
            <text:p>19/08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24" calcext:value-type="date">
            <text:p>24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UJOVIC</text:p>
          </table:table-cell>
          <table:table-cell table:style-name="ce73" office:value-type="string" calcext:value-type="string">
            <text:p>NADI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6-11" calcext:value-type="date">
            <text:p>11/06/1977</text:p>
          </table:table-cell>
          <table:table-cell table:style-name="ce80" office:value-type="float" office:value="65" calcext:value-type="float">
            <text:p>6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27" calcext:value-type="date">
            <text:p>27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DJED</text:p>
          </table:table-cell>
          <table:table-cell table:style-name="ce73" office:value-type="string" calcext:value-type="string">
            <text:p>CEL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8-22" calcext:value-type="date">
            <text:p>22/08/2002</text:p>
          </table:table-cell>
          <table:table-cell table:style-name="ce80" office:value-type="float" office:value="49.79" calcext:value-type="float">
            <text:p>49,7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27" calcext:value-type="date">
            <text:p>27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NSADOUN</text:p>
          </table:table-cell>
          <table:table-cell table:style-name="ce73" office:value-type="string" calcext:value-type="string">
            <text:p>WISSA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3-29" calcext:value-type="date">
            <text:p>29/03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28" calcext:value-type="date">
            <text:p>28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ADACHE</text:p>
          </table:table-cell>
          <table:table-cell table:style-name="ce73" office:value-type="string" calcext:value-type="string">
            <text:p>I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2-09" calcext:value-type="date">
            <text:p>09/02/2000</text:p>
          </table:table-cell>
          <table:table-cell table:style-name="ce80" office:value-type="float" office:value="90" calcext:value-type="float">
            <text:p>9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29" calcext:value-type="date">
            <text:p>29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TIPHAINE</text:p>
          </table:table-cell>
          <table:table-cell table:style-name="ce73" office:value-type="string" calcext:value-type="string">
            <text:p>YANIS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5-01" calcext:value-type="date">
            <text:p>01/05/1999</text:p>
          </table:table-cell>
          <table:table-cell table:style-name="ce80" office:value-type="float" office:value="194.28" calcext:value-type="float">
            <text:p>194,2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4" calcext:value-type="date">
            <text:p>04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YER</text:p>
          </table:table-cell>
          <table:table-cell table:style-name="ce73" office:value-type="string" calcext:value-type="string">
            <text:p>PAU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10-01" calcext:value-type="date">
            <text:p>01/10/2010</text:p>
          </table:table-cell>
          <table:table-cell table:style-name="ce80" office:value-type="float" office:value="158.6" calcext:value-type="float">
            <text:p>158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4" calcext:value-type="date">
            <text:p>04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YER</text:p>
          </table:table-cell>
          <table:table-cell table:style-name="ce73" office:value-type="string" calcext:value-type="string">
            <text:p>ELOD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9-06-16" calcext:value-type="date">
            <text:p>16/06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4" calcext:value-type="date">
            <text:p>04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YER</text:p>
          </table:table-cell>
          <table:table-cell table:style-name="ce73" office:value-type="string" calcext:value-type="string">
            <text:p>CAMIL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5-06-28" calcext:value-type="date">
            <text:p>28/06/201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4" calcext:value-type="date">
            <text:p>04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YER</text:p>
          </table:table-cell>
          <table:table-cell table:style-name="ce73" office:value-type="string" calcext:value-type="string">
            <text:p>CLEMENC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11-10" calcext:value-type="date">
            <text:p>10/11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31" calcext:value-type="date">
            <text:p>31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KAUR</text:p>
          </table:table-cell>
          <table:table-cell table:style-name="ce73" office:value-type="string" calcext:value-type="string">
            <text:p>HARDEEP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11-07" calcext:value-type="date">
            <text:p>07/11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2" calcext:value-type="date">
            <text:p>02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UARAB</text:p>
          </table:table-cell>
          <table:table-cell table:style-name="ce73" office:value-type="string" calcext:value-type="string">
            <text:p>BOUSSA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1-14" calcext:value-type="date">
            <text:p>14/01/1998</text:p>
          </table:table-cell>
          <table:table-cell table:style-name="ce80" office:value-type="float" office:value="457.46" calcext:value-type="float">
            <text:p>457,4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3" calcext:value-type="date">
            <text:p>03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RAMMANT</text:p>
          </table:table-cell>
          <table:table-cell table:style-name="ce73" office:value-type="string" calcext:value-type="string">
            <text:p>JO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7-03-10" calcext:value-type="date">
            <text:p>10/03/194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HUGMONIA</text:p>
          </table:table-cell>
          <table:table-cell table:style-name="ce73" office:value-type="string" calcext:value-type="string">
            <text:p>HASV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11-26" calcext:value-type="date">
            <text:p>26/11/1990</text:p>
          </table:table-cell>
          <table:table-cell table:style-name="ce80" office:value-type="float" office:value="40.76" calcext:value-type="float">
            <text:p>40,7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8" calcext:value-type="date">
            <text:p>08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ARTOUX</text:p>
          </table:table-cell>
          <table:table-cell table:style-name="ce73" office:value-type="string" calcext:value-type="string">
            <text:p>PHILIPP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1-20" calcext:value-type="date">
            <text:p>20/01/1966</text:p>
          </table:table-cell>
          <table:table-cell table:style-name="ce80" office:value-type="float" office:value="42" calcext:value-type="float">
            <text:p>42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4" calcext:value-type="date">
            <text:p>24/07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MMAR KHODJA</text:p>
          </table:table-cell>
          <table:table-cell table:style-name="ce73" office:value-type="string" calcext:value-type="string">
            <text:p>MEZI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8-10" calcext:value-type="date">
            <text:p>10/08/1991</text:p>
          </table:table-cell>
          <table:table-cell table:style-name="ce80" office:value-type="float" office:value="379.84" calcext:value-type="float">
            <text:p>379,8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08" calcext:value-type="date">
            <text:p>08/08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EL BEKKAOUI</text:p>
          </table:table-cell>
          <table:table-cell table:style-name="ce73" office:value-type="string" calcext:value-type="string">
            <text:p>EL HOUSS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5-10-17" calcext:value-type="date">
            <text:p>17/10/1965</text:p>
          </table:table-cell>
          <table:table-cell table:style-name="ce80" office:value-type="float" office:value="151" calcext:value-type="float">
            <text:p>15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7-25" calcext:value-type="date">
            <text:p>25/07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KANTE</text:p>
          </table:table-cell>
          <table:table-cell table:style-name="ce73" office:value-type="string" calcext:value-type="string">
            <text:p>OUSSEN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7-02" calcext:value-type="date">
            <text:p>02/07/1994</text:p>
          </table:table-cell>
          <table:table-cell table:style-name="ce80" office:value-type="float" office:value="443.92" calcext:value-type="float">
            <text:p>443,9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16" calcext:value-type="date">
            <text:p>16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RRADA</text:p>
          </table:table-cell>
          <table:table-cell table:style-name="ce73" office:value-type="string" calcext:value-type="string">
            <text:p>RE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8-14" calcext:value-type="date">
            <text:p>14/08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17" calcext:value-type="date">
            <text:p>17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ZIANE</text:p>
          </table:table-cell>
          <table:table-cell table:style-name="ce73" office:value-type="string" calcext:value-type="string">
            <text:p>SAMI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4-24" calcext:value-type="date">
            <text:p>24/04/1977</text:p>
          </table:table-cell>
          <table:table-cell table:style-name="ce80" office:value-type="float" office:value="93.28" calcext:value-type="float">
            <text:p>93,2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24" calcext:value-type="date">
            <text:p>24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BDELOUAHAB</text:p>
          </table:table-cell>
          <table:table-cell table:style-name="ce73" office:value-type="string" calcext:value-type="string">
            <text:p>SAM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3-25" calcext:value-type="date">
            <text:p>25/03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8-30" calcext:value-type="date">
            <text:p>30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EL GHARNOUK</text:p>
          </table:table-cell>
          <table:table-cell table:style-name="ce73" office:value-type="string" calcext:value-type="string">
            <text:p>ZINEB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2-14" calcext:value-type="date">
            <text:p>14/12/1991</text:p>
          </table:table-cell>
          <table:table-cell table:style-name="ce80" office:value-type="float" office:value="0.13" calcext:value-type="float">
            <text:p>0,1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EN DOUDOUH</text:p>
          </table:table-cell>
          <table:table-cell table:style-name="ce73" office:value-type="string" calcext:value-type="string">
            <text:p>SMAI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6-05" calcext:value-type="date">
            <text:p>05/06/1979</text:p>
          </table:table-cell>
          <table:table-cell table:style-name="ce80" office:value-type="float" office:value="335.6" calcext:value-type="float">
            <text:p>335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EN DOUDOUH</text:p>
          </table:table-cell>
          <table:table-cell table:style-name="ce73" office:value-type="string" calcext:value-type="string">
            <text:p>SOPH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7-04-03" calcext:value-type="date">
            <text:p>03/04/196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EN DOUDOUH</text:p>
          </table:table-cell>
          <table:table-cell table:style-name="ce73" office:value-type="string" calcext:value-type="string">
            <text:p>SOPH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0-12-10" calcext:value-type="date">
            <text:p>10/12/198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EN DOUDOUH</text:p>
          </table:table-cell>
          <table:table-cell table:style-name="ce73" office:value-type="string" calcext:value-type="string">
            <text:p>NOUR EL HOUD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52-09-05" calcext:value-type="date">
            <text:p>05/09/195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EN DOUDOUH</text:p>
          </table:table-cell>
          <table:table-cell table:style-name="ce73" office:value-type="string" calcext:value-type="string">
            <text:p>BENAISS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47-07-03" calcext:value-type="date">
            <text:p>03/07/194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06" calcext:value-type="date">
            <text:p>06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KLOUF</text:p>
          </table:table-cell>
          <table:table-cell table:style-name="ce73" office:value-type="string" calcext:value-type="string">
            <text:p>AZIZ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8-29" calcext:value-type="date">
            <text:p>29/08/1985</text:p>
          </table:table-cell>
          <table:table-cell table:style-name="ce80" office:value-type="float" office:value="0.78" calcext:value-type="float">
            <text:p>0,7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06" calcext:value-type="date">
            <text:p>06/09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RUBES</text:p>
          </table:table-cell>
          <table:table-cell table:style-name="ce73" office:value-type="string" calcext:value-type="string">
            <text:p>VALER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4-10" calcext:value-type="date">
            <text:p>10/04/1967</text:p>
          </table:table-cell>
          <table:table-cell table:style-name="ce80" office:value-type="float" office:value="3.25" calcext:value-type="float">
            <text:p>3,2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06" calcext:value-type="date">
            <text:p>06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ZELSMANN</text:p>
          </table:table-cell>
          <table:table-cell table:style-name="ce73" office:value-type="string" calcext:value-type="string">
            <text:p>BAR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11-13" calcext:value-type="date">
            <text:p>13/11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9" calcext:value-type="date">
            <text:p>29/06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DAUGE</text:p>
          </table:table-cell>
          <table:table-cell table:style-name="ce73" office:value-type="string" calcext:value-type="string">
            <text:p>DOMITI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2-05" calcext:value-type="date">
            <text:p>05/02/1997</text:p>
          </table:table-cell>
          <table:table-cell table:style-name="ce80" office:value-type="float" office:value="65.52" calcext:value-type="float">
            <text:p>65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12" calcext:value-type="date">
            <text:p>12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LAISE</text:p>
          </table:table-cell>
          <table:table-cell table:style-name="ce73" office:value-type="string" calcext:value-type="string">
            <text:p>GLAWDY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7-16" calcext:value-type="date">
            <text:p>16/07/1980</text:p>
          </table:table-cell>
          <table:table-cell table:style-name="ce80" office:value-type="float" office:value="184" calcext:value-type="float">
            <text:p>18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01" calcext:value-type="date">
            <text:p>01/1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SISSOKO</text:p>
          </table:table-cell>
          <table:table-cell table:style-name="ce73" office:value-type="string" calcext:value-type="string">
            <text:p>MARIETOU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11-14" calcext:value-type="date">
            <text:p>14/11/1995</text:p>
          </table:table-cell>
          <table:table-cell table:style-name="ce80" office:value-type="float" office:value="40" calcext:value-type="float">
            <text:p>4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9" calcext:value-type="date">
            <text:p>09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ERRADJ</text:p>
          </table:table-cell>
          <table:table-cell table:style-name="ce73" office:value-type="string" calcext:value-type="string">
            <text:p>NOU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2-28" calcext:value-type="date">
            <text:p>28/02/1972</text:p>
          </table:table-cell>
          <table:table-cell table:style-name="ce80" office:value-type="float" office:value="364.91" calcext:value-type="float">
            <text:p>364,9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09-20" calcext:value-type="date">
            <text:p>20/09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ENOEL</text:p>
          </table:table-cell>
          <table:table-cell table:style-name="ce73" office:value-type="string" calcext:value-type="string">
            <text:p>MURI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6-30" calcext:value-type="date">
            <text:p>30/06/1976</text:p>
          </table:table-cell>
          <table:table-cell table:style-name="ce80" office:value-type="float" office:value="168" calcext:value-type="float">
            <text:p>16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POPILLE</text:p>
          </table:table-cell>
          <table:table-cell table:style-name="ce73" office:value-type="string" calcext:value-type="string">
            <text:p>LOUIS ETIEN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5-13" calcext:value-type="date">
            <text:p>13/05/1991</text:p>
          </table:table-cell>
          <table:table-cell table:style-name="ce80" office:value-type="float" office:value="527.07" calcext:value-type="float">
            <text:p>527,0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POPILLE</text:p>
          </table:table-cell>
          <table:table-cell table:style-name="ce73" office:value-type="string" calcext:value-type="string">
            <text:p>GREGOIR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2-04-02" calcext:value-type="date">
            <text:p>02/04/202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POPILLE</text:p>
          </table:table-cell>
          <table:table-cell table:style-name="ce73" office:value-type="string" calcext:value-type="string">
            <text:p>GASPAR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3-08-13" calcext:value-type="date">
            <text:p>13/08/202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POPILLE</text:p>
          </table:table-cell>
          <table:table-cell table:style-name="ce73" office:value-type="string" calcext:value-type="string">
            <text:p>MARIE-ESTEL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1-11-02" calcext:value-type="date">
            <text:p>02/11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2-11-05" calcext:value-type="date">
            <text:p>05/11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TEILLE</text:p>
          </table:table-cell>
          <table:table-cell table:style-name="ce73" office:value-type="string" calcext:value-type="string">
            <text:p>DAB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01-31" calcext:value-type="date">
            <text:p>31/01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0-04" calcext:value-type="date">
            <text:p>04/10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UAZOUNI</text:p>
          </table:table-cell>
          <table:table-cell table:style-name="ce73" office:value-type="string" calcext:value-type="string">
            <text:p>OM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1-06-21" calcext:value-type="date">
            <text:p>21/06/2011</text:p>
          </table:table-cell>
          <table:table-cell table:style-name="ce80" office:value-type="float" office:value="120.06" calcext:value-type="float">
            <text:p>120,0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0-04" calcext:value-type="date">
            <text:p>04/10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UAZOUNI</text:p>
          </table:table-cell>
          <table:table-cell table:style-name="ce73" office:value-type="string" calcext:value-type="string">
            <text:p>SAMIR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5-19" calcext:value-type="date">
            <text:p>19/05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KEJIOU</text:p>
          </table:table-cell>
          <table:table-cell table:style-name="ce73" office:value-type="string" calcext:value-type="string">
            <text:p>A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2-14" calcext:value-type="date">
            <text:p>14/02/200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0-13" calcext:value-type="date">
            <text:p>13/10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TOP</text:p>
          </table:table-cell>
          <table:table-cell table:style-name="ce73" office:value-type="string" calcext:value-type="string">
            <text:p>BIRAGUEY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9-21" calcext:value-type="date">
            <text:p>21/09/1989</text:p>
          </table:table-cell>
          <table:table-cell table:style-name="ce80" office:value-type="float" office:value="99.2" calcext:value-type="float">
            <text:p>99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0-17" calcext:value-type="date">
            <text:p>17/10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UPU <text:s/></text:p>
          </table:table-cell>
          <table:table-cell table:style-name="ce73" office:value-type="string" calcext:value-type="string">
            <text:p>NICOLET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3-19" calcext:value-type="date">
            <text:p>19/03/1993</text:p>
          </table:table-cell>
          <table:table-cell table:style-name="ce80" office:value-type="float" office:value="420" calcext:value-type="float">
            <text:p>4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6" calcext:value-type="date">
            <text:p>06/03/2024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RMOU</text:p>
          </table:table-cell>
          <table:table-cell table:style-name="ce73" office:value-type="string" calcext:value-type="string">
            <text:p>KENZ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1-13" calcext:value-type="date">
            <text:p>13/01/1995</text:p>
          </table:table-cell>
          <table:table-cell table:style-name="ce80" office:value-type="float" office:value="212" calcext:value-type="float">
            <text:p>212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4" calcext:value-type="date">
            <text:p>24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VIRGAL</text:p>
          </table:table-cell>
          <table:table-cell table:style-name="ce73" office:value-type="string" calcext:value-type="string">
            <text:p>GAREN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11-10" calcext:value-type="date">
            <text:p>10/11/2006</text:p>
          </table:table-cell>
          <table:table-cell table:style-name="ce80" office:value-type="float" office:value="10.05" calcext:value-type="float">
            <text:p>10,0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6" calcext:value-type="date">
            <text:p>16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OUCHENE</text:p>
          </table:table-cell>
          <table:table-cell table:style-name="ce73" office:value-type="string" calcext:value-type="string">
            <text:p>SEL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6-18" calcext:value-type="date">
            <text:p>18/06/1996</text:p>
          </table:table-cell>
          <table:table-cell table:style-name="ce80" office:value-type="float" office:value="15" calcext:value-type="float">
            <text:p>1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06" calcext:value-type="date">
            <text:p>06/1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ANG</text:p>
          </table:table-cell>
          <table:table-cell table:style-name="ce73" office:value-type="string" calcext:value-type="string">
            <text:p>CHAR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8-11" calcext:value-type="date">
            <text:p>11/08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KARAR</text:p>
          </table:table-cell>
          <table:table-cell table:style-name="ce73" office:value-type="string" calcext:value-type="string">
            <text:p>SA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11-07" calcext:value-type="date">
            <text:p>07/11/1986</text:p>
          </table:table-cell>
          <table:table-cell table:style-name="ce80" office:value-type="float" office:value="1063.86" calcext:value-type="float">
            <text:p>1063,8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KARAR</text:p>
          </table:table-cell>
          <table:table-cell table:style-name="ce73" office:value-type="string" calcext:value-type="string">
            <text:p>JESSI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8-01-13" calcext:value-type="date">
            <text:p>13/01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15" calcext:value-type="date">
            <text:p>15/1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OUGHIDA</text:p>
          </table:table-cell>
          <table:table-cell table:style-name="ce73" office:value-type="string" calcext:value-type="string">
            <text:p>ANNA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1-22" calcext:value-type="date">
            <text:p>22/11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18" calcext:value-type="date">
            <text:p>18/1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NDRE</text:p>
          </table:table-cell>
          <table:table-cell table:style-name="ce73" office:value-type="string" calcext:value-type="string">
            <text:p>JULIET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8-19" calcext:value-type="date">
            <text:p>19/08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7" calcext:value-type="date">
            <text:p>17/07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PERRUAUX</text:p>
          </table:table-cell>
          <table:table-cell table:style-name="ce73" office:value-type="string" calcext:value-type="string">
            <text:p>LUK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4-11" calcext:value-type="date">
            <text:p>11/04/1997</text:p>
          </table:table-cell>
          <table:table-cell table:style-name="ce80" office:value-type="float" office:value="398.76" calcext:value-type="float">
            <text:p>398,7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21" calcext:value-type="date">
            <text:p>21/11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MEDDOUR</text:p>
          </table:table-cell>
          <table:table-cell table:style-name="ce73" office:value-type="string" calcext:value-type="string">
            <text:p>HAFI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9-15" calcext:value-type="date">
            <text:p>15/09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ANDRIES</text:p>
          </table:table-cell>
          <table:table-cell table:style-name="ce73" office:value-type="string" calcext:value-type="string">
            <text:p>VLADIMI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7-03" calcext:value-type="date">
            <text:p>03/07/1988</text:p>
          </table:table-cell>
          <table:table-cell table:style-name="ce80" office:value-type="float" office:value="278" calcext:value-type="float">
            <text:p>278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AADI</text:p>
          </table:table-cell>
          <table:table-cell table:style-name="ce73" office:value-type="string" calcext:value-type="string">
            <text:p>MENAOU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2-02" calcext:value-type="date">
            <text:p>02/02/1983</text:p>
          </table:table-cell>
          <table:table-cell table:style-name="ce80" office:value-type="float" office:value="1148.34" calcext:value-type="float">
            <text:p>1148,3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AADI</text:p>
          </table:table-cell>
          <table:table-cell table:style-name="ce73" office:value-type="string" calcext:value-type="string">
            <text:p>MOHAME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11-11" calcext:value-type="date">
            <text:p>11/11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AADI</text:p>
          </table:table-cell>
          <table:table-cell table:style-name="ce73" office:value-type="string" calcext:value-type="string">
            <text:p>ROSTO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1-20" calcext:value-type="date">
            <text:p>20/01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1-27" calcext:value-type="date">
            <text:p>27/11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DIOP ELHADJ <text:s/></text:p>
          </table:table-cell>
          <table:table-cell table:style-name="ce73" office:value-type="string" calcext:value-type="string">
            <text:p>AISS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1-11" calcext:value-type="date">
            <text:p>11/01/1992</text:p>
          </table:table-cell>
          <table:table-cell table:style-name="ce80" office:value-type="float" office:value="102.25" calcext:value-type="float">
            <text:p>102,25</text:p>
          </table:table-cell>
          <table:table-cell table:style-name="ce71" table:number-columns-repeated="3"/>
          <table:table-cell table:style-name="ce91" table:number-columns-repeated="8"/>
          <table:table-cell table:style-name="ce88" table:number-columns-repeated="191"/>
          <table:table-cell table:style-name="ce93" table:number-columns-repeated="16175"/>
        </table:table-row>
        <table:table-row table:style-name="ro1">
          <table:table-cell table:style-name="ce67" office:value-type="date" office:date-value="2023-11-29" calcext:value-type="date">
            <text:p>29/1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JOUSSE</text:p>
          </table:table-cell>
          <table:table-cell table:style-name="ce73" office:value-type="string" calcext:value-type="string">
            <text:p>AUDRE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9-07" calcext:value-type="date">
            <text:p>07/09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BERTHET</text:p>
          </table:table-cell>
          <table:table-cell table:style-name="ce73" office:value-type="string" calcext:value-type="string">
            <text:p>MEL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8-02" calcext:value-type="date">
            <text:p>02/08/1989</text:p>
          </table:table-cell>
          <table:table-cell table:style-name="ce80" office:value-type="float" office:value="188.5" calcext:value-type="float">
            <text:p>188,5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ANAA</text:p>
          </table:table-cell>
          <table:table-cell table:style-name="ce73" office:value-type="string" calcext:value-type="string">
            <text:p>AYOUB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3-04-26" calcext:value-type="date">
            <text:p>26/04/2013</text:p>
          </table:table-cell>
          <table:table-cell table:style-name="ce80" office:value-type="float" office:value="620" calcext:value-type="float">
            <text:p>6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ANAA</text:p>
          </table:table-cell>
          <table:table-cell table:style-name="ce73" office:value-type="string" calcext:value-type="string">
            <text:p>AS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3-05-11" calcext:value-type="date">
            <text:p>11/05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8" calcext:value-type="date">
            <text:p>08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SABAH</text:p>
          </table:table-cell>
          <table:table-cell table:style-name="ce73" office:value-type="string" calcext:value-type="string">
            <text:p>JESSIC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5-15" calcext:value-type="date">
            <text:p>15/05/1992</text:p>
          </table:table-cell>
          <table:table-cell table:style-name="ce80" office:value-type="float" office:value="120" calcext:value-type="float">
            <text:p>1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OURAGH</text:p>
          </table:table-cell>
          <table:table-cell table:style-name="ce73" office:value-type="string" calcext:value-type="string">
            <text:p>KHADIJ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9-20" calcext:value-type="date">
            <text:p>20/09/1993</text:p>
          </table:table-cell>
          <table:table-cell table:style-name="ce80" office:value-type="float" office:value="2.24" calcext:value-type="float">
            <text:p>2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BDA</text:p>
          </table:table-cell>
          <table:table-cell table:style-name="ce73" office:value-type="string" calcext:value-type="string">
            <text:p>TARIK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8-07-25" calcext:value-type="date">
            <text:p>25/07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30" calcext:value-type="date">
            <text:p>30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ANDREUX</text:p>
          </table:table-cell>
          <table:table-cell table:style-name="ce73" office:value-type="string" calcext:value-type="string">
            <text:p>LIVI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5-02-22" calcext:value-type="date">
            <text:p>22/02/2015</text:p>
          </table:table-cell>
          <table:table-cell table:style-name="ce80" office:value-type="float" office:value="118.37" calcext:value-type="float">
            <text:p>118,3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30" calcext:value-type="date">
            <text:p>30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GAUTHIER</text:p>
          </table:table-cell>
          <table:table-cell table:style-name="ce73" office:value-type="string" calcext:value-type="string">
            <text:p>AUDRE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7-07-29" calcext:value-type="date">
            <text:p>29/07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RODRIGUES DA SILVA</text:p>
          </table:table-cell>
          <table:table-cell table:style-name="ce73" office:value-type="string" calcext:value-type="string">
            <text:p>MANU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9-28" calcext:value-type="date">
            <text:p>28/09/1974</text:p>
          </table:table-cell>
          <table:table-cell table:style-name="ce80" office:value-type="float" office:value="1657.84" calcext:value-type="float">
            <text:p>1657,8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RODRIGUES DA SILVA</text:p>
          </table:table-cell>
          <table:table-cell table:style-name="ce73" office:value-type="string" calcext:value-type="string">
            <text:p>SALOM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12-08" calcext:value-type="date">
            <text:p>08/12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RODRIGUES DA SILVA</text:p>
          </table:table-cell>
          <table:table-cell table:style-name="ce73" office:value-type="string" calcext:value-type="string">
            <text:p>EV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03-05" calcext:value-type="date">
            <text:p>05/03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RODRIGUES DA SILVA</text:p>
          </table:table-cell>
          <table:table-cell table:style-name="ce73" office:value-type="string" calcext:value-type="string">
            <text:p>CATHER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0-07-12" calcext:value-type="date">
            <text:p>12/07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IAZ LOPEZ</text:p>
          </table:table-cell>
          <table:table-cell table:style-name="ce73" office:value-type="string" calcext:value-type="string">
            <text:p>NICOL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7-14" calcext:value-type="date">
            <text:p>14/07/1981</text:p>
          </table:table-cell>
          <table:table-cell table:style-name="ce80" office:value-type="float" office:value="2265" calcext:value-type="float">
            <text:p>226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IAZ LOPEZ</text:p>
          </table:table-cell>
          <table:table-cell table:style-name="ce73" office:value-type="string" calcext:value-type="string">
            <text:p>KHEIR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06-07" calcext:value-type="date">
            <text:p>07/06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IAZ LOPEZ</text:p>
          </table:table-cell>
          <table:table-cell table:style-name="ce73" office:value-type="string" calcext:value-type="string">
            <text:p>AD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06-07" calcext:value-type="date">
            <text:p>07/06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09" calcext:value-type="date">
            <text:p>09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AOUBI</text:p>
          </table:table-cell>
          <table:table-cell table:style-name="ce73" office:value-type="string" calcext:value-type="string">
            <text:p><text:s/>ZOULIKH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3-12-22" calcext:value-type="date">
            <text:p>22/12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HAW</text:p>
          </table:table-cell>
          <table:table-cell table:style-name="ce73" office:value-type="string" calcext:value-type="string">
            <text:p>OSC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1-27" calcext:value-type="date">
            <text:p>27/01/2000</text:p>
          </table:table-cell>
          <table:table-cell table:style-name="ce80" office:value-type="float" office:value="21" calcext:value-type="float">
            <text:p>2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2" calcext:value-type="date">
            <text:p>12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EDDAOUDI</text:p>
          </table:table-cell>
          <table:table-cell table:style-name="ce73" office:value-type="string" calcext:value-type="string">
            <text:p>JIH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3-29" calcext:value-type="date">
            <text:p>29/03/199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NAGA</text:p>
          </table:table-cell>
          <table:table-cell table:style-name="ce73" office:value-type="string" calcext:value-type="string">
            <text:p>WASS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9-09-20" calcext:value-type="date">
            <text:p>20/09/2019</text:p>
          </table:table-cell>
          <table:table-cell table:style-name="ce80" office:value-type="float" office:value="47.8" calcext:value-type="float">
            <text:p>47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NAGA</text:p>
          </table:table-cell>
          <table:table-cell table:style-name="ce73" office:value-type="string" calcext:value-type="string">
            <text:p>SABRI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4-26" calcext:value-type="date">
            <text:p>26/04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NAGA</text:p>
          </table:table-cell>
          <table:table-cell table:style-name="ce73" office:value-type="string" calcext:value-type="string">
            <text:p>FATH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3-06-03" calcext:value-type="date">
            <text:p>03/06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MONTANT</text:p>
          </table:table-cell>
          <table:table-cell table:style-name="ce73" office:value-type="string" calcext:value-type="string">
            <text:p>EN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5-27" calcext:value-type="date">
            <text:p>27/05/1984</text:p>
          </table:table-cell>
          <table:table-cell table:style-name="ce80" office:value-type="float" office:value="548.81" calcext:value-type="float">
            <text:p>548,8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GNEMEGNA</text:p>
          </table:table-cell>
          <table:table-cell table:style-name="ce73" office:value-type="string" calcext:value-type="string">
            <text:p>ADJO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3-04-18" calcext:value-type="date">
            <text:p>18/04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MONTANT</text:p>
          </table:table-cell>
          <table:table-cell table:style-name="ce73" office:value-type="string" calcext:value-type="string">
            <text:p>AX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2-02" calcext:value-type="date">
            <text:p>02/02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3" calcext:value-type="date">
            <text:p>13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MONTANT</text:p>
          </table:table-cell>
          <table:table-cell table:style-name="ce73" office:value-type="string" calcext:value-type="string">
            <text:p>IRI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8-22" calcext:value-type="date">
            <text:p>22/08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4" calcext:value-type="date">
            <text:p>14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FAULCONNIER</text:p>
          </table:table-cell>
          <table:table-cell table:style-name="ce73" office:value-type="string" calcext:value-type="string">
            <text:p>SAND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12-18" calcext:value-type="date">
            <text:p>18/12/1967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4" calcext:value-type="date">
            <text:p>14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MILLET</text:p>
          </table:table-cell>
          <table:table-cell table:style-name="ce73" office:value-type="string" calcext:value-type="string">
            <text:p>CHRISTOPH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7-05-31" calcext:value-type="date">
            <text:p>31/05/196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14" calcext:value-type="date">
            <text:p>14/12/2023</text:p>
          </table:table-cell>
          <table:table-cell table:style-name="ce73" office:value-type="string" calcext:value-type="string">
            <text:p>MATHIAS</text:p>
          </table:table-cell>
          <table:table-cell table:style-name="ce73" office:value-type="string" calcext:value-type="string">
            <text:p>TALEB <text:s/></text:p>
          </table:table-cell>
          <table:table-cell table:style-name="ce73" office:value-type="string" calcext:value-type="string">
            <text:p>OSSA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5-08" calcext:value-type="date">
            <text:p>08/05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20" calcext:value-type="date">
            <text:p>20/1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KOUSKOUS</text:p>
          </table:table-cell>
          <table:table-cell table:style-name="ce73" office:value-type="string" calcext:value-type="string">
            <text:p>ILIAS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3-03" calcext:value-type="date">
            <text:p>03/03/1989</text:p>
          </table:table-cell>
          <table:table-cell table:style-name="ce80" office:value-type="float" office:value="60" calcext:value-type="float">
            <text:p>6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1-03" calcext:value-type="date">
            <text:p>03/01/2024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EBIECHE</text:p>
          </table:table-cell>
          <table:table-cell table:style-name="ce73" office:value-type="string" calcext:value-type="string">
            <text:p>NADJA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9-27" calcext:value-type="date">
            <text:p>27/09/1980</text:p>
          </table:table-cell>
          <table:table-cell table:style-name="ce80" office:value-type="float" office:value="17" calcext:value-type="float">
            <text:p>17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26" calcext:value-type="date">
            <text:p>26/12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SALHI</text:p>
          </table:table-cell>
          <table:table-cell table:style-name="ce73" office:value-type="string" calcext:value-type="string">
            <text:p>ANI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21-12-18" calcext:value-type="date">
            <text:p>18/12/2021</text:p>
          </table:table-cell>
          <table:table-cell table:style-name="ce80" office:value-type="float" office:value="48.11" calcext:value-type="float">
            <text:p>48,11</text:p>
          </table:table-cell>
          <table:table-cell table:style-name="ce71" table:number-columns-repeated="2"/>
          <table:table-cell table:style-name="ce85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NEFTIA</text:p>
          </table:table-cell>
          <table:table-cell table:style-name="ce71" office:value-type="string" calcext:value-type="string">
            <text:p>TARE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12-19" calcext:value-type="date">
            <text:p>19/12/1977</text:p>
          </table:table-cell>
          <table:table-cell table:style-name="ce80" office:value-type="float" office:value="914.96" calcext:value-type="float">
            <text:p>914,9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NEFTIA</text:p>
          </table:table-cell>
          <table:table-cell table:style-name="ce71" office:value-type="string" calcext:value-type="string">
            <text:p>ELY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01-04" calcext:value-type="date">
            <text:p>04/01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NEFTIA</text:p>
          </table:table-cell>
          <table:table-cell table:style-name="ce71" office:value-type="string" calcext:value-type="string">
            <text:p>SOF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05-15" calcext:value-type="date">
            <text:p>15/05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NEFTIA</text:p>
          </table:table-cell>
          <table:table-cell table:style-name="ce71" office:value-type="string" calcext:value-type="string">
            <text:p>IN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3-11-28" calcext:value-type="date">
            <text:p>28/11/200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BERKANE</text:p>
          </table:table-cell>
          <table:table-cell table:style-name="ce71" office:value-type="string" calcext:value-type="string">
            <text:p>ZINN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4-26" calcext:value-type="date">
            <text:p>26/04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27" calcext:value-type="date">
            <text:p>27/12/2023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GUIBERT</text:p>
          </table:table-cell>
          <table:table-cell table:style-name="ce71" office:value-type="string" calcext:value-type="string">
            <text:p>MA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9-29" calcext:value-type="date">
            <text:p>29/09/1977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3-12-30" calcext:value-type="date">
            <text:p>30/1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ARHAT</text:p>
          </table:table-cell>
          <table:table-cell table:style-name="ce71" office:value-type="string" calcext:value-type="string">
            <text:p>AM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12-02" calcext:value-type="date">
            <text:p>02/12/1982</text:p>
          </table:table-cell>
          <table:table-cell table:style-name="ce80" office:value-type="float" office:value="177.6" calcext:value-type="float">
            <text:p>177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8" calcext:value-type="date">
            <text:p>08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ARUDAMUTHU</text:p>
          </table:table-cell>
          <table:table-cell table:style-name="ce71" office:value-type="string" calcext:value-type="string">
            <text:p>LOV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2-16" calcext:value-type="date">
            <text:p>16/02/1994</text:p>
          </table:table-cell>
          <table:table-cell table:style-name="ce80" office:value-type="float" office:value="213" calcext:value-type="float">
            <text:p>21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0" calcext:value-type="date">
            <text:p>20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MOUGOU</text:p>
          </table:table-cell>
          <table:table-cell table:style-name="ce71" office:value-type="string" calcext:value-type="string">
            <text:p>LE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9-10-17" calcext:value-type="date">
            <text:p>17/10/2019</text:p>
          </table:table-cell>
          <table:table-cell table:style-name="ce80" office:value-type="float" office:value="97.78" calcext:value-type="float">
            <text:p>97,78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0" calcext:value-type="date">
            <text:p>20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EREZA</text:p>
          </table:table-cell>
          <table:table-cell table:style-name="ce71" office:value-type="string" calcext:value-type="string">
            <text:p>MATTHIEU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5-01-07" calcext:value-type="date">
            <text:p>07/01/2015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0" calcext:value-type="date">
            <text:p>20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MOUGOU</text:p>
          </table:table-cell>
          <table:table-cell table:style-name="ce71" office:value-type="string" calcext:value-type="string">
            <text:p>LORE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1-03-10" calcext:value-type="date">
            <text:p>10/03/2021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20" calcext:value-type="date">
            <text:p>20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MOUGOU</text:p>
          </table:table-cell>
          <table:table-cell table:style-name="ce71" office:value-type="string" calcext:value-type="string">
            <text:p>DENIS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04-28" calcext:value-type="date">
            <text:p>28/04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1-15" calcext:value-type="date">
            <text:p>15/01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JORGE</text:p>
          </table:table-cell>
          <table:table-cell table:style-name="ce71" office:value-type="string" calcext:value-type="string">
            <text:p>MART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1-24" calcext:value-type="date">
            <text:p>24/01/1978</text:p>
          </table:table-cell>
          <table:table-cell table:style-name="ce80" office:value-type="float" office:value="1083.12" calcext:value-type="float">
            <text:p>1083,1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1-19" calcext:value-type="date">
            <text:p>19/01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DOUCHET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6-28" calcext:value-type="date">
            <text:p>28/06/1969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1-19" calcext:value-type="date">
            <text:p>19/01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DOUCHET</text:p>
          </table:table-cell>
          <table:table-cell table:style-name="ce71" office:value-type="string" calcext:value-type="string">
            <text:p>KAR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8-11-01" calcext:value-type="date">
            <text:p>01/11/1968</text:p>
          </table:table-cell>
          <table:table-cell table:style-name="ce80" office:value-type="float" office:value="0" calcext:value-type="float">
            <text:p>0,00</text:p>
          </table:table-cell>
          <table:table-cell table:style-name="ce71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1-30" calcext:value-type="date">
            <text:p>30/01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EDDINO</text:p>
          </table:table-cell>
          <table:table-cell table:style-name="ce71" office:value-type="string" calcext:value-type="string">
            <text:p>SOF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12-16" calcext:value-type="date">
            <text:p>16/12/1980</text:p>
          </table:table-cell>
          <table:table-cell table:style-name="ce80" office:value-type="float" office:value="70.23" calcext:value-type="float">
            <text:p>70,2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01" calcext:value-type="date">
            <text:p>01/02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ASLAM</text:p>
          </table:table-cell>
          <table:table-cell table:style-name="ce71" office:value-type="string" calcext:value-type="string">
            <text:p>ADRI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1-13" calcext:value-type="date">
            <text:p>13/01/2001</text:p>
          </table:table-cell>
          <table:table-cell table:style-name="ce80" office:value-type="float" office:value="244" calcext:value-type="float">
            <text:p>244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02" calcext:value-type="date">
            <text:p>02/02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VERMELLE</text:p>
          </table:table-cell>
          <table:table-cell table:style-name="ce71" office:value-type="string" calcext:value-type="string">
            <text:p>MAL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12-17" calcext:value-type="date">
            <text:p>17/12/2003</text:p>
          </table:table-cell>
          <table:table-cell table:style-name="ce80" office:value-type="float" office:value="26" calcext:value-type="float">
            <text:p>2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02" calcext:value-type="date">
            <text:p>02/02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KOSSI</text:p>
          </table:table-cell>
          <table:table-cell table:style-name="ce71" office:value-type="string" calcext:value-type="string">
            <text:p>MARLY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9-03-07" calcext:value-type="date">
            <text:p>07/03/1949</text:p>
          </table:table-cell>
          <table:table-cell table:style-name="ce80" office:value-type="float" office:value="60" calcext:value-type="float">
            <text:p>6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02" calcext:value-type="date">
            <text:p>02/02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KOSSI</text:p>
          </table:table-cell>
          <table:table-cell table:style-name="ce71" office:value-type="string" calcext:value-type="string">
            <text:p>KOM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47-12-31" calcext:value-type="date">
            <text:p>31/12/194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03" calcext:value-type="date">
            <text:p>03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IRZA</text:p>
          </table:table-cell>
          <table:table-cell table:style-name="ce71" office:value-type="string" calcext:value-type="string">
            <text:p>VITAL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5-20" calcext:value-type="date">
            <text:p>20/05/1977</text:p>
          </table:table-cell>
          <table:table-cell table:style-name="ce80" office:value-type="float" office:value="629.43" calcext:value-type="float">
            <text:p>629,4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03" calcext:value-type="date">
            <text:p>03/02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SEGALIE</text:p>
          </table:table-cell>
          <table:table-cell table:style-name="ce71" office:value-type="string" calcext:value-type="string">
            <text:p>CLOV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4-11-28" calcext:value-type="date">
            <text:p>28/11/2014</text:p>
          </table:table-cell>
          <table:table-cell table:style-name="ce80" office:value-type="float" office:value="76.66" calcext:value-type="float">
            <text:p>76,6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7" calcext:value-type="date">
            <text:p>27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GHAFFARI</text:p>
          </table:table-cell>
          <table:table-cell table:style-name="ce71" office:value-type="string" calcext:value-type="string">
            <text:p>NES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12-30" calcext:value-type="date">
            <text:p>30/12/1996</text:p>
          </table:table-cell>
          <table:table-cell table:style-name="ce80" office:value-type="float" office:value="194.61" calcext:value-type="float">
            <text:p>194,6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4" calcext:value-type="date">
            <text:p>24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ENDOZA</text:p>
          </table:table-cell>
          <table:table-cell table:style-name="ce71" office:value-type="string" calcext:value-type="string">
            <text:p>EMMANU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8-02-14" calcext:value-type="date">
            <text:p>14/02/2008</text:p>
          </table:table-cell>
          <table:table-cell table:style-name="ce80" office:value-type="float" office:value="29" calcext:value-type="float">
            <text:p>29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4" calcext:value-type="date">
            <text:p>24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ENDOZA</text:p>
          </table:table-cell>
          <table:table-cell table:style-name="ce71" office:value-type="string" calcext:value-type="string">
            <text:p>ERN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7-23" calcext:value-type="date">
            <text:p>23/07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4" calcext:value-type="date">
            <text:p>24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ENDOZA</text:p>
          </table:table-cell>
          <table:table-cell table:style-name="ce71" office:value-type="string" calcext:value-type="string">
            <text:p>MARIT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2-11-11" calcext:value-type="date">
            <text:p>11/11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7" calcext:value-type="date">
            <text:p>27/02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BONGUE KOME</text:p>
          </table:table-cell>
          <table:table-cell table:style-name="ce71" office:value-type="string" calcext:value-type="string">
            <text:p>EBENEZE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2-18" calcext:value-type="date">
            <text:p>18/12/1962</text:p>
          </table:table-cell>
          <table:table-cell table:style-name="ce80" office:value-type="float" office:value="91" calcext:value-type="float">
            <text:p>9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9" calcext:value-type="date">
            <text:p>29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EDDINO <text:s/></text:p>
          </table:table-cell>
          <table:table-cell table:style-name="ce71" office:value-type="string" calcext:value-type="string">
            <text:p>ADI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8-29" calcext:value-type="date">
            <text:p>29/08/1983</text:p>
          </table:table-cell>
          <table:table-cell table:style-name="ce80" office:value-type="float" office:value="222.04" calcext:value-type="float">
            <text:p>222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4" calcext:value-type="date">
            <text:p>04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RAMASAMY</text:p>
          </table:table-cell>
          <table:table-cell table:style-name="ce71" office:value-type="string" calcext:value-type="string">
            <text:p>MANOGAR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8-08" calcext:value-type="date">
            <text:p>08/08/199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4" calcext:value-type="date">
            <text:p>04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IRAND</text:p>
          </table:table-cell>
          <table:table-cell table:style-name="ce71" office:value-type="string" calcext:value-type="string">
            <text:p>KA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12-26" calcext:value-type="date">
            <text:p>26/12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1" calcext:value-type="date">
            <text:p>11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IRZA</text:p>
          </table:table-cell>
          <table:table-cell table:style-name="ce71" office:value-type="string" calcext:value-type="string">
            <text:p>GABRIE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5-10-26" calcext:value-type="date">
            <text:p>26/10/2005</text:p>
          </table:table-cell>
          <table:table-cell table:style-name="ce80" office:value-type="float" office:value="227" calcext:value-type="float">
            <text:p>227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8" calcext:value-type="date">
            <text:p>08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ABA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3-30" calcext:value-type="date">
            <text:p>30/03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8" calcext:value-type="date">
            <text:p>08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N SALAH <text:s/></text:p>
          </table:table-cell>
          <table:table-cell table:style-name="ce71" office:value-type="string" calcext:value-type="string">
            <text:p>OUSSA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5-27" calcext:value-type="date">
            <text:p>27/05/1989</text:p>
          </table:table-cell>
          <table:table-cell table:style-name="ce80" office:value-type="float" office:value="281.04" calcext:value-type="float">
            <text:p>281,0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9" calcext:value-type="date">
            <text:p>0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SBAI</text:p>
          </table:table-cell>
          <table:table-cell table:style-name="ce71" office:value-type="string" calcext:value-type="string">
            <text:p>SAA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1-07" calcext:value-type="date">
            <text:p>07/11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09" calcext:value-type="date">
            <text:p>09/03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DUPRAY</text:p>
          </table:table-cell>
          <table:table-cell table:style-name="ce71" office:value-type="string" calcext:value-type="string">
            <text:p>LAUR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4-11" calcext:value-type="date">
            <text:p>11/04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6" calcext:value-type="date">
            <text:p>26/04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BEN EL HENI</text:p>
          </table:table-cell>
          <table:table-cell table:style-name="ce71" office:value-type="string" calcext:value-type="string">
            <text:p>GIHE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11-04" calcext:value-type="date">
            <text:p>04/11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6" calcext:value-type="date">
            <text:p>26/04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BEN EL HENI</text:p>
          </table:table-cell>
          <table:table-cell table:style-name="ce71" office:value-type="string" calcext:value-type="string">
            <text:p>FETH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8-09-20" calcext:value-type="date">
            <text:p>20/09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OUBBI</text:p>
          </table:table-cell>
          <table:table-cell table:style-name="ce71" office:value-type="string" calcext:value-type="string">
            <text:p>AM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7-26" calcext:value-type="date">
            <text:p>26/07/1993</text:p>
          </table:table-cell>
          <table:table-cell table:style-name="ce80" office:value-type="float" office:value="147.55" calcext:value-type="float">
            <text:p>147,5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OUBBI</text:p>
          </table:table-cell>
          <table:table-cell table:style-name="ce71" office:value-type="string" calcext:value-type="string">
            <text:p>ANI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3-08-25" calcext:value-type="date">
            <text:p>25/08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OUROUBA</text:p>
          </table:table-cell>
          <table:table-cell table:style-name="ce71" office:value-type="string" calcext:value-type="string">
            <text:p>LAYACH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7-12" calcext:value-type="date">
            <text:p>12/07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4" calcext:value-type="date">
            <text:p>14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E GOFF</text:p>
          </table:table-cell>
          <table:table-cell table:style-name="ce71" office:value-type="string" calcext:value-type="string">
            <text:p>EVELY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7-14" calcext:value-type="date">
            <text:p>14/07/1962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18" calcext:value-type="date">
            <text:p>18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ARIBI</text:p>
          </table:table-cell>
          <table:table-cell table:style-name="ce71" office:value-type="string" calcext:value-type="string">
            <text:p>BOUDJEMA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12-17" calcext:value-type="date">
            <text:p>17/12/196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0" calcext:value-type="date">
            <text:p>20/03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BERGANTI</text:p>
          </table:table-cell>
          <table:table-cell table:style-name="ce71" office:value-type="string" calcext:value-type="string">
            <text:p>ARM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10-25" calcext:value-type="date">
            <text:p>25/10/1963</text:p>
          </table:table-cell>
          <table:table-cell table:style-name="ce80" office:value-type="float" office:value="20.97" calcext:value-type="float">
            <text:p>20,9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0" calcext:value-type="date">
            <text:p>20/03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OUIHLABAN</text:p>
          </table:table-cell>
          <table:table-cell table:style-name="ce71" office:value-type="string" calcext:value-type="string">
            <text:p>OTHM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3-16" calcext:value-type="date">
            <text:p>16/03/1994</text:p>
          </table:table-cell>
          <table:table-cell table:style-name="ce80" office:value-type="float" office:value="200" calcext:value-type="float">
            <text:p>2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2" calcext:value-type="date">
            <text:p>22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OLO</text:p>
          </table:table-cell>
          <table:table-cell table:style-name="ce71" office:value-type="string" calcext:value-type="string">
            <text:p>CHEIC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11-19" calcext:value-type="date">
            <text:p>19/11/2010</text:p>
          </table:table-cell>
          <table:table-cell table:style-name="ce80" office:value-type="float" office:value="15.69" calcext:value-type="float">
            <text:p>15,6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2" calcext:value-type="date">
            <text:p>22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OLO</text:p>
          </table:table-cell>
          <table:table-cell table:style-name="ce71" office:value-type="string" calcext:value-type="string">
            <text:p>YAY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3-14" calcext:value-type="date">
            <text:p>14/03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2" calcext:value-type="date">
            <text:p>22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EITA</text:p>
          </table:table-cell>
          <table:table-cell table:style-name="ce71" office:value-type="string" calcext:value-type="string">
            <text:p>DIALAH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0-05-18" calcext:value-type="date">
            <text:p>18/05/198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30" calcext:value-type="date">
            <text:p>30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GHODBANE</text:p>
          </table:table-cell>
          <table:table-cell table:style-name="ce71" office:value-type="string" calcext:value-type="string">
            <text:p>SAMI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10-14" calcext:value-type="date">
            <text:p>14/10/1987</text:p>
          </table:table-cell>
          <table:table-cell table:style-name="ce80" office:value-type="float" office:value="62.03" calcext:value-type="float">
            <text:p>62,0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1" calcext:value-type="date">
            <text:p>01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ERNANDES</text:p>
          </table:table-cell>
          <table:table-cell table:style-name="ce71" office:value-type="string" calcext:value-type="string">
            <text:p>JO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6-28" calcext:value-type="date">
            <text:p>28/06/1969</text:p>
          </table:table-cell>
          <table:table-cell table:style-name="ce80" office:value-type="float" office:value="115.22" calcext:value-type="float">
            <text:p>115,2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6" calcext:value-type="date">
            <text:p>26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AMMALI</text:p>
          </table:table-cell>
          <table:table-cell table:style-name="ce71" office:value-type="string" calcext:value-type="string">
            <text:p>MOEZ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2-10" calcext:value-type="date">
            <text:p>10/12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7" calcext:value-type="date">
            <text:p>27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AZEA</text:p>
          </table:table-cell>
          <table:table-cell table:style-name="ce71" office:value-type="string" calcext:value-type="string">
            <text:p>AURELIAN-CLAUD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12-22" calcext:value-type="date">
            <text:p>22/12/1973</text:p>
          </table:table-cell>
          <table:table-cell table:style-name="ce80" office:value-type="float" office:value="131.11" calcext:value-type="float">
            <text:p>131,1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VOLAT</text:p>
          </table:table-cell>
          <table:table-cell table:style-name="ce71" office:value-type="string" calcext:value-type="string">
            <text:p>VERONIQU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9-17" calcext:value-type="date">
            <text:p>17/09/1977</text:p>
          </table:table-cell>
          <table:table-cell table:style-name="ce80" office:value-type="float" office:value="61" calcext:value-type="float">
            <text:p>61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5" calcext:value-type="date">
            <text:p>05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OW</text:p>
          </table:table-cell>
          <table:table-cell table:style-name="ce71" office:value-type="string" calcext:value-type="string">
            <text:p>MAMADOU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7-25" calcext:value-type="date">
            <text:p>25/07/1992</text:p>
          </table:table-cell>
          <table:table-cell table:style-name="ce80" office:value-type="float" office:value="0.54" calcext:value-type="float">
            <text:p>0,5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1" calcext:value-type="date">
            <text:p>21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AB</text:p>
          </table:table-cell>
          <table:table-cell table:style-name="ce71" office:value-type="string" calcext:value-type="string">
            <text:p>S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4-22" calcext:value-type="date">
            <text:p>22/04/1979</text:p>
          </table:table-cell>
          <table:table-cell table:style-name="ce80" office:value-type="float" office:value="53.2" calcext:value-type="float">
            <text:p>53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29" calcext:value-type="date">
            <text:p>2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EL BEKKAOUI</text:p>
          </table:table-cell>
          <table:table-cell table:style-name="ce71" office:value-type="string" calcext:value-type="string">
            <text:p>SAMI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8-28" calcext:value-type="date">
            <text:p>28/08/1976</text:p>
          </table:table-cell>
          <table:table-cell table:style-name="ce80" office:value-type="float" office:value="87.97" calcext:value-type="float">
            <text:p>87,9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2-29" calcext:value-type="date">
            <text:p>29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GUEDDICHE</text:p>
          </table:table-cell>
          <table:table-cell table:style-name="ce71" office:value-type="string" calcext:value-type="string">
            <text:p>YASM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12-25" calcext:value-type="date">
            <text:p>25/12/1997</text:p>
          </table:table-cell>
          <table:table-cell table:style-name="ce80" office:value-type="float" office:value="61.9" calcext:value-type="float">
            <text:p>61,9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LEUR</text:p>
          </table:table-cell>
          <table:table-cell table:style-name="ce71" office:value-type="string" calcext:value-type="string">
            <text:p>JON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6-25" calcext:value-type="date">
            <text:p>25/06/1979</text:p>
          </table:table-cell>
          <table:table-cell table:style-name="ce80" office:value-type="float" office:value="38.4" calcext:value-type="float">
            <text:p>38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LEUR</text:p>
          </table:table-cell>
          <table:table-cell table:style-name="ce71" office:value-type="string" calcext:value-type="string">
            <text:p>LEI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3-18" calcext:value-type="date">
            <text:p>18/03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LEUR</text:p>
          </table:table-cell>
          <table:table-cell table:style-name="ce71" office:value-type="string" calcext:value-type="string">
            <text:p>GIBRI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1-10" calcext:value-type="date">
            <text:p>10/01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LEUR</text:p>
          </table:table-cell>
          <table:table-cell table:style-name="ce71" office:value-type="string" calcext:value-type="string">
            <text:p>ATEF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5-14" calcext:value-type="date">
            <text:p>14/05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LEUR</text:p>
          </table:table-cell>
          <table:table-cell table:style-name="ce71" office:value-type="string" calcext:value-type="string">
            <text:p>AD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5-19" calcext:value-type="date">
            <text:p>19/05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2" calcext:value-type="date">
            <text:p>12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AOUD</text:p>
          </table:table-cell>
          <table:table-cell table:style-name="ce71" office:value-type="string" calcext:value-type="string">
            <text:p>CHAHRAZ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1-11" calcext:value-type="date">
            <text:p>11/01/1987</text:p>
          </table:table-cell>
          <table:table-cell table:style-name="ce80" office:value-type="float" office:value="174.4" calcext:value-type="float">
            <text:p>174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8" calcext:value-type="date">
            <text:p>08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BDELBAKI</text:p>
          </table:table-cell>
          <table:table-cell table:style-name="ce71" office:value-type="string" calcext:value-type="string">
            <text:p>FETH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10-22" calcext:value-type="date">
            <text:p>22/10/1963</text:p>
          </table:table-cell>
          <table:table-cell table:style-name="ce80" office:value-type="float" office:value="26" calcext:value-type="float">
            <text:p>2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09" calcext:value-type="date">
            <text:p>0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HANDARANA</text:p>
          </table:table-cell>
          <table:table-cell table:style-name="ce71" office:value-type="string" calcext:value-type="string">
            <text:p>YAN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1-08" calcext:value-type="date">
            <text:p>08/01/1977</text:p>
          </table:table-cell>
          <table:table-cell table:style-name="ce80" office:value-type="float" office:value="84.75" calcext:value-type="float">
            <text:p>84,7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ESSALHI</text:p>
          </table:table-cell>
          <table:table-cell table:style-name="ce71" office:value-type="string" calcext:value-type="string">
            <text:p>SAL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7-25" calcext:value-type="date">
            <text:p>25/07/1994</text:p>
          </table:table-cell>
          <table:table-cell table:style-name="ce80" office:value-type="float" office:value="427.95" calcext:value-type="float">
            <text:p>427,9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3" calcext:value-type="date">
            <text:p>23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OHIER</text:p>
          </table:table-cell>
          <table:table-cell table:style-name="ce71" office:value-type="string" calcext:value-type="string">
            <text:p>MARI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7-17" calcext:value-type="date">
            <text:p>17/07/1996</text:p>
          </table:table-cell>
          <table:table-cell table:style-name="ce80" office:value-type="float" office:value="870.32" calcext:value-type="float">
            <text:p>870,3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3" calcext:value-type="date">
            <text:p>23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AMIN</text:p>
          </table:table-cell>
          <table:table-cell table:style-name="ce71" office:value-type="string" calcext:value-type="string">
            <text:p>MICKA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8-05-06" calcext:value-type="date">
            <text:p>06/05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3-30" calcext:value-type="date">
            <text:p>30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ONNEFOY</text:p>
          </table:table-cell>
          <table:table-cell table:style-name="ce71" office:value-type="string" calcext:value-type="string">
            <text:p>EMMANU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03-29" calcext:value-type="date">
            <text:p>29/03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9" calcext:value-type="date">
            <text:p>19/04/2024</text:p>
          </table:table-cell>
          <table:table-cell table:style-name="ce71" office:value-type="string" calcext:value-type="string">
            <text:p>DAVID</text:p>
          </table:table-cell>
          <table:table-cell table:style-name="ce75" office:value-type="string" calcext:value-type="string">
            <text:p>FANOMEZANTSOA </text:p>
          </table:table-cell>
          <table:table-cell table:style-name="ce75" office:value-type="string" calcext:value-type="string">
            <text:p>JERRY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9-07-21" calcext:value-type="date">
            <text:p>21/07/1999</text:p>
          </table:table-cell>
          <table:table-cell table:style-name="ce80" office:value-type="float" office:value="21.5" calcext:value-type="float">
            <text:p>21,5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9" calcext:value-type="date">
            <text:p>1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VERMA</text:p>
          </table:table-cell>
          <table:table-cell table:style-name="ce71" office:value-type="string" calcext:value-type="string">
            <text:p>PULKI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9-20" calcext:value-type="date">
            <text:p>20/09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ROUMAN</text:p>
          </table:table-cell>
          <table:table-cell table:style-name="ce71" office:value-type="string" calcext:value-type="string">
            <text:p>MAGD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05-30" calcext:value-type="date">
            <text:p>30/05/1971</text:p>
          </table:table-cell>
          <table:table-cell table:style-name="ce80" office:value-type="float" office:value="0.22" calcext:value-type="float">
            <text:p>0,2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ROUMAN</text:p>
          </table:table-cell>
          <table:table-cell table:style-name="ce71" office:value-type="string" calcext:value-type="string">
            <text:p>EMIL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7-01-23" calcext:value-type="date">
            <text:p>23/01/201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5" calcext:value-type="date">
            <text:p>2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UFFRET</text:p>
          </table:table-cell>
          <table:table-cell table:style-name="ce71" office:value-type="string" calcext:value-type="string">
            <text:p>ENO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3-14" calcext:value-type="date">
            <text:p>14/03/2003</text:p>
          </table:table-cell>
          <table:table-cell table:style-name="ce80" office:value-type="float" office:value="155.8" calcext:value-type="float">
            <text:p>155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4" calcext:value-type="date">
            <text:p>24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VOISIN</text:p>
          </table:table-cell>
          <table:table-cell table:style-name="ce71" office:value-type="string" calcext:value-type="string">
            <text:p>DELPH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2-22" calcext:value-type="date">
            <text:p>22/02/1969</text:p>
          </table:table-cell>
          <table:table-cell table:style-name="ce80" office:value-type="float" office:value="100" calcext:value-type="float">
            <text:p>1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1" calcext:value-type="date">
            <text:p>1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EXUME MAYKO</text:p>
          </table:table-cell>
          <table:table-cell table:style-name="ce71" office:value-type="string" calcext:value-type="string">
            <text:p>AD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20-04-16" calcext:value-type="date">
            <text:p>16/04/2020</text:p>
          </table:table-cell>
          <table:table-cell table:style-name="ce80" office:value-type="float" office:value="29.48" calcext:value-type="float">
            <text:p>29,4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1" calcext:value-type="date">
            <text:p>1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EXUME</text:p>
          </table:table-cell>
          <table:table-cell table:style-name="ce71" office:value-type="string" calcext:value-type="string">
            <text:p>MAKENSO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7-08-07" calcext:value-type="date">
            <text:p>07/08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4" calcext:value-type="date">
            <text:p>24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NDRE</text:p>
          </table:table-cell>
          <table:table-cell table:style-name="ce71" office:value-type="string" calcext:value-type="string">
            <text:p>MICKA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12-05" calcext:value-type="date">
            <text:p>05/12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OS SANTOS MOREIRA</text:p>
          </table:table-cell>
          <table:table-cell table:style-name="ce71" office:value-type="string" calcext:value-type="string">
            <text:p>ANTONI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10-15" calcext:value-type="date">
            <text:p>15/10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2" calcext:value-type="date">
            <text:p>22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OS SANTOS MOREIRA</text:p>
          </table:table-cell>
          <table:table-cell table:style-name="ce71" office:value-type="string" calcext:value-type="string">
            <text:p>EDOUAR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3-22" calcext:value-type="date">
            <text:p>22/03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OURQUET</text:p>
          </table:table-cell>
          <table:table-cell table:style-name="ce71" office:value-type="string" calcext:value-type="string">
            <text:p>DANI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6-06-30" calcext:value-type="date">
            <text:p>30/06/194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OURQUET</text:p>
          </table:table-cell>
          <table:table-cell table:style-name="ce71" office:value-type="string" calcext:value-type="string">
            <text:p>ROGE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41-09-14" calcext:value-type="date">
            <text:p>14/09/194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NANCY</text:p>
          </table:table-cell>
          <table:table-cell table:style-name="ce71" office:value-type="string" calcext:value-type="string">
            <text:p>KELL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5-18" calcext:value-type="date">
            <text:p>18/05/1977</text:p>
          </table:table-cell>
          <table:table-cell table:style-name="ce80" office:value-type="float" office:value="123" calcext:value-type="float">
            <text:p>12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UDDIN</text:p>
          </table:table-cell>
          <table:table-cell table:style-name="ce71" office:value-type="string" calcext:value-type="string">
            <text:p>SHOI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2-10" calcext:value-type="date">
            <text:p>10/02/1996</text:p>
          </table:table-cell>
          <table:table-cell table:style-name="ce80" office:value-type="float" office:value="4.28" calcext:value-type="float">
            <text:p>4,2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SHRAF</text:p>
          </table:table-cell>
          <table:table-cell table:style-name="ce71" office:value-type="string" calcext:value-type="string">
            <text:p>RUM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5-07-07" calcext:value-type="date">
            <text:p>07/07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AFFAR</text:p>
          </table:table-cell>
          <table:table-cell table:style-name="ce71" office:value-type="string" calcext:value-type="string">
            <text:p>YASM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1-06-03" calcext:value-type="date">
            <text:p>03/06/2011</text:p>
          </table:table-cell>
          <table:table-cell table:style-name="ce80" office:value-type="float" office:value="85" calcext:value-type="float">
            <text:p>8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ERNANDEZ</text:p>
          </table:table-cell>
          <table:table-cell table:style-name="ce71" office:value-type="string" calcext:value-type="string">
            <text:p>LUC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12-17" calcext:value-type="date">
            <text:p>17/12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OUAKOUAK</text:p>
          </table:table-cell>
          <table:table-cell table:style-name="ce71" office:value-type="string" calcext:value-type="string">
            <text:p>BRAH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7-09" calcext:value-type="date">
            <text:p>09/07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LE GOFF</text:p>
          </table:table-cell>
          <table:table-cell table:style-name="ce71" office:value-type="string" calcext:value-type="string">
            <text:p>GUILLAUM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2-23" calcext:value-type="date">
            <text:p>23/02/1984</text:p>
          </table:table-cell>
          <table:table-cell table:style-name="ce80" office:value-type="float" office:value="106" calcext:value-type="float">
            <text:p>106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AM</text:p>
          </table:table-cell>
          <table:table-cell table:style-name="ce71" office:value-type="string" calcext:value-type="string">
            <text:p>CHAR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11-12" calcext:value-type="date">
            <text:p>12/11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THAYALAN</text:p>
          </table:table-cell>
          <table:table-cell table:style-name="ce71" office:value-type="string" calcext:value-type="string">
            <text:p>SINNATHAMB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2-06" calcext:value-type="date">
            <text:p>06/02/1972</text:p>
          </table:table-cell>
          <table:table-cell table:style-name="ce80" office:value-type="float" office:value="111.97" calcext:value-type="float">
            <text:p>111,9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KUGATHAS</text:p>
          </table:table-cell>
          <table:table-cell table:style-name="ce71" office:value-type="string" calcext:value-type="string">
            <text:p>ASHVIN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3-01-06" calcext:value-type="date">
            <text:p>06/01/200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6" calcext:value-type="date">
            <text:p>06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OUAKAZ</text:p>
          </table:table-cell>
          <table:table-cell table:style-name="ce71" office:value-type="string" calcext:value-type="string">
            <text:p>ABDELKADE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1-04" calcext:value-type="date">
            <text:p>04/01/1974</text:p>
          </table:table-cell>
          <table:table-cell table:style-name="ce80" office:value-type="float" office:value="58.06" calcext:value-type="float">
            <text:p>58,0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30" calcext:value-type="date">
            <text:p>30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RIOT</text:p>
          </table:table-cell>
          <table:table-cell table:style-name="ce71" office:value-type="string" calcext:value-type="string">
            <text:p>MAL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12-28" calcext:value-type="date">
            <text:p>28/12/2003</text:p>
          </table:table-cell>
          <table:table-cell table:style-name="ce80" office:value-type="float" office:value="252.07" calcext:value-type="float">
            <text:p>252,0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30" calcext:value-type="date">
            <text:p>30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RIOT</text:p>
          </table:table-cell>
          <table:table-cell table:style-name="ce71" office:value-type="string" calcext:value-type="string">
            <text:p>ALBA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3-05-17" calcext:value-type="date">
            <text:p>17/05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9" calcext:value-type="date">
            <text:p>29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ERZOURI</text:p>
          </table:table-cell>
          <table:table-cell table:style-name="ce71" office:value-type="string" calcext:value-type="string">
            <text:p>S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2-04" calcext:value-type="date">
            <text:p>04/02/200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26" calcext:value-type="date">
            <text:p>26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ALEGH <text:s/></text:p>
          </table:table-cell>
          <table:table-cell table:style-name="ce71" office:value-type="string" calcext:value-type="string">
            <text:p>ASSIA RAB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6-13" calcext:value-type="date">
            <text:p>13/06/1999</text:p>
          </table:table-cell>
          <table:table-cell table:style-name="ce80" office:value-type="float" office:value="307.09" calcext:value-type="float">
            <text:p>307,0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07" calcext:value-type="date">
            <text:p>07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REDISSI</text:p>
          </table:table-cell>
          <table:table-cell table:style-name="ce71" office:value-type="string" calcext:value-type="string">
            <text:p>YOUSSEF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1-01" calcext:value-type="date">
            <text:p>01/01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PATEZ</text:p>
          </table:table-cell>
          <table:table-cell table:style-name="ce71" office:value-type="string" calcext:value-type="string">
            <text:p>LE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4-18" calcext:value-type="date">
            <text:p>18/04/2001</text:p>
          </table:table-cell>
          <table:table-cell table:style-name="ce80" office:value-type="float" office:value="153.06" calcext:value-type="float">
            <text:p>153,0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JARRET</text:p>
          </table:table-cell>
          <table:table-cell table:style-name="ce71" office:value-type="string" calcext:value-type="string">
            <text:p>BRI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4-03" calcext:value-type="date">
            <text:p>03/04/1973</text:p>
          </table:table-cell>
          <table:table-cell table:style-name="ce80" office:value-type="float" office:value="0.97" calcext:value-type="float">
            <text:p>0,9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0" calcext:value-type="date">
            <text:p>10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BDELLAOUI</text:p>
          </table:table-cell>
          <table:table-cell table:style-name="ce71" office:value-type="string" calcext:value-type="string">
            <text:p>LEI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6-25" calcext:value-type="date">
            <text:p>25/06/1987</text:p>
          </table:table-cell>
          <table:table-cell table:style-name="ce80" office:value-type="float" office:value="0.09" calcext:value-type="float">
            <text:p>0,0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5" calcext:value-type="date">
            <text:p>15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KADER</text:p>
          </table:table-cell>
          <table:table-cell table:style-name="ce71" office:value-type="string" calcext:value-type="string">
            <text:p>DAMIEN DAV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6-07" calcext:value-type="date">
            <text:p>07/06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RVIL</text:p>
          </table:table-cell>
          <table:table-cell table:style-name="ce71" office:value-type="string" calcext:value-type="string">
            <text:p>ANELSO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6-07" calcext:value-type="date">
            <text:p>07/06/1991</text:p>
          </table:table-cell>
          <table:table-cell table:style-name="ce80" office:value-type="float" office:value="379.52" calcext:value-type="float">
            <text:p>379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3" calcext:value-type="date">
            <text:p>13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NDRE <text:s/></text:p>
          </table:table-cell>
          <table:table-cell table:style-name="ce71" office:value-type="string" calcext:value-type="string">
            <text:p>SEBAST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9-15" calcext:value-type="date">
            <text:p>15/09/1987</text:p>
          </table:table-cell>
          <table:table-cell table:style-name="ce80" office:value-type="float" office:value="625.19" calcext:value-type="float">
            <text:p>625,19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3" calcext:value-type="date">
            <text:p>13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ICHAUD</text:p>
          </table:table-cell>
          <table:table-cell table:style-name="ce71" office:value-type="string" calcext:value-type="string">
            <text:p>KEV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9-17" calcext:value-type="date">
            <text:p>17/09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4-12" calcext:value-type="date">
            <text:p>12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WARDAK</text:p>
          </table:table-cell>
          <table:table-cell table:style-name="ce71" office:value-type="string" calcext:value-type="string">
            <text:p>AZIZULL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6-06-05" calcext:value-type="date">
            <text:p>05/06/194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1" calcext:value-type="date">
            <text:p>11/05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HANCER</text:p>
          </table:table-cell>
          <table:table-cell table:style-name="ce71" office:value-type="string" calcext:value-type="string">
            <text:p>SADR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9-08" calcext:value-type="date">
            <text:p>08/09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MRANE</text:p>
          </table:table-cell>
          <table:table-cell table:style-name="ce71" office:value-type="string" calcext:value-type="string">
            <text:p>LOUN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10-25" calcext:value-type="date">
            <text:p>25/10/1969</text:p>
          </table:table-cell>
          <table:table-cell table:style-name="ce80" office:value-type="float" office:value="110" calcext:value-type="float">
            <text:p>11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MRANE</text:p>
          </table:table-cell>
          <table:table-cell table:style-name="ce71" office:value-type="string" calcext:value-type="string">
            <text:p>S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6-01-17" calcext:value-type="date">
            <text:p>17/01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MRANE</text:p>
          </table:table-cell>
          <table:table-cell table:style-name="ce71" office:value-type="string" calcext:value-type="string">
            <text:p>MAN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10-18" calcext:value-type="date">
            <text:p>18/10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MRANE</text:p>
          </table:table-cell>
          <table:table-cell table:style-name="ce71" office:value-type="string" calcext:value-type="string">
            <text:p>HABIB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0-01-09" calcext:value-type="date">
            <text:p>09/01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18" calcext:value-type="date">
            <text:p>18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ROULIN</text:p>
          </table:table-cell>
          <table:table-cell table:style-name="ce71" office:value-type="string" calcext:value-type="string">
            <text:p>GENEVIEV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7-06-09" calcext:value-type="date">
            <text:p>09/06/1947</text:p>
          </table:table-cell>
          <table:table-cell table:style-name="ce80" office:value-type="float" office:value="20" calcext:value-type="float">
            <text:p>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TOUJANI</text:p>
          </table:table-cell>
          <table:table-cell table:style-name="ce71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7-01" calcext:value-type="date">
            <text:p>01/07/1981</text:p>
          </table:table-cell>
          <table:table-cell table:style-name="ce80" office:value-type="float" office:value="461.64" calcext:value-type="float">
            <text:p>461,6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TOUJANI</text:p>
          </table:table-cell>
          <table:table-cell table:style-name="ce71" office:value-type="string" calcext:value-type="string">
            <text:p>YASM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07-08" calcext:value-type="date">
            <text:p>08/07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30" calcext:value-type="date">
            <text:p>30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ARKANY</text:p>
          </table:table-cell>
          <table:table-cell table:style-name="ce71" office:value-type="string" calcext:value-type="string">
            <text:p>ASSI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7-18" calcext:value-type="date">
            <text:p>18/07/1995</text:p>
          </table:table-cell>
          <table:table-cell table:style-name="ce80" office:value-type="float" office:value="199.7" calcext:value-type="float">
            <text:p>199,7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ALTAG</text:p>
          </table:table-cell>
          <table:table-cell table:style-name="ce71" office:value-type="string" calcext:value-type="string">
            <text:p>NADEJ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1-29" calcext:value-type="date">
            <text:p>29/01/1981</text:p>
          </table:table-cell>
          <table:table-cell table:style-name="ce80" office:value-type="float" office:value="190" calcext:value-type="float">
            <text:p>19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0" calcext:value-type="date">
            <text:p>30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EN BRAHAM</text:p>
          </table:table-cell>
          <table:table-cell table:style-name="ce71" office:value-type="string" calcext:value-type="string">
            <text:p>AISS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9-03-14" calcext:value-type="date">
            <text:p>14/03/195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0" calcext:value-type="date">
            <text:p>30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LARD</text:p>
          </table:table-cell>
          <table:table-cell table:style-name="ce71" office:value-type="string" calcext:value-type="string">
            <text:p>CHRISTI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7-06-14" calcext:value-type="date">
            <text:p>14/06/1957</text:p>
          </table:table-cell>
          <table:table-cell table:style-name="ce80" office:value-type="float" office:value="33" calcext:value-type="float">
            <text:p>33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7" calcext:value-type="date">
            <text:p>27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RIEUNEAU <text:s/></text:p>
          </table:table-cell>
          <table:table-cell table:style-name="ce71" office:value-type="string" calcext:value-type="string">
            <text:p>SAND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8-21" calcext:value-type="date">
            <text:p>21/08/1980</text:p>
          </table:table-cell>
          <table:table-cell table:style-name="ce80" office:value-type="float" office:value="38.4" calcext:value-type="float">
            <text:p>38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0" calcext:value-type="date">
            <text:p>20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NAM</text:p>
          </table:table-cell>
          <table:table-cell table:style-name="ce71" office:value-type="string" calcext:value-type="string">
            <text:p>RACH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12-05" calcext:value-type="date">
            <text:p>05/12/1981</text:p>
          </table:table-cell>
          <table:table-cell table:style-name="ce80" office:value-type="float" office:value="25" calcext:value-type="float">
            <text:p>2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ASSISSI</text:p>
          </table:table-cell>
          <table:table-cell table:style-name="ce71" office:value-type="string" calcext:value-type="string">
            <text:p>YANN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9-19" calcext:value-type="date">
            <text:p>19/09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04" calcext:value-type="date">
            <text:p>0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LLIN</text:p>
          </table:table-cell>
          <table:table-cell table:style-name="ce71" office:value-type="string" calcext:value-type="string">
            <text:p>GAET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2-23" calcext:value-type="date">
            <text:p>23/02/1996</text:p>
          </table:table-cell>
          <table:table-cell table:style-name="ce80" office:value-type="float" office:value="379.52" calcext:value-type="float">
            <text:p>379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0" calcext:value-type="date">
            <text:p>30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NMISSOUM</text:p>
          </table:table-cell>
          <table:table-cell table:style-name="ce71" office:value-type="string" calcext:value-type="string">
            <text:p>ABDERREZA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5-04-13" calcext:value-type="date">
            <text:p>13/04/194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28" calcext:value-type="date">
            <text:p>28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AFERANT</text:p>
          </table:table-cell>
          <table:table-cell table:style-name="ce71" office:value-type="string" calcext:value-type="string">
            <text:p>NEL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2-07-02" calcext:value-type="date">
            <text:p>02/07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0" calcext:value-type="date">
            <text:p>30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LAL</text:p>
          </table:table-cell>
          <table:table-cell table:style-name="ce71" office:value-type="string" calcext:value-type="string">
            <text:p>JAM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4-23" calcext:value-type="date">
            <text:p>23/04/1966</text:p>
          </table:table-cell>
          <table:table-cell table:style-name="ce80" office:value-type="float" office:value="328.58" calcext:value-type="float">
            <text:p>328,5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AHMAR</text:p>
          </table:table-cell>
          <table:table-cell table:style-name="ce71" office:value-type="string" calcext:value-type="string">
            <text:p>DAN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8-08-11" calcext:value-type="date">
            <text:p>11/08/2008</text:p>
          </table:table-cell>
          <table:table-cell table:style-name="ce80" office:value-type="float" office:value="180.24" calcext:value-type="float">
            <text:p>180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LAHMAR</text:p>
          </table:table-cell>
          <table:table-cell table:style-name="ce71" office:value-type="string" calcext:value-type="string">
            <text:p>FATI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1-06-24" calcext:value-type="date">
            <text:p>24/06/198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01" calcext:value-type="date">
            <text:p>01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NADDA</text:p>
          </table:table-cell>
          <table:table-cell table:style-name="ce71" office:value-type="string" calcext:value-type="string">
            <text:p>RAB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8-27" calcext:value-type="date">
            <text:p>27/08/1997</text:p>
          </table:table-cell>
          <table:table-cell table:style-name="ce80" office:value-type="float" office:value="110.12" calcext:value-type="float">
            <text:p>110,1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5-31" calcext:value-type="date">
            <text:p>31/05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OURAKKADI</text:p>
          </table:table-cell>
          <table:table-cell table:style-name="ce71" office:value-type="string" calcext:value-type="string">
            <text:p>OUASS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6-04" calcext:value-type="date">
            <text:p>04/06/2003</text:p>
          </table:table-cell>
          <table:table-cell table:style-name="ce80" office:value-type="float" office:value="239.4" calcext:value-type="float">
            <text:p>239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04" calcext:value-type="date">
            <text:p>04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N MOUSSA</text:p>
          </table:table-cell>
          <table:table-cell table:style-name="ce71" office:value-type="string" calcext:value-type="string">
            <text:p>HICHE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1-08" calcext:value-type="date">
            <text:p>08/01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2" calcext:value-type="date">
            <text:p>12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SENAC</text:p>
          </table:table-cell>
          <table:table-cell table:style-name="ce71" office:value-type="string" calcext:value-type="string">
            <text:p>ULYS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5-20" calcext:value-type="date">
            <text:p>20/05/199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EVES</text:p>
          </table:table-cell>
          <table:table-cell table:style-name="ce71" office:value-type="string" calcext:value-type="string">
            <text:p>ILO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1-03" calcext:value-type="date">
            <text:p>03/01/1996</text:p>
          </table:table-cell>
          <table:table-cell table:style-name="ce80" office:value-type="float" office:value="110.44" calcext:value-type="float">
            <text:p>110,4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ITI</text:p>
          </table:table-cell>
          <table:table-cell table:style-name="ce71" office:value-type="string" calcext:value-type="string">
            <text:p>ABDERRAHM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4-02-19" calcext:value-type="date">
            <text:p>19/02/2004</text:p>
          </table:table-cell>
          <table:table-cell table:style-name="ce80" office:value-type="float" office:value="47.48" calcext:value-type="float">
            <text:p>47,4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NAFO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2-12" calcext:value-type="date">
            <text:p>12/02/1988</text:p>
          </table:table-cell>
          <table:table-cell table:style-name="ce80" office:value-type="float" office:value="379.61" calcext:value-type="float">
            <text:p>379,6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7" calcext:value-type="date">
            <text:p>17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JAROCKA</text:p>
          </table:table-cell>
          <table:table-cell table:style-name="ce71" office:value-type="string" calcext:value-type="string">
            <text:p>AGNIESZKA DORO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2-15" calcext:value-type="date">
            <text:p>15/02/1982</text:p>
          </table:table-cell>
          <table:table-cell table:style-name="ce80" office:value-type="float" office:value="31.16" calcext:value-type="float">
            <text:p>31,1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VAZ</text:p>
          </table:table-cell>
          <table:table-cell table:style-name="ce71" office:value-type="string" calcext:value-type="string">
            <text:p>BAST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9-05" calcext:value-type="date">
            <text:p>05/09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AGHRABI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9-29" calcext:value-type="date">
            <text:p>29/09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ERIBI FARES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4-21" calcext:value-type="date">
            <text:p>21/04/1996</text:p>
          </table:table-cell>
          <table:table-cell table:style-name="ce80" office:value-type="float" office:value="248.12" calcext:value-type="float">
            <text:p>248,1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0" calcext:value-type="date">
            <text:p>20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OUKOURI PRISO</text:p>
          </table:table-cell>
          <table:table-cell table:style-name="ce71" office:value-type="string" calcext:value-type="string">
            <text:p>DANIEL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10-27" calcext:value-type="date">
            <text:p>27/10/1993</text:p>
          </table:table-cell>
          <table:table-cell table:style-name="ce80" office:value-type="float" office:value="0.43" calcext:value-type="float">
            <text:p>0,4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0" calcext:value-type="date">
            <text:p>20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ECLERE</text:p>
          </table:table-cell>
          <table:table-cell table:style-name="ce71" office:value-type="string" calcext:value-type="string">
            <text:p>JEAN PIER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4-09-11" calcext:value-type="date">
            <text:p>11/09/1954</text:p>
          </table:table-cell>
          <table:table-cell table:style-name="ce80" office:value-type="float" office:value="30" calcext:value-type="float">
            <text:p>3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0" calcext:value-type="date">
            <text:p>20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USBY</text:p>
          </table:table-cell>
          <table:table-cell table:style-name="ce71" office:value-type="string" calcext:value-type="string">
            <text:p>FREDERIC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1-27" calcext:value-type="date">
            <text:p>27/01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5" calcext:value-type="date">
            <text:p>25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NDRES</text:p>
          </table:table-cell>
          <table:table-cell table:style-name="ce71" office:value-type="string" calcext:value-type="string">
            <text:p>PIER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2-06-30" calcext:value-type="date">
            <text:p>30/06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5" calcext:value-type="date">
            <text:p>25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EUBA NICOLOSI</text:p>
          </table:table-cell>
          <table:table-cell table:style-name="ce71" office:value-type="string" calcext:value-type="string">
            <text:p>CLOELY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8-05-07" calcext:value-type="date">
            <text:p>07/05/2008</text:p>
          </table:table-cell>
          <table:table-cell table:style-name="ce80" office:value-type="float" office:value="76.24" calcext:value-type="float">
            <text:p>76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AVREAU</text:p>
          </table:table-cell>
          <table:table-cell table:style-name="ce71" office:value-type="string" calcext:value-type="string">
            <text:p>JA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8-25" calcext:value-type="date">
            <text:p>25/08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4" calcext:value-type="date">
            <text:p>24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A SAOUT</text:p>
          </table:table-cell>
          <table:table-cell table:style-name="ce71" office:value-type="string" calcext:value-type="string">
            <text:p>SAND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10-09" calcext:value-type="date">
            <text:p>09/10/196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3" calcext:value-type="date">
            <text:p>03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ADIOU</text:p>
          </table:table-cell>
          <table:table-cell table:style-name="ce71" office:value-type="string" calcext:value-type="string">
            <text:p>GIL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4-06" calcext:value-type="date">
            <text:p>06/04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AGUERSI</text:p>
          </table:table-cell>
          <table:table-cell table:style-name="ce71" office:value-type="string" calcext:value-type="string">
            <text:p>LAI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1-22" calcext:value-type="date">
            <text:p>22/01/1993</text:p>
          </table:table-cell>
          <table:table-cell table:style-name="ce80" office:value-type="float" office:value="347.76" calcext:value-type="float">
            <text:p>347,7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3" calcext:value-type="date">
            <text:p>03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GHINET FLORIN</text:p>
          </table:table-cell>
          <table:table-cell table:style-name="ce71" office:value-type="string" calcext:value-type="string">
            <text:p>ROMULU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4-03" calcext:value-type="date">
            <text:p>03/04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7"/>
          <table:table-cell table:style-name="ce85" table:number-columns-repeated="2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0" calcext:value-type="date">
            <text:p>20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ARRO</text:p>
          </table:table-cell>
          <table:table-cell table:style-name="ce71" office:value-type="string" calcext:value-type="string">
            <text:p>PAUL FREDERIC 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07-28" calcext:value-type="date">
            <text:p>28/07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1" calcext:value-type="date">
            <text:p>11/06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SACKO</text:p>
          </table:table-cell>
          <table:table-cell table:style-name="ce71" office:value-type="string" calcext:value-type="string">
            <text:p>BOUBAC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6-09" calcext:value-type="date">
            <text:p>09/06/1991</text:p>
          </table:table-cell>
          <table:table-cell table:style-name="ce80" office:value-type="float" office:value="200" calcext:value-type="float">
            <text:p>20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2" calcext:value-type="date">
            <text:p>02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AVID-MISSILIE</text:p>
          </table:table-cell>
          <table:table-cell table:style-name="ce71" office:value-type="string" calcext:value-type="string">
            <text:p>TRIST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7-18" calcext:value-type="date">
            <text:p>18/07/1999</text:p>
          </table:table-cell>
          <table:table-cell table:style-name="ce80" office:value-type="float" office:value="2.2" calcext:value-type="float">
            <text:p>2,2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4" calcext:value-type="date">
            <text:p>04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PINCZES ZOLTAN</text:p>
          </table:table-cell>
          <table:table-cell table:style-name="ce71" office:value-type="string" calcext:value-type="string">
            <text:p>CIPRI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9-03" calcext:value-type="date">
            <text:p>03/09/1978</text:p>
          </table:table-cell>
          <table:table-cell table:style-name="ce80" office:value-type="float" office:value="47.6" calcext:value-type="float">
            <text:p>47,6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14" calcext:value-type="date">
            <text:p>14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TOLBA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4-26" calcext:value-type="date">
            <text:p>26/04/1968</text:p>
          </table:table-cell>
          <table:table-cell table:style-name="ce80" office:value-type="float" office:value="7.46" calcext:value-type="float">
            <text:p>7,4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31" calcext:value-type="date">
            <text:p>31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TAINIA</text:p>
          </table:table-cell>
          <table:table-cell table:style-name="ce71" office:value-type="string" calcext:value-type="string">
            <text:p>CAMEL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6-01" calcext:value-type="date">
            <text:p>01/06/1996</text:p>
          </table:table-cell>
          <table:table-cell table:style-name="ce80" office:value-type="float" office:value="1983.03" calcext:value-type="float">
            <text:p>1983,0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31" calcext:value-type="date">
            <text:p>31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UC</text:p>
          </table:table-cell>
          <table:table-cell table:style-name="ce71" office:value-type="string" calcext:value-type="string">
            <text:p>ALEXANDR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6-10-14" calcext:value-type="date">
            <text:p>14/10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31" calcext:value-type="date">
            <text:p>31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UC BETAINA</text:p>
          </table:table-cell>
          <table:table-cell table:style-name="ce71" office:value-type="string" calcext:value-type="string">
            <text:p>NAH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6-10-14" calcext:value-type="date">
            <text:p>14/10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31" calcext:value-type="date">
            <text:p>31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UC BETAINA</text:p>
          </table:table-cell>
          <table:table-cell table:style-name="ce71" office:value-type="string" calcext:value-type="string">
            <text:p>LE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5-04-17" calcext:value-type="date">
            <text:p>17/04/2015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3" calcext:value-type="date">
            <text:p>03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ONATE</text:p>
          </table:table-cell>
          <table:table-cell table:style-name="ce71" office:value-type="string" calcext:value-type="string">
            <text:p>AMIDOU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6-01" calcext:value-type="date">
            <text:p>01/06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6-27" calcext:value-type="date">
            <text:p>27/06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GIACOMETTI</text:p>
          </table:table-cell>
          <table:table-cell table:style-name="ce71" office:value-type="string" calcext:value-type="string">
            <text:p>ETIEN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8-22" calcext:value-type="date">
            <text:p>22/08/1986</text:p>
          </table:table-cell>
          <table:table-cell table:style-name="ce80" office:value-type="float" office:value="0.35" calcext:value-type="float">
            <text:p>0,3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OPREA</text:p>
          </table:table-cell>
          <table:table-cell table:style-name="ce71" office:value-type="string" calcext:value-type="string">
            <text:p>MARI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06-14" calcext:value-type="date">
            <text:p>14/06/196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OPREA</text:p>
          </table:table-cell>
          <table:table-cell table:style-name="ce71" office:value-type="string" calcext:value-type="string">
            <text:p>PETRIC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6-02-02" calcext:value-type="date">
            <text:p>02/02/196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09" calcext:value-type="date">
            <text:p>0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IPAN</text:p>
          </table:table-cell>
          <table:table-cell table:style-name="ce71" office:value-type="string" calcext:value-type="string">
            <text:p>DOR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4-28" calcext:value-type="date">
            <text:p>28/04/1979</text:p>
          </table:table-cell>
          <table:table-cell table:style-name="ce80" office:value-type="float" office:value="22.55" calcext:value-type="float">
            <text:p>22,55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CARCY BESSETTE</text:p>
          </table:table-cell>
          <table:table-cell table:style-name="ce71" office:value-type="string" calcext:value-type="string">
            <text:p>MAU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10-10" calcext:value-type="date">
            <text:p>10/10/1971</text:p>
          </table:table-cell>
          <table:table-cell table:style-name="ce80" office:value-type="float" office:value="320" calcext:value-type="float">
            <text:p>3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3" calcext:value-type="date">
            <text:p>13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HEMIR</text:p>
          </table:table-cell>
          <table:table-cell table:style-name="ce71" office:value-type="string" calcext:value-type="string">
            <text:p>SI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6-01" calcext:value-type="date">
            <text:p>01/06/1994</text:p>
          </table:table-cell>
          <table:table-cell table:style-name="ce80" office:value-type="float" office:value="1.8" calcext:value-type="float">
            <text:p>1,8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3" calcext:value-type="date">
            <text:p>13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FAKHFAKH</text:p>
          </table:table-cell>
          <table:table-cell table:style-name="ce71" office:value-type="string" calcext:value-type="string">
            <text:p>NOUREDD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4-01-20" calcext:value-type="date">
            <text:p>20/01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3" calcext:value-type="date">
            <text:p>13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OUDOUR</text:p>
          </table:table-cell>
          <table:table-cell table:style-name="ce71" office:value-type="string" calcext:value-type="string">
            <text:p>HAK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11-27" calcext:value-type="date">
            <text:p>27/11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9" calcext:value-type="date">
            <text:p>1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SEYDI</text:p>
          </table:table-cell>
          <table:table-cell table:style-name="ce71" office:value-type="string" calcext:value-type="string">
            <text:p>FO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2-23" calcext:value-type="date">
            <text:p>23/02/1998</text:p>
          </table:table-cell>
          <table:table-cell table:style-name="ce80" office:value-type="float" office:value="58.12" calcext:value-type="float">
            <text:p>58,1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6" calcext:value-type="date">
            <text:p>16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IB</text:p>
          </table:table-cell>
          <table:table-cell table:style-name="ce71" office:value-type="string" calcext:value-type="string">
            <text:p>NABI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4-07-02" calcext:value-type="date">
            <text:p>02/07/2004</text:p>
          </table:table-cell>
          <table:table-cell table:style-name="ce80" office:value-type="float" office:value="144.12" calcext:value-type="float">
            <text:p>144,1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ADI</text:p>
          </table:table-cell>
          <table:table-cell table:style-name="ce71" office:value-type="string" calcext:value-type="string">
            <text:p>SOILIH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8-08-20" calcext:value-type="date">
            <text:p>20/08/1968</text:p>
          </table:table-cell>
          <table:table-cell table:style-name="ce80" office:value-type="float" office:value="1295.88" calcext:value-type="float">
            <text:p>1295,8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ADI</text:p>
          </table:table-cell>
          <table:table-cell table:style-name="ce71" office:value-type="string" calcext:value-type="string">
            <text:p>NASSURDI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08-19" calcext:value-type="date">
            <text:p>19/08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ADI</text:p>
          </table:table-cell>
          <table:table-cell table:style-name="ce71" office:value-type="string" calcext:value-type="string">
            <text:p>HADJIR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4-08" calcext:value-type="date">
            <text:p>08/04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ADI</text:p>
          </table:table-cell>
          <table:table-cell table:style-name="ce71" office:value-type="string" calcext:value-type="string">
            <text:p>HAKIM AL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0-05-21" calcext:value-type="date">
            <text:p>21/05/202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15" calcext:value-type="date">
            <text:p>1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SAADI</text:p>
          </table:table-cell>
          <table:table-cell table:style-name="ce71" office:value-type="string" calcext:value-type="string">
            <text:p>RAB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12-12" calcext:value-type="date">
            <text:p>12/12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0" calcext:value-type="date">
            <text:p>20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CALVO</text:p>
          </table:table-cell>
          <table:table-cell table:style-name="ce71" office:value-type="string" calcext:value-type="string">
            <text:p>VICTO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2-25" calcext:value-type="date">
            <text:p>25/02/2003</text:p>
          </table:table-cell>
          <table:table-cell table:style-name="ce80" office:value-type="float" office:value="398.24" calcext:value-type="float">
            <text:p>398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2" calcext:value-type="date">
            <text:p>22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OUTADARHARAT</text:p>
          </table:table-cell>
          <table:table-cell table:style-name="ce71" office:value-type="string" calcext:value-type="string">
            <text:p>IKR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10-24" calcext:value-type="date">
            <text:p>24/10/1996</text:p>
          </table:table-cell>
          <table:table-cell table:style-name="ce80" office:value-type="float" office:value="559" calcext:value-type="float">
            <text:p>559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6" calcext:value-type="date">
            <text:p>26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L ASERY</text:p>
          </table:table-cell>
          <table:table-cell table:style-name="ce71" office:value-type="string" calcext:value-type="string">
            <text:p>HASS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4-25" calcext:value-type="date">
            <text:p>25/04/1978</text:p>
          </table:table-cell>
          <table:table-cell table:style-name="ce80" office:value-type="float" office:value="161.24" calcext:value-type="float">
            <text:p>161,2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6" calcext:value-type="date">
            <text:p>26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L ASERY</text:p>
          </table:table-cell>
          <table:table-cell table:style-name="ce71" office:value-type="string" calcext:value-type="string">
            <text:p>SIH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6-10-25" calcext:value-type="date">
            <text:p>25/10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6" calcext:value-type="date">
            <text:p>26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EN CHAABENE</text:p>
          </table:table-cell>
          <table:table-cell table:style-name="ce71" office:value-type="string" calcext:value-type="string">
            <text:p>YOUS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2-20" calcext:value-type="date">
            <text:p>20/12/1991</text:p>
          </table:table-cell>
          <table:table-cell table:style-name="ce80" office:value-type="float" office:value="474.52" calcext:value-type="float">
            <text:p>474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5" calcext:value-type="date">
            <text:p>25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ELIGIOS</text:p>
          </table:table-cell>
          <table:table-cell table:style-name="ce71" office:value-type="string" calcext:value-type="string">
            <text:p>LAUREN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8-01" calcext:value-type="date">
            <text:p>01/08/1977</text:p>
          </table:table-cell>
          <table:table-cell table:style-name="ce80" office:value-type="float" office:value="137.43" calcext:value-type="float">
            <text:p>137,4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30" calcext:value-type="date">
            <text:p>30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ZZAM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4-09" calcext:value-type="date">
            <text:p>09/04/1999</text:p>
          </table:table-cell>
          <table:table-cell table:style-name="ce80" office:value-type="float" office:value="271.52" calcext:value-type="float">
            <text:p>271,5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7-23" calcext:value-type="date">
            <text:p>23/07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AMIANO</text:p>
          </table:table-cell>
          <table:table-cell table:style-name="ce71" office:value-type="string" calcext:value-type="string">
            <text:p>PATRI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0-29" calcext:value-type="date">
            <text:p>29/10/1962</text:p>
          </table:table-cell>
          <table:table-cell table:style-name="ce80" office:value-type="float" office:value="30.91" calcext:value-type="float">
            <text:p>30,91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2" calcext:value-type="date">
            <text:p>02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FOUGHALIA</text:p>
          </table:table-cell>
          <table:table-cell table:style-name="ce71" office:value-type="string" calcext:value-type="string">
            <text:p>ANISS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1-17" calcext:value-type="date">
            <text:p>17/11/1991</text:p>
          </table:table-cell>
          <table:table-cell table:style-name="ce80" office:value-type="float" office:value="230.3" calcext:value-type="float">
            <text:p>230,3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9" calcext:value-type="date">
            <text:p>09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COINTE</text:p>
          </table:table-cell>
          <table:table-cell table:style-name="ce71" office:value-type="string" calcext:value-type="string">
            <text:p>AMAUR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12-26" calcext:value-type="date">
            <text:p>26/12/2003</text:p>
          </table:table-cell>
          <table:table-cell table:style-name="ce80" office:value-type="float" office:value="206.58" calcext:value-type="float">
            <text:p>206,58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0" calcext:value-type="date">
            <text:p>20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WILLIAM</text:p>
          </table:table-cell>
          <table:table-cell table:style-name="ce71" office:value-type="string" calcext:value-type="string">
            <text:p>SEBAST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2-01-20" calcext:value-type="date">
            <text:p>20/01/1952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4" calcext:value-type="date">
            <text:p>2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OUAIZIL M</text:p>
          </table:table-cell>
          <table:table-cell table:style-name="ce71" office:value-type="string" calcext:value-type="string">
            <text:p>FRANCOI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4-06-26" calcext:value-type="date">
            <text:p>26/06/1944</text:p>
          </table:table-cell>
          <table:table-cell table:style-name="ce80" office:value-type="float" office:value="52.4" calcext:value-type="float">
            <text:p>52,4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0" calcext:value-type="date">
            <text:p>20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MEKAOUCHE</text:p>
          </table:table-cell>
          <table:table-cell table:style-name="ce71" office:value-type="string" calcext:value-type="string">
            <text:p>KA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7-11-25" calcext:value-type="date">
            <text:p>25/11/2017</text:p>
          </table:table-cell>
          <table:table-cell table:style-name="ce80" office:value-type="float" office:value="25" calcext:value-type="float">
            <text:p>25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4" calcext:value-type="date">
            <text:p>2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UARTE FARTO</text:p>
          </table:table-cell>
          <table:table-cell table:style-name="ce71" office:value-type="string" calcext:value-type="string">
            <text:p>CEDRIC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11-16" calcext:value-type="date">
            <text:p>16/11/1984</text:p>
          </table:table-cell>
          <table:table-cell table:style-name="ce80" office:value-type="float" office:value="27.94" calcext:value-type="float">
            <text:p>27,94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1" calcext:value-type="date">
            <text:p>21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TOULGOAT</text:p>
          </table:table-cell>
          <table:table-cell table:style-name="ce71" office:value-type="string" calcext:value-type="string">
            <text:p>RON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11-05" calcext:value-type="date">
            <text:p>05/11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4" calcext:value-type="date">
            <text:p>14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EMESTRE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3-09" calcext:value-type="date">
            <text:p>09/03/196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SUN</text:p>
          </table:table-cell>
          <table:table-cell table:style-name="ce71" office:value-type="string" calcext:value-type="string">
            <text:p>JEAN PHILIPP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4-27" calcext:value-type="date">
            <text:p>27/04/1985</text:p>
          </table:table-cell>
          <table:table-cell table:style-name="ce80" office:value-type="float" office:value="150" calcext:value-type="float">
            <text:p>15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7" calcext:value-type="date">
            <text:p>07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NIARE</text:p>
          </table:table-cell>
          <table:table-cell table:style-name="ce71" office:value-type="string" calcext:value-type="string">
            <text:p>IDRIS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01-04" calcext:value-type="date">
            <text:p>04/01/2010</text:p>
          </table:table-cell>
          <table:table-cell table:style-name="ce80" office:value-type="float" office:value="38.12" calcext:value-type="float">
            <text:p>38,1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8" calcext:value-type="date">
            <text:p>08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OHAMEDI</text:p>
          </table:table-cell>
          <table:table-cell table:style-name="ce71" office:value-type="string" calcext:value-type="string">
            <text:p>RAB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12-13" calcext:value-type="date">
            <text:p>13/12/1982</text:p>
          </table:table-cell>
          <table:table-cell table:style-name="ce80" office:value-type="float" office:value="0.43" calcext:value-type="float">
            <text:p>0,4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3" calcext:value-type="date">
            <text:p>13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HAMMOUTI</text:p>
            <text:p> </text:p>
          </table:table-cell>
          <table:table-cell table:style-name="ce71" office:value-type="string" calcext:value-type="string">
            <text:p>SAM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4-18" calcext:value-type="date">
            <text:p>18/04/199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13" calcext:value-type="date">
            <text:p>13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L BOUZRAZI</text:p>
          </table:table-cell>
          <table:table-cell table:style-name="ce71" office:value-type="string" calcext:value-type="string">
            <text:p>SOUKAI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7-10-09" calcext:value-type="date">
            <text:p>09/10/199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09" calcext:value-type="date">
            <text:p>09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UBOIS</text:p>
          </table:table-cell>
          <table:table-cell table:style-name="ce71" office:value-type="string" calcext:value-type="string">
            <text:p>SYLVA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1-25" calcext:value-type="date">
            <text:p>25/01/196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1" calcext:value-type="date">
            <text:p>21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GHILAN</text:p>
          </table:table-cell>
          <table:table-cell table:style-name="ce71" office:value-type="string" calcext:value-type="string">
            <text:p>LARB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6-20" calcext:value-type="date">
            <text:p>20/06/199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L JAMALI</text:p>
          </table:table-cell>
          <table:table-cell table:style-name="ce71" office:value-type="string" calcext:value-type="string">
            <text:p><text:s/>FATIMA F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3-05-03" calcext:value-type="date">
            <text:p>03/05/2013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3" calcext:value-type="date">
            <text:p>23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HENNOUF</text:p>
          </table:table-cell>
          <table:table-cell table:style-name="ce71" office:value-type="string" calcext:value-type="string">
            <text:p>LENN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7-06" calcext:value-type="date">
            <text:p>06/07/1997</text:p>
          </table:table-cell>
          <table:table-cell table:style-name="ce80" office:value-type="float" office:value="27" calcext:value-type="float">
            <text:p>27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4" calcext:value-type="date">
            <text:p>24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UFOUR</text:p>
          </table:table-cell>
          <table:table-cell table:style-name="ce71" office:value-type="string" calcext:value-type="string">
            <text:p>ROMA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2-28" calcext:value-type="date">
            <text:p>28/02/1985</text:p>
          </table:table-cell>
          <table:table-cell table:style-name="ce80" office:value-type="float" office:value="12.06" calcext:value-type="float">
            <text:p>12,0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6" calcext:value-type="date">
            <text:p>26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ERAGHNI</text:p>
          </table:table-cell>
          <table:table-cell table:style-name="ce71" office:value-type="string" calcext:value-type="string">
            <text:p>OUSSA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7-20" calcext:value-type="date">
            <text:p>20/07/1990</text:p>
          </table:table-cell>
          <table:table-cell table:style-name="ce80" office:value-type="float" office:value="120" calcext:value-type="float">
            <text:p>12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05" calcext:value-type="date">
            <text:p>05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ONNANG</text:p>
          </table:table-cell>
          <table:table-cell table:style-name="ce71" office:value-type="string" calcext:value-type="string">
            <text:p>KEM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22-10-02" calcext:value-type="date">
            <text:p>02/10/2022</text:p>
          </table:table-cell>
          <table:table-cell table:style-name="ce80" office:value-type="float" office:value="484.37" calcext:value-type="float">
            <text:p>484,37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05" calcext:value-type="date">
            <text:p>05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ONNANG</text:p>
          </table:table-cell>
          <table:table-cell table:style-name="ce71" office:value-type="string" calcext:value-type="string">
            <text:p>WEN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0-10-03" calcext:value-type="date">
            <text:p>03/10/202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05" calcext:value-type="date">
            <text:p>05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ONNANG</text:p>
          </table:table-cell>
          <table:table-cell table:style-name="ce71" office:value-type="string" calcext:value-type="string">
            <text:p>LOO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9-10-09" calcext:value-type="date">
            <text:p>09/10/201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USSART</text:p>
          </table:table-cell>
          <table:table-cell table:style-name="ce71" office:value-type="string" calcext:value-type="string">
            <text:p>SANDR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12-23" calcext:value-type="date">
            <text:p>23/12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BREDY</text:p>
          </table:table-cell>
          <table:table-cell table:style-name="ce71" office:value-type="string" calcext:value-type="string">
            <text:p>RON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12-07" calcext:value-type="date">
            <text:p>07/12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GOUMGHAR</text:p>
          </table:table-cell>
          <table:table-cell table:style-name="ce71" office:value-type="string" calcext:value-type="string">
            <text:p>LOUB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11-17" calcext:value-type="date">
            <text:p>17/11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STIMPHIL</text:p>
          </table:table-cell>
          <table:table-cell table:style-name="ce71" office:value-type="string" calcext:value-type="string">
            <text:p>AMO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3-19" calcext:value-type="date">
            <text:p>19/03/2006</text:p>
          </table:table-cell>
          <table:table-cell table:style-name="ce80" office:value-type="float" office:value="425.86" calcext:value-type="float">
            <text:p>425,86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STIMPHIL</text:p>
          </table:table-cell>
          <table:table-cell table:style-name="ce71" office:value-type="string" calcext:value-type="string">
            <text:p>EL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11-03" calcext:value-type="date">
            <text:p>03/11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STIMPHIL</text:p>
          </table:table-cell>
          <table:table-cell table:style-name="ce71" office:value-type="string" calcext:value-type="string">
            <text:p>LUMIS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9-03-15" calcext:value-type="date">
            <text:p>15/03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ESTIMPHIL</text:p>
          </table:table-cell>
          <table:table-cell table:style-name="ce71" office:value-type="string" calcext:value-type="string">
            <text:p>MA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9-29" calcext:value-type="date">
            <text:p>29/09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09" calcext:value-type="date">
            <text:p>09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EZHOUD</text:p>
          </table:table-cell>
          <table:table-cell table:style-name="ce71" office:value-type="string" calcext:value-type="string">
            <text:p>FEHMI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9-02" calcext:value-type="date">
            <text:p>02/09/1992</text:p>
          </table:table-cell>
          <table:table-cell table:style-name="ce80" office:value-type="float" office:value="814.43" calcext:value-type="float">
            <text:p>814,43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4" calcext:value-type="date">
            <text:p>24/08/2024</text:p>
          </table:table-cell>
          <table:table-cell table:style-name="ce71" office:value-type="string" calcext:value-type="string">
            <text:p>MOSTAFA</text:p>
          </table:table-cell>
          <table:table-cell table:style-name="ce75" office:value-type="string" calcext:value-type="string">
            <text:p>RABENADIMBY</text:p>
          </table:table-cell>
          <table:table-cell table:style-name="ce75" office:value-type="string" calcext:value-type="string">
            <text:p>ANDRIA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date" office:date-value="1956-09-22" calcext:value-type="date">
            <text:p>22/09/1956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6" calcext:value-type="date">
            <text:p>26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AUPLIN</text:p>
          </table:table-cell>
          <table:table-cell table:style-name="ce71" office:value-type="string" calcext:value-type="string">
            <text:p>ALI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2-01" calcext:value-type="date">
            <text:p>01/02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12" calcext:value-type="date">
            <text:p>12/09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AFONSO ALVES</text:p>
          </table:table-cell>
          <table:table-cell table:style-name="ce71" office:value-type="string" calcext:value-type="string">
            <text:p>PIEDA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4-27" calcext:value-type="date">
            <text:p>27/04/1967</text:p>
          </table:table-cell>
          <table:table-cell table:style-name="ce80" office:value-type="float" office:value="70" calcext:value-type="float">
            <text:p>7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8-29" calcext:value-type="date">
            <text:p>29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EGBEVI</text:p>
          </table:table-cell>
          <table:table-cell table:style-name="ce71" office:value-type="string" calcext:value-type="string">
            <text:p>PATRI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12-12" calcext:value-type="date">
            <text:p>12/12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12" calcext:value-type="date">
            <text:p>12/09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RAZAFIMANDIMBY MICHELE</text:p>
          </table:table-cell>
          <table:table-cell table:style-name="ce71" office:value-type="string" calcext:value-type="string">
            <text:p>ANIT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1-17" calcext:value-type="date">
            <text:p>17/01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1">
          <table:table-cell table:style-name="ce67" office:value-type="date" office:date-value="2024-09-18" calcext:value-type="date">
            <text:p>18/09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DIAKITE</text:p>
          </table:table-cell>
          <table:table-cell table:style-name="ce71" office:value-type="string" calcext:value-type="string">
            <text:p>MALIC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8-21" calcext:value-type="date">
            <text:p>21/08/2006</text:p>
          </table:table-cell>
          <table:table-cell table:style-name="ce80" office:value-type="float" office:value="729.42" calcext:value-type="float">
            <text:p>729,42</text:p>
          </table:table-cell>
          <table:table-cell table:style-name="ce85" table:number-columns-repeated="3"/>
          <table:table-cell table:style-name="ce88" table:number-columns-repeated="199"/>
          <table:table-cell table:style-name="ce93" table:number-columns-repeated="16175"/>
        </table:table-row>
        <table:table-row table:style-name="ro2" table:number-rows-repeated="104780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ASE_VERTE_2_INTEGRABLE" table:style-name="ta1">
        <table:table-column table:style-name="co8" table:default-cell-style-name="ce3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39"/>
        <table:table-column table:style-name="co14" table:default-cell-style-name="ce38"/>
        <table:table-column table:style-name="co2" table:number-columns-repeated="16377" table:default-cell-style-name="ce69"/>
        <table:table-row table:style-name="ro1">
          <table:table-cell table:style-name="ce66" office:value-type="string" calcext:value-type="string">
            <text:p>DATE DE VTE</text:p>
          </table:table-cell>
          <table:table-cell table:style-name="ce70" office:value-type="string" calcext:value-type="string">
            <text:p>VENDEUR</text:p>
          </table:table-cell>
          <table:table-cell table:style-name="ce70" office:value-type="string" calcext:value-type="string">
            <text:p>NOM</text:p>
          </table:table-cell>
          <table:table-cell table:style-name="ce70" office:value-type="string" calcext:value-type="string">
            <text:p>PRENOM</text:p>
          </table:table-cell>
          <table:table-cell table:style-name="ce70" office:value-type="string" calcext:value-type="string">
            <text:p>0 OU 1</text:p>
          </table:table-cell>
          <table:table-cell table:style-name="ce66" office:value-type="string" calcext:value-type="string">
            <text:p>DATE DE NAISSANCE</text:p>
          </table:table-cell>
          <table:table-cell table:style-name="ce79" office:value-type="string" calcext:value-type="string">
            <text:p>SOLDE AVOIR</text:p>
          </table:table-cell>
          <table:table-cell table:style-name="ce84" table:number-columns-repeated="202"/>
          <table:table-cell table:style-name="ce103" table:number-columns-repeated="813"/>
          <table:table-cell table:style-name="ce45" table:number-columns-repeated="15362"/>
        </table:table-row>
        <table:table-row table:style-name="ro2">
          <table:table-cell table:style-name="ce67" office:value-type="date" office:date-value="2017-08-28" calcext:value-type="date">
            <text:p>28/08/2017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BEN SLAMA</text:p>
          </table:table-cell>
          <table:table-cell table:style-name="ce71" office:value-type="string" calcext:value-type="string">
            <text:p>BOUTHAI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11-02" calcext:value-type="date">
            <text:p>02/11/1994</text:p>
          </table:table-cell>
          <table:table-cell table:style-name="ce80" office:value-type="float" office:value="40" calcext:value-type="float">
            <text:p>4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8-11-14" calcext:value-type="date">
            <text:p>14/11/2018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HAMO</text:p>
          </table:table-cell>
          <table:table-cell table:style-name="ce71" office:value-type="string" calcext:value-type="string">
            <text:p>CONSTANT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11-02" calcext:value-type="date">
            <text:p>02/11/1993</text:p>
          </table:table-cell>
          <table:table-cell table:style-name="ce80" office:value-type="float" office:value="325" calcext:value-type="float">
            <text:p>325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27" calcext:value-type="date">
            <text:p>27/0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ERVE-CATELIN</text:p>
          </table:table-cell>
          <table:table-cell table:style-name="ce46" office:value-type="string" calcext:value-type="string">
            <text:p>MURI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1-11-19" calcext:value-type="date">
            <text:p>19/11/196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27" calcext:value-type="date">
            <text:p>27/0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VENT</text:p>
          </table:table-cell>
          <table:table-cell table:style-name="ce46" office:value-type="string" calcext:value-type="string">
            <text:p>CEDRIC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9-06-02" calcext:value-type="date">
            <text:p>02/06/196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4-10" calcext:value-type="date">
            <text:p>10/04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CHIKHI</text:p>
          </table:table-cell>
          <table:table-cell table:style-name="ce71" office:value-type="string" calcext:value-type="string">
            <text:p>JOAN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6-13" calcext:value-type="date">
            <text:p>13/06/1981</text:p>
          </table:table-cell>
          <table:table-cell table:style-name="ce80" office:value-type="float" office:value="205" calcext:value-type="float">
            <text:p>205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4-18" calcext:value-type="date">
            <text:p>18/04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BOUHMED</text:p>
          </table:table-cell>
          <table:table-cell table:style-name="ce71" office:value-type="string" calcext:value-type="string">
            <text:p>BENYOU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0-04-26" calcext:value-type="date">
            <text:p>26/04/1960</text:p>
          </table:table-cell>
          <table:table-cell table:style-name="ce80" office:value-type="float" office:value="42" calcext:value-type="float">
            <text:p>42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5-07" calcext:value-type="date">
            <text:p>07/05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LEBGHIL</text:p>
          </table:table-cell>
          <table:table-cell table:style-name="ce71" office:value-type="string" calcext:value-type="string">
            <text:p>ABDELKADE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5-01-16" calcext:value-type="date">
            <text:p>16/01/196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7-15" calcext:value-type="date">
            <text:p>15/07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LISCIA</text:p>
          </table:table-cell>
          <table:table-cell table:style-name="ce71" office:value-type="string" calcext:value-type="string">
            <text:p>PATRIC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12-29" calcext:value-type="date">
            <text:p>29/12/1971</text:p>
          </table:table-cell>
          <table:table-cell table:style-name="ce80" office:value-type="float" office:value="291" calcext:value-type="float">
            <text:p>291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7-31" calcext:value-type="date">
            <text:p>31/07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NACCACHE</text:p>
          </table:table-cell>
          <table:table-cell table:style-name="ce71" office:value-type="string" calcext:value-type="string">
            <text:p>PRESCILL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5-28" calcext:value-type="date">
            <text:p>28/05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7-31" calcext:value-type="date">
            <text:p>31/07/2019</text:p>
          </table:table-cell>
          <table:table-cell table:style-name="ce71" office:value-type="string" calcext:value-type="string">
            <text:p>MALIKA</text:p>
          </table:table-cell>
          <table:table-cell table:style-name="ce71" office:value-type="string" calcext:value-type="string">
            <text:p>NACCACHE</text:p>
          </table:table-cell>
          <table:table-cell table:style-name="ce71" office:value-type="string" calcext:value-type="string">
            <text:p>JEREM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8-03-22" calcext:value-type="date">
            <text:p>22/03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4-15" calcext:value-type="date">
            <text:p>15/04/2021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BENNAOUM <text:s/>MOHAMED</text:p>
          </table:table-cell>
          <table:table-cell table:style-name="ce71" office:value-type="string" calcext:value-type="string">
            <text:p>ZINED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4-10" calcext:value-type="date">
            <text:p>10/04/1991</text:p>
          </table:table-cell>
          <table:table-cell table:style-name="ce80" office:value-type="float" office:value="446.6" calcext:value-type="float">
            <text:p>446,6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19-08-07" calcext:value-type="date">
            <text:p>07/08/2019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RAHARIJAONA</text:p>
          </table:table-cell>
          <table:table-cell table:style-name="ce71" office:value-type="string" calcext:value-type="string">
            <text:p>TON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2-05-22" calcext:value-type="date">
            <text:p>22/05/1982</text:p>
          </table:table-cell>
          <table:table-cell table:style-name="ce80" office:value-type="float" office:value="72" calcext:value-type="float">
            <text:p>72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0-01-16" calcext:value-type="date">
            <text:p>16/01/2020</text:p>
          </table:table-cell>
          <table:table-cell table:style-name="ce71" office:value-type="string" calcext:value-type="string">
            <text:p>RUBEN</text:p>
          </table:table-cell>
          <table:table-cell table:style-name="ce71" office:value-type="string" calcext:value-type="string">
            <text:p>MICHAUD</text:p>
          </table:table-cell>
          <table:table-cell table:style-name="ce71" office:value-type="string" calcext:value-type="string">
            <text:p>EDNO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1-06-18" calcext:value-type="date">
            <text:p>18/06/1981</text:p>
          </table:table-cell>
          <table:table-cell table:style-name="ce80" office:value-type="float" office:value="371" calcext:value-type="float">
            <text:p>371,00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06-05" calcext:value-type="date">
            <text:p>05/06/2020</text:p>
          </table:table-cell>
          <table:table-cell table:style-name="ce71" office:value-type="string" calcext:value-type="string">
            <text:p>BARB</text:p>
          </table:table-cell>
          <table:table-cell table:style-name="ce71" office:value-type="string" calcext:value-type="string">
            <text:p>BARRY</text:p>
          </table:table-cell>
          <table:table-cell table:style-name="ce71" office:value-type="string" calcext:value-type="string">
            <text:p>BOUBACAR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89-01-01" calcext:value-type="date">
            <text:p>01/01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07-29" calcext:value-type="date">
            <text:p>29/07/2020</text:p>
          </table:table-cell>
          <table:table-cell table:style-name="ce71" office:value-type="string" calcext:value-type="string">
            <text:p>XAV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LOUBNA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2003-03-03" calcext:value-type="date">
            <text:p>03/03/2003</text:p>
          </table:table-cell>
          <table:table-cell table:style-name="ce80" office:value-type="float" office:value="12.39" calcext:value-type="float">
            <text:p>12,39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07-29" calcext:value-type="date">
            <text:p>29/07/2020</text:p>
          </table:table-cell>
          <table:table-cell table:style-name="ce71" office:value-type="string" calcext:value-type="string">
            <text:p>XAV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IMAD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date" office:date-value="2004-09-08" calcext:value-type="date">
            <text:p>08/09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07-29" calcext:value-type="date">
            <text:p>29/07/2020</text:p>
          </table:table-cell>
          <table:table-cell table:style-name="ce71" office:value-type="string" calcext:value-type="string">
            <text:p>XAV</text:p>
          </table:table-cell>
          <table:table-cell table:style-name="ce71" office:value-type="string" calcext:value-type="string">
            <text:p>GHERIBI</text:p>
          </table:table-cell>
          <table:table-cell table:style-name="ce71" office:value-type="string" calcext:value-type="string">
            <text:p>AMINE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date" office:date-value="2006-12-04" calcext:value-type="date">
            <text:p>04/12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08-14" calcext:value-type="date">
            <text:p>14/08/2020</text:p>
          </table:table-cell>
          <table:table-cell table:style-name="ce71" office:value-type="string" calcext:value-type="string">
            <text:p>XAV</text:p>
          </table:table-cell>
          <table:table-cell table:style-name="ce71" office:value-type="string" calcext:value-type="string">
            <text:p>BENRAHMOUNE</text:p>
          </table:table-cell>
          <table:table-cell table:style-name="ce71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2001-10-22" calcext:value-type="date">
            <text:p>22/10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10-29" calcext:value-type="date">
            <text:p>29/10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ONTI</text:p>
          </table:table-cell>
          <table:table-cell table:style-name="ce71" office:value-type="string" calcext:value-type="string">
            <text:p>ALESSANDRO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73-05-06" calcext:value-type="date">
            <text:p>06/05/1973</text:p>
          </table:table-cell>
          <table:table-cell table:style-name="ce80" office:value-type="float" office:value="149.42" calcext:value-type="float">
            <text:p>149,42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11-17" calcext:value-type="date">
            <text:p>17/11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IDAR</text:p>
          </table:table-cell>
          <table:table-cell table:style-name="ce71" office:value-type="string" calcext:value-type="string">
            <text:p>ADIL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1-04-07" calcext:value-type="date">
            <text:p>07/04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11-06" calcext:value-type="date">
            <text:p>06/11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VALOT</text:p>
          </table:table-cell>
          <table:table-cell table:style-name="ce71" office:value-type="string" calcext:value-type="string">
            <text:p>LORENZ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1-07" calcext:value-type="date">
            <text:p>07/01/1992</text:p>
          </table:table-cell>
          <table:table-cell table:style-name="ce80" office:value-type="float" office:value="70.88" calcext:value-type="float">
            <text:p>70,88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0-12-12" calcext:value-type="date">
            <text:p>12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ZTURK</text:p>
          </table:table-cell>
          <table:table-cell table:style-name="ce71" office:value-type="string" calcext:value-type="string">
            <text:p>YASIN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88-04-19" calcext:value-type="date">
            <text:p>19/04/198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0-12-31" calcext:value-type="date">
            <text:p>31/12/2020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IAHI</text:p>
          </table:table-cell>
          <table:table-cell table:style-name="ce71" office:value-type="string" calcext:value-type="string">
            <text:p>ASMA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1-25" calcext:value-type="date">
            <text:p>25/01/1976</text:p>
          </table:table-cell>
          <table:table-cell table:style-name="ce80" office:value-type="float" office:value="149.9" calcext:value-type="float">
            <text:p>149,9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2-27" calcext:value-type="date">
            <text:p>27/0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AIDI</text:p>
          </table:table-cell>
          <table:table-cell table:style-name="ce71" office:value-type="string" calcext:value-type="string">
            <text:p>MUSTAP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7-09-26" calcext:value-type="date">
            <text:p>26/09/196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1-02-27" calcext:value-type="date">
            <text:p>27/0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ARTHELEMY <text:s/></text:p>
          </table:table-cell>
          <table:table-cell table:style-name="ce71" office:value-type="string" calcext:value-type="string">
            <text:p>FREDERIQUE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69-04-30" calcext:value-type="date">
            <text:p>30/04/1969</text:p>
          </table:table-cell>
          <table:table-cell table:style-name="ce80" office:value-type="float" office:value="62.86" calcext:value-type="float">
            <text:p>62,86</text:p>
          </table:table-cell>
          <table:table-cell table:style-name="ce45" table:number-columns-repeated="16377"/>
        </table:table-row>
        <table:table-row table:style-name="ro3">
          <table:table-cell table:style-name="ce67" office:value-type="date" office:date-value="2021-04-01" calcext:value-type="date">
            <text:p>01/04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NSEUR</text:p>
          </table:table-cell>
          <table:table-cell table:style-name="ce71" office:value-type="string" calcext:value-type="string">
            <text:p>HAMIDA</text:p>
          </table:table-cell>
          <table:table-cell table:style-name="ce71" office:value-type="float" office:value="1" calcext:value-type="float">
            <text:p>1</text:p>
          </table:table-cell>
          <table:table-cell table:style-name="ce77" office:value-type="date" office:date-value="1994-01-02" calcext:value-type="date">
            <text:p>02/01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5-15" calcext:value-type="date">
            <text:p>15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LAOUI ISMAILI</text:p>
          </table:table-cell>
          <table:table-cell table:style-name="ce71" office:value-type="string" calcext:value-type="string">
            <text:p>SIH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5-31" calcext:value-type="date">
            <text:p>31/05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5-19" calcext:value-type="date">
            <text:p>19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TRIOLAIRE</text:p>
          </table:table-cell>
          <table:table-cell table:style-name="ce71" office:value-type="string" calcext:value-type="string">
            <text:p>MAELY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6-07" calcext:value-type="date">
            <text:p>07/06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2-27" calcext:value-type="date">
            <text:p>27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EVEQUE</text:p>
          </table:table-cell>
          <table:table-cell table:style-name="ce71" office:value-type="string" calcext:value-type="string">
            <text:p>CHRISTOPH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6-17" calcext:value-type="date">
            <text:p>17/06/1962</text:p>
          </table:table-cell>
          <table:table-cell table:style-name="ce80" office:value-type="float" office:value="772.8" calcext:value-type="float">
            <text:p>772,8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2-27" calcext:value-type="date">
            <text:p>27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EVEQUE</text:p>
          </table:table-cell>
          <table:table-cell table:style-name="ce71" office:value-type="string" calcext:value-type="string">
            <text:p>ZENAID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5-07-04" calcext:value-type="date">
            <text:p>04/07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5-25" calcext:value-type="date">
            <text:p>25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IZET</text:p>
          </table:table-cell>
          <table:table-cell table:style-name="ce71" office:value-type="string" calcext:value-type="string">
            <text:p>LAUREN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2-24" calcext:value-type="date">
            <text:p>24/02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5-27" calcext:value-type="date">
            <text:p>27/05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 GUESSAN AFFOUE</text:p>
          </table:table-cell>
          <table:table-cell table:style-name="ce71" office:value-type="string" calcext:value-type="string">
            <text:p>SUZAN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5-14" calcext:value-type="date">
            <text:p>14/05/1966</text:p>
          </table:table-cell>
          <table:table-cell table:style-name="ce80" office:value-type="float" office:value="100" calcext:value-type="float">
            <text:p>10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6-10" calcext:value-type="date">
            <text:p>10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OMONE</text:p>
          </table:table-cell>
          <table:table-cell table:style-name="ce71" office:value-type="string" calcext:value-type="string">
            <text:p>TIFF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4-04-29" calcext:value-type="date">
            <text:p>29/04/2004</text:p>
          </table:table-cell>
          <table:table-cell table:style-name="ce80" office:value-type="float" office:value="110.5" calcext:value-type="float">
            <text:p>110,5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6-16" calcext:value-type="date">
            <text:p>16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MOUREUX-PONY</text:p>
          </table:table-cell>
          <table:table-cell table:style-name="ce71" office:value-type="string" calcext:value-type="string">
            <text:p>CHLO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4-21" calcext:value-type="date">
            <text:p>21/04/1978</text:p>
          </table:table-cell>
          <table:table-cell table:style-name="ce80" office:value-type="float" office:value="157.46" calcext:value-type="float">
            <text:p>157,46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6-16" calcext:value-type="date">
            <text:p>16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MAIDI</text:p>
          </table:table-cell>
          <table:table-cell table:style-name="ce71" office:value-type="string" calcext:value-type="string">
            <text:p>SL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0-09-24" calcext:value-type="date">
            <text:p>24/09/1980</text:p>
          </table:table-cell>
          <table:table-cell table:style-name="ce80" office:value-type="float" office:value="102.78" calcext:value-type="float">
            <text:p>102,78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6-16" calcext:value-type="date">
            <text:p>16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MAIDI GIROIRD</text:p>
          </table:table-cell>
          <table:table-cell table:style-name="ce71" office:value-type="string" calcext:value-type="string">
            <text:p>LOU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05-16" calcext:value-type="date">
            <text:p>16/05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6-17" calcext:value-type="date">
            <text:p>17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UEDDICHE</text:p>
          </table:table-cell>
          <table:table-cell table:style-name="ce71" office:value-type="string" calcext:value-type="string">
            <text:p>OUM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12-15" calcext:value-type="date">
            <text:p>15/12/196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6-25" calcext:value-type="date">
            <text:p>25/06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ACHA</text:p>
          </table:table-cell>
          <table:table-cell table:style-name="ce71" office:value-type="string" calcext:value-type="string">
            <text:p>NAZ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6-15" calcext:value-type="date">
            <text:p>15/06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02" calcext:value-type="date">
            <text:p>02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UVAL <text:s/></text:p>
          </table:table-cell>
          <table:table-cell table:style-name="ce71" office:value-type="string" calcext:value-type="string">
            <text:p>CLAU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7-29" calcext:value-type="date">
            <text:p>29/07/1962</text:p>
          </table:table-cell>
          <table:table-cell table:style-name="ce80" office:value-type="float" office:value="102" calcext:value-type="float">
            <text:p>102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16" calcext:value-type="date">
            <text:p>16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JIAN</text:p>
          </table:table-cell>
          <table:table-cell table:style-name="ce71" office:value-type="string" calcext:value-type="string">
            <text:p>LAURENT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8-10" calcext:value-type="date">
            <text:p>10/08/1969</text:p>
          </table:table-cell>
          <table:table-cell table:style-name="ce80" office:value-type="float" office:value="252.62" calcext:value-type="float">
            <text:p>252,62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16" calcext:value-type="date">
            <text:p>16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ATROUILLEAU</text:p>
          </table:table-cell>
          <table:table-cell table:style-name="ce71" office:value-type="string" calcext:value-type="string">
            <text:p>AUDRE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7-07-19" calcext:value-type="date">
            <text:p>19/07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26" calcext:value-type="date">
            <text:p>26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ORE</text:p>
          </table:table-cell>
          <table:table-cell table:style-name="ce71" office:value-type="string" calcext:value-type="string">
            <text:p>JOHAN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12-26" calcext:value-type="date">
            <text:p>26/12/1995</text:p>
          </table:table-cell>
          <table:table-cell table:style-name="ce80" office:value-type="float" office:value="119" calcext:value-type="float">
            <text:p>119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30" calcext:value-type="date">
            <text:p>30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ERKAOUI</text:p>
          </table:table-cell>
          <table:table-cell table:style-name="ce71" office:value-type="string" calcext:value-type="string">
            <text:p>SA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6-28" calcext:value-type="date">
            <text:p>28/06/199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OREL</text:p>
          </table:table-cell>
          <table:table-cell table:style-name="ce71" office:value-type="string" calcext:value-type="string">
            <text:p>FRANCK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10-02" calcext:value-type="date">
            <text:p>02/10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OREL</text:p>
          </table:table-cell>
          <table:table-cell table:style-name="ce71" office:value-type="string" calcext:value-type="string">
            <text:p>MAURY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1-15" calcext:value-type="date">
            <text:p>15/01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OREL</text:p>
          </table:table-cell>
          <table:table-cell table:style-name="ce71" office:value-type="string" calcext:value-type="string">
            <text:p>MAU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2-08-07" calcext:value-type="date">
            <text:p>07/08/200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7-31" calcext:value-type="date">
            <text:p>31/07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KERRI</text:p>
          </table:table-cell>
          <table:table-cell table:style-name="ce71" office:value-type="string" calcext:value-type="string">
            <text:p>AZZED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4-12-23" calcext:value-type="date">
            <text:p>23/12/196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8-18" calcext:value-type="date">
            <text:p>18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ANERO</text:p>
          </table:table-cell>
          <table:table-cell table:style-name="ce71" office:value-type="string" calcext:value-type="string">
            <text:p>NICOL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09-15" calcext:value-type="date">
            <text:p>15/09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11-20" calcext:value-type="date">
            <text:p>20/11/2023</text:p>
          </table:table-cell>
          <table:table-cell table:style-name="ce71" office:value-type="string" calcext:value-type="string">
            <text:p>Jess</text:p>
          </table:table-cell>
          <table:table-cell table:style-name="ce71" office:value-type="string" calcext:value-type="string">
            <text:p>BRIEND</text:p>
          </table:table-cell>
          <table:table-cell table:style-name="ce71" office:value-type="string" calcext:value-type="string">
            <text:p>CHARLE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11-30" calcext:value-type="date">
            <text:p>30/11/1997</text:p>
          </table:table-cell>
          <table:table-cell table:style-name="ce80" office:value-type="float" office:value="1228.89" calcext:value-type="float">
            <text:p>1228,89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8-19" calcext:value-type="date">
            <text:p>19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RY</text:p>
          </table:table-cell>
          <table:table-cell table:style-name="ce71" office:value-type="string" calcext:value-type="string">
            <text:p>ELIS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12-15" calcext:value-type="date">
            <text:p>15/12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NABI</text:p>
          </table:table-cell>
          <table:table-cell table:style-name="ce71" office:value-type="string" calcext:value-type="string">
            <text:p>MOHAM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8-09-13" calcext:value-type="date">
            <text:p>13/09/1988</text:p>
          </table:table-cell>
          <table:table-cell table:style-name="ce80" office:value-type="float" office:value="497" calcext:value-type="float">
            <text:p>497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1" calcext:value-type="date">
            <text:p>11/03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NABI</text:p>
          </table:table-cell>
          <table:table-cell table:style-name="ce71" office:value-type="string" calcext:value-type="string">
            <text:p>AMI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1-12-22" calcext:value-type="date">
            <text:p>22/12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8-25" calcext:value-type="date">
            <text:p>25/08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RAZZAL</text:p>
          </table:table-cell>
          <table:table-cell table:style-name="ce71" office:value-type="string" calcext:value-type="string">
            <text:p>EL KAI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2-02-06" calcext:value-type="date">
            <text:p>06/02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8-27" calcext:value-type="date">
            <text:p>27/08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FREJ</text:p>
          </table:table-cell>
          <table:table-cell table:style-name="ce71" office:value-type="string" calcext:value-type="string">
            <text:p>IYA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1-12-20" calcext:value-type="date">
            <text:p>20/12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8-30" calcext:value-type="date">
            <text:p>30/08/2021</text:p>
          </table:table-cell>
          <table:table-cell table:style-name="ce71" office:value-type="string" calcext:value-type="string">
            <text:p>Lydia</text:p>
          </table:table-cell>
          <table:table-cell table:style-name="ce47" office:value-type="string" calcext:value-type="string">
            <text:p>FREJ</text:p>
          </table:table-cell>
          <table:table-cell table:style-name="ce71" office:value-type="string" calcext:value-type="string">
            <text:p>AD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09-21" calcext:value-type="date">
            <text:p>21/09/2010</text:p>
          </table:table-cell>
          <table:table-cell table:style-name="ce80" office:value-type="float" office:value="14" calcext:value-type="float">
            <text:p>14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9-02" calcext:value-type="date">
            <text:p>02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RKOUK</text:p>
          </table:table-cell>
          <table:table-cell table:style-name="ce71" office:value-type="string" calcext:value-type="string">
            <text:p>SAL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9-26" calcext:value-type="date">
            <text:p>26/09/1970</text:p>
          </table:table-cell>
          <table:table-cell table:style-name="ce80" office:value-type="float" office:value="281.98" calcext:value-type="float">
            <text:p>281,98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09-02" calcext:value-type="date">
            <text:p>02/09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CHAHDANE</text:p>
          </table:table-cell>
          <table:table-cell table:style-name="ce71" office:value-type="string" calcext:value-type="string">
            <text:p>KARI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3-31" calcext:value-type="date">
            <text:p>31/03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4-06" calcext:value-type="date">
            <text:p>06/04/2024</text:p>
          </table:table-cell>
          <table:table-cell table:style-name="ce71" office:value-type="string" calcext:value-type="string">
            <text:p>MOSTAPHA</text:p>
          </table:table-cell>
          <table:table-cell table:style-name="ce71" office:value-type="string" calcext:value-type="string">
            <text:p>TABARY</text:p>
          </table:table-cell>
          <table:table-cell table:style-name="ce71" office:value-type="string" calcext:value-type="string">
            <text:p>BRUN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6-04-18" calcext:value-type="date">
            <text:p>18/04/196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4-06" calcext:value-type="date">
            <text:p>06/04/2024</text:p>
          </table:table-cell>
          <table:table-cell table:style-name="ce71" office:value-type="string" calcext:value-type="string">
            <text:p>MOSTAPHA</text:p>
          </table:table-cell>
          <table:table-cell table:style-name="ce71" office:value-type="string" calcext:value-type="string">
            <text:p>TABARY</text:p>
          </table:table-cell>
          <table:table-cell table:style-name="ce71" office:value-type="string" calcext:value-type="string">
            <text:p>ZO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1-02-14" calcext:value-type="date">
            <text:p>14/02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4-06" calcext:value-type="date">
            <text:p>06/04/2024</text:p>
          </table:table-cell>
          <table:table-cell table:style-name="ce71" office:value-type="string" calcext:value-type="string">
            <text:p>MOSTAPHA</text:p>
          </table:table-cell>
          <table:table-cell table:style-name="ce71" office:value-type="string" calcext:value-type="string">
            <text:p>TABARY</text:p>
          </table:table-cell>
          <table:table-cell table:style-name="ce71" office:value-type="string" calcext:value-type="string">
            <text:p>VANESS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2-01-29" calcext:value-type="date">
            <text:p>29/01/198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4-06" calcext:value-type="date">
            <text:p>06/04/2024</text:p>
          </table:table-cell>
          <table:table-cell table:style-name="ce71" office:value-type="string" calcext:value-type="string">
            <text:p>MOSTAPHA</text:p>
          </table:table-cell>
          <table:table-cell table:style-name="ce71" office:value-type="string" calcext:value-type="string">
            <text:p>TABARY</text:p>
          </table:table-cell>
          <table:table-cell table:style-name="ce71" office:value-type="string" calcext:value-type="string">
            <text:p>MATHEO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3-12-30" calcext:value-type="date">
            <text:p>30/12/200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10-19" calcext:value-type="date">
            <text:p>19/10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NANE</text:p>
          </table:table-cell>
          <table:table-cell table:style-name="ce71" office:value-type="string" calcext:value-type="string">
            <text:p>KADIJ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4-04" calcext:value-type="date">
            <text:p>04/04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10-19" calcext:value-type="date">
            <text:p>19/10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NANE</text:p>
          </table:table-cell>
          <table:table-cell table:style-name="ce71" office:value-type="string" calcext:value-type="string">
            <text:p>AKRAM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1-12-06" calcext:value-type="date">
            <text:p>06/12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12-08" calcext:value-type="date">
            <text:p>08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EH NZIOU</text:p>
          </table:table-cell>
          <table:table-cell table:style-name="ce71" office:value-type="string" calcext:value-type="string">
            <text:p>EMMANU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1-04" calcext:value-type="date">
            <text:p>04/01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01" calcext:value-type="date">
            <text:p>01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EGIOANNI</text:p>
          </table:table-cell>
          <table:table-cell table:style-name="ce71" office:value-type="string" calcext:value-type="string">
            <text:p>DEN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6-07-28" calcext:value-type="date">
            <text:p>28/07/1956</text:p>
          </table:table-cell>
          <table:table-cell table:style-name="ce80" office:value-type="float" office:value="413.37" calcext:value-type="float">
            <text:p>413,37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01" calcext:value-type="date">
            <text:p>01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EGIOANNI</text:p>
          </table:table-cell>
          <table:table-cell table:style-name="ce71" office:value-type="string" calcext:value-type="string">
            <text:p>MARIE LAUR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1-06-03" calcext:value-type="date">
            <text:p>03/06/196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01" calcext:value-type="date">
            <text:p>01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DEGIOANNI</text:p>
          </table:table-cell>
          <table:table-cell table:style-name="ce71" office:value-type="string" calcext:value-type="string">
            <text:p>UGO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6-08-18" calcext:value-type="date">
            <text:p>18/08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12-29" calcext:value-type="date">
            <text:p>29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CHIRA</text:p>
          </table:table-cell>
          <table:table-cell table:style-name="ce71" office:value-type="string" calcext:value-type="string">
            <text:p>ISAB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7-21" calcext:value-type="date">
            <text:p>21/07/1975</text:p>
          </table:table-cell>
          <table:table-cell table:style-name="ce80" office:value-type="float" office:value="1692.57" calcext:value-type="float">
            <text:p>1692,57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12-29" calcext:value-type="date">
            <text:p>29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BAA</text:p>
          </table:table-cell>
          <table:table-cell table:style-name="ce71" office:value-type="string" calcext:value-type="string">
            <text:p>YANNI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1-06-27" calcext:value-type="date">
            <text:p>27/06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15" calcext:value-type="date">
            <text:p>15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RPOV</text:p>
          </table:table-cell>
          <table:table-cell table:style-name="ce71" office:value-type="string" calcext:value-type="string">
            <text:p>SVETL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3-10" calcext:value-type="date">
            <text:p>10/03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15" calcext:value-type="date">
            <text:p>15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RPOV</text:p>
          </table:table-cell>
          <table:table-cell table:style-name="ce71" office:value-type="string" calcext:value-type="string">
            <text:p>BOGD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1-10-12" calcext:value-type="date">
            <text:p>12/10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15" calcext:value-type="date">
            <text:p>15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RPOV</text:p>
          </table:table-cell>
          <table:table-cell table:style-name="ce71" office:value-type="string" calcext:value-type="string">
            <text:p>VLA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12-05" calcext:value-type="date">
            <text:p>05/12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1-12-30" calcext:value-type="date">
            <text:p>30/12/2021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TCHIBOZO</text:p>
          </table:table-cell>
          <table:table-cell table:style-name="ce71" office:value-type="string" calcext:value-type="string">
            <text:p>YOL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7-08-13" calcext:value-type="date">
            <text:p>13/08/199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1-11" calcext:value-type="date">
            <text:p>11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HAMELET <text:s/></text:p>
          </table:table-cell>
          <table:table-cell table:style-name="ce71" office:value-type="string" calcext:value-type="string">
            <text:p>JUL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6-15" calcext:value-type="date">
            <text:p>15/06/1983</text:p>
          </table:table-cell>
          <table:table-cell table:style-name="ce80" office:value-type="float" office:value="157.8" calcext:value-type="float">
            <text:p>157,8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1-17" calcext:value-type="date">
            <text:p>17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KERMA</text:p>
          </table:table-cell>
          <table:table-cell table:style-name="ce71" office:value-type="string" calcext:value-type="string">
            <text:p>MYRI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2-23" calcext:value-type="date">
            <text:p>23/02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1-28" calcext:value-type="date">
            <text:p>28/0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KEZADRI</text:p>
          </table:table-cell>
          <table:table-cell table:style-name="ce71" office:value-type="string" calcext:value-type="string">
            <text:p>EV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8-29" calcext:value-type="date">
            <text:p>29/08/199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MATHIAS</text:p>
          </table:table-cell>
          <table:table-cell table:style-name="ce71" office:value-type="string" calcext:value-type="string">
            <text:p>NOYEAU</text:p>
          </table:table-cell>
          <table:table-cell table:style-name="ce71" office:value-type="string" calcext:value-type="string">
            <text:p>SYLV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11-16" calcext:value-type="date">
            <text:p>16/11/1963</text:p>
          </table:table-cell>
          <table:table-cell table:style-name="ce80" office:value-type="float" office:value="61.52" calcext:value-type="float">
            <text:p>61,52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8-02" calcext:value-type="date">
            <text:p>02/08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RESSOIR</text:p>
          </table:table-cell>
          <table:table-cell table:style-name="ce71" office:value-type="string" calcext:value-type="string">
            <text:p>GIL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1-08" calcext:value-type="date">
            <text:p>08/11/1962</text:p>
          </table:table-cell>
          <table:table-cell table:style-name="ce80" office:value-type="float" office:value="748.88" calcext:value-type="float">
            <text:p>748,88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8-02" calcext:value-type="date">
            <text:p>02/08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RESSOIR</text:p>
          </table:table-cell>
          <table:table-cell table:style-name="ce71" office:value-type="string" calcext:value-type="string">
            <text:p>JORD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6-08-25" calcext:value-type="date">
            <text:p>25/08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8-02" calcext:value-type="date">
            <text:p>02/08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RESSOIR</text:p>
          </table:table-cell>
          <table:table-cell table:style-name="ce71" office:value-type="string" calcext:value-type="string">
            <text:p>STEVE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2-07-04" calcext:value-type="date">
            <text:p>04/07/199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2-02" calcext:value-type="date">
            <text:p>02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MARADA</text:p>
          </table:table-cell>
          <table:table-cell table:style-name="ce71" office:value-type="string" calcext:value-type="string">
            <text:p>SOLANG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4-01" calcext:value-type="date">
            <text:p>01/04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2-02" calcext:value-type="date">
            <text:p>02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MARADA</text:p>
          </table:table-cell>
          <table:table-cell table:style-name="ce71" office:value-type="string" calcext:value-type="string">
            <text:p>CARLO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3-07-05" calcext:value-type="date">
            <text:p>05/07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2-08" calcext:value-type="date">
            <text:p>08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ENSEN</text:p>
          </table:table-cell>
          <table:table-cell table:style-name="ce71" office:value-type="string" calcext:value-type="string">
            <text:p>FANN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11-29" calcext:value-type="date">
            <text:p>29/11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6-12" calcext:value-type="date">
            <text:p>12/06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ZEITOUN</text:p>
          </table:table-cell>
          <table:table-cell table:style-name="ce71" office:value-type="string" calcext:value-type="string">
            <text:p>JAD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12-21" calcext:value-type="date">
            <text:p>21/12/1996</text:p>
          </table:table-cell>
          <table:table-cell table:style-name="ce80" office:value-type="float" office:value="368.52" calcext:value-type="float">
            <text:p>368,52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2-10" calcext:value-type="date">
            <text:p>10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ENOOZ</text:p>
          </table:table-cell>
          <table:table-cell table:style-name="ce71" office:value-type="string" calcext:value-type="string">
            <text:p>CEDRIC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9-01-21" calcext:value-type="date">
            <text:p>21/01/196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28" calcext:value-type="date">
            <text:p>28/03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SSALAH</text:p>
          </table:table-cell>
          <table:table-cell table:style-name="ce71" office:value-type="string" calcext:value-type="string">
            <text:p>AM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11-11" calcext:value-type="date">
            <text:p>11/11/196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28" calcext:value-type="date">
            <text:p>28/03/2024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<text:s/>HAMDANI BENSSALAH</text:p>
          </table:table-cell>
          <table:table-cell table:style-name="ce71" office:value-type="string" calcext:value-type="string">
            <text:p>MEBARK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4-04-13" calcext:value-type="date">
            <text:p>13/04/196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2-11" calcext:value-type="date">
            <text:p>11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TTA</text:p>
          </table:table-cell>
          <table:table-cell table:style-name="ce71" office:value-type="string" calcext:value-type="string">
            <text:p>MOHAME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1-28" calcext:value-type="date">
            <text:p>28/01/199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2-23" calcext:value-type="date">
            <text:p>23/0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PIAT</text:p>
          </table:table-cell>
          <table:table-cell table:style-name="ce71" office:value-type="string" calcext:value-type="string">
            <text:p>MONIQU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2-03-07" calcext:value-type="date">
            <text:p>07/03/196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29" calcext:value-type="date">
            <text:p>29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MAIDI</text:p>
          </table:table-cell>
          <table:table-cell table:style-name="ce71" office:value-type="string" calcext:value-type="string">
            <text:p>HOUD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5-29" calcext:value-type="date">
            <text:p>29/05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29" calcext:value-type="date">
            <text:p>29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OUDGHIRI</text:p>
          </table:table-cell>
          <table:table-cell table:style-name="ce71" office:value-type="string" calcext:value-type="string">
            <text:p>ZYA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7-30" calcext:value-type="date">
            <text:p>30/07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3-18" calcext:value-type="date">
            <text:p>18/03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ENDES</text:p>
          </table:table-cell>
          <table:table-cell table:style-name="ce71" office:value-type="string" calcext:value-type="string">
            <text:p>DULCELEN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8-14" calcext:value-type="date">
            <text:p>14/08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13" calcext:value-type="date">
            <text:p>13/0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ESTRADE</text:p>
          </table:table-cell>
          <table:table-cell table:style-name="ce71" office:value-type="string" calcext:value-type="string">
            <text:p>CHARLOT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4-07-11" calcext:value-type="date">
            <text:p>11/07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13" calcext:value-type="date">
            <text:p>13/0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IRARDOT</text:p>
          </table:table-cell>
          <table:table-cell table:style-name="ce71" office:value-type="string" calcext:value-type="string">
            <text:p>SOPH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3-12-04" calcext:value-type="date">
            <text:p>04/12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13" calcext:value-type="date">
            <text:p>13/02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ORBEL</text:p>
          </table:table-cell>
          <table:table-cell table:style-name="ce71" office:value-type="string" calcext:value-type="string">
            <text:p>HEDI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01-10" calcext:value-type="date">
            <text:p>10/01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4-11" calcext:value-type="date">
            <text:p>11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EDJAM</text:p>
          </table:table-cell>
          <table:table-cell table:style-name="ce71" office:value-type="string" calcext:value-type="string">
            <text:p>YAN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8-26" calcext:value-type="date">
            <text:p>26/08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4-11" calcext:value-type="date">
            <text:p>11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SCHLATTER</text:p>
          </table:table-cell>
          <table:table-cell table:style-name="ce71" office:value-type="string" calcext:value-type="string">
            <text:p>EST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2-22" calcext:value-type="date">
            <text:p>22/02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2-26" calcext:value-type="date">
            <text:p>26/02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KRUGER</text:p>
          </table:table-cell>
          <table:table-cell table:style-name="ce71" office:value-type="string" calcext:value-type="string">
            <text:p>BERNARD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5-12" calcext:value-type="date">
            <text:p>12/05/1990</text:p>
          </table:table-cell>
          <table:table-cell table:style-name="ce80" office:value-type="float" office:value="38.52" calcext:value-type="float">
            <text:p>38,52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4-27" calcext:value-type="date">
            <text:p>27/04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JORDI</text:p>
          </table:table-cell>
          <table:table-cell table:style-name="ce71" office:value-type="string" calcext:value-type="string">
            <text:p>RAB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5-10" calcext:value-type="date">
            <text:p>10/05/197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29" calcext:value-type="date">
            <text:p>29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MAIDI</text:p>
          </table:table-cell>
          <table:table-cell table:style-name="ce71" office:value-type="string" calcext:value-type="string">
            <text:p>NAD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5-02" calcext:value-type="date">
            <text:p>02/05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29" calcext:value-type="date">
            <text:p>29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RMAIDI</text:p>
          </table:table-cell>
          <table:table-cell table:style-name="ce71" office:value-type="string" calcext:value-type="string">
            <text:p>FATI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53-09-09" calcext:value-type="date">
            <text:p>09/09/195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PILLON</text:p>
          </table:table-cell>
          <table:table-cell table:style-name="ce71" office:value-type="string" calcext:value-type="string">
            <text:p>NADJ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2-01" calcext:value-type="date">
            <text:p>01/02/1977</text:p>
          </table:table-cell>
          <table:table-cell table:style-name="ce80" office:value-type="float" office:value="144" calcext:value-type="float">
            <text:p>144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PILLON</text:p>
          </table:table-cell>
          <table:table-cell table:style-name="ce71" office:value-type="string" calcext:value-type="string">
            <text:p>BENOIT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5-06-13" calcext:value-type="date">
            <text:p>13/06/197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PILLON</text:p>
          </table:table-cell>
          <table:table-cell table:style-name="ce71" office:value-type="string" calcext:value-type="string">
            <text:p>LIS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6-03-27" calcext:value-type="date">
            <text:p>27/03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5-21" calcext:value-type="date">
            <text:p>21/05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PILLON</text:p>
          </table:table-cell>
          <table:table-cell table:style-name="ce71" office:value-type="string" calcext:value-type="string">
            <text:p>EM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1-16" calcext:value-type="date">
            <text:p>16/01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6-03" calcext:value-type="date">
            <text:p>03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STELLA</text:p>
          </table:table-cell>
          <table:table-cell table:style-name="ce71" office:value-type="string" calcext:value-type="string">
            <text:p>SOPH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3-05-10" calcext:value-type="date">
            <text:p>10/05/1973</text:p>
          </table:table-cell>
          <table:table-cell table:style-name="ce80" office:value-type="float" office:value="142.32" calcext:value-type="float">
            <text:p>142,32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05" calcext:value-type="date">
            <text:p>05/04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MANGENOT</text:p>
          </table:table-cell>
          <table:table-cell table:style-name="ce71" office:value-type="string" calcext:value-type="string">
            <text:p>EST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1-26" calcext:value-type="date">
            <text:p>26/01/1998</text:p>
          </table:table-cell>
          <table:table-cell table:style-name="ce80" office:value-type="float" office:value="42.84" calcext:value-type="float">
            <text:p>42,84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6-04" calcext:value-type="date">
            <text:p>04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UEDDICHE</text:p>
          </table:table-cell>
          <table:table-cell table:style-name="ce71" office:value-type="string" calcext:value-type="string">
            <text:p>LILY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3-07" calcext:value-type="date">
            <text:p>07/03/1996</text:p>
          </table:table-cell>
          <table:table-cell table:style-name="ce80" office:value-type="float" office:value="390.2" calcext:value-type="float">
            <text:p>390,2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6-06" calcext:value-type="date">
            <text:p>06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ZROUG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1-16" calcext:value-type="date">
            <text:p>16/01/198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6-06" calcext:value-type="date">
            <text:p>06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FIRMIN</text:p>
          </table:table-cell>
          <table:table-cell table:style-name="ce71" office:value-type="string" calcext:value-type="string">
            <text:p>EMANUEL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5-04-16" calcext:value-type="date">
            <text:p>16/04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6-29" calcext:value-type="date">
            <text:p>29/06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ASSIDA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10-23" calcext:value-type="date">
            <text:p>23/10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IFISSE</text:p>
          </table:table-cell>
          <table:table-cell table:style-name="ce71" office:value-type="string" calcext:value-type="string">
            <text:p>MUSTAF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9-08-09" calcext:value-type="date">
            <text:p>09/08/197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AYADI</text:p>
          </table:table-cell>
          <table:table-cell table:style-name="ce71" office:value-type="string" calcext:value-type="string">
            <text:p>KAMA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2-01" calcext:value-type="date">
            <text:p>01/02/1974</text:p>
          </table:table-cell>
          <table:table-cell table:style-name="ce80" office:value-type="float" office:value="72" calcext:value-type="float">
            <text:p>72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AYADI</text:p>
          </table:table-cell>
          <table:table-cell table:style-name="ce71" office:value-type="string" calcext:value-type="string">
            <text:p>LALLA ASMA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8-07-26" calcext:value-type="date">
            <text:p>26/07/197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AYADI</text:p>
          </table:table-cell>
          <table:table-cell table:style-name="ce71" office:value-type="string" calcext:value-type="string">
            <text:p>FAR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2-11-14" calcext:value-type="date">
            <text:p>14/11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AYADI</text:p>
          </table:table-cell>
          <table:table-cell table:style-name="ce71" office:value-type="string" calcext:value-type="string">
            <text:p>MARWAN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2-11-14" calcext:value-type="date">
            <text:p>14/11/201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OSSEC <text:s/></text:p>
          </table:table-cell>
          <table:table-cell table:style-name="ce71" office:value-type="string" calcext:value-type="string">
            <text:p>BAPTIST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5-08-04" calcext:value-type="date">
            <text:p>04/08/1975</text:p>
          </table:table-cell>
          <table:table-cell table:style-name="ce80" office:value-type="float" office:value="149.85" calcext:value-type="float">
            <text:p>149,85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OSSEC <text:s/></text:p>
          </table:table-cell>
          <table:table-cell table:style-name="ce71" office:value-type="string" calcext:value-type="string">
            <text:p>JANELL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6-07" calcext:value-type="date">
            <text:p>07/06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2" calcext:value-type="date">
            <text:p>0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AUGUSTO</text:p>
          </table:table-cell>
          <table:table-cell table:style-name="ce71" office:value-type="string" calcext:value-type="string">
            <text:p>ISAB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7-08-19" calcext:value-type="date">
            <text:p>19/08/197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7" calcext:value-type="date">
            <text:p>07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RISTOPHE</text:p>
          </table:table-cell>
          <table:table-cell table:style-name="ce71" office:value-type="string" calcext:value-type="string">
            <text:p><text:s/>MARIE-AG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48-11-29" calcext:value-type="date">
            <text:p>29/11/1948</text:p>
          </table:table-cell>
          <table:table-cell table:style-name="ce80" office:value-type="float" office:value="38" calcext:value-type="float">
            <text:p>38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7" calcext:value-type="date">
            <text:p>07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IALEK</text:p>
          </table:table-cell>
          <table:table-cell table:style-name="ce71" office:value-type="string" calcext:value-type="string">
            <text:p>SZYM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2-22" calcext:value-type="date">
            <text:p>22/02/199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07" calcext:value-type="date">
            <text:p>07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IALEK</text:p>
          </table:table-cell>
          <table:table-cell table:style-name="ce71" office:value-type="string" calcext:value-type="string">
            <text:p>NATAL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3-01-14" calcext:value-type="date">
            <text:p>14/01/199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18" calcext:value-type="date">
            <text:p>18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NARROCH</text:p>
          </table:table-cell>
          <table:table-cell table:style-name="ce71" office:value-type="string" calcext:value-type="string">
            <text:p>ELOD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2-13" calcext:value-type="date">
            <text:p>13/02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7-19" calcext:value-type="date">
            <text:p>1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JULIEN</text:p>
          </table:table-cell>
          <table:table-cell table:style-name="ce71" office:value-type="string" calcext:value-type="string">
            <text:p>GAR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2-19" calcext:value-type="date">
            <text:p>19/02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7-19" calcext:value-type="date">
            <text:p>19/07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RUBES</text:p>
          </table:table-cell>
          <table:table-cell table:style-name="ce71" office:value-type="string" calcext:value-type="string">
            <text:p>CIND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9-09-04" calcext:value-type="date">
            <text:p>04/09/198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22" calcext:value-type="date">
            <text:p>2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ABNA</text:p>
          </table:table-cell>
          <table:table-cell table:style-name="ce71" office:value-type="string" calcext:value-type="string">
            <text:p>YASS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3-28" calcext:value-type="date">
            <text:p>28/03/1993</text:p>
          </table:table-cell>
          <table:table-cell table:style-name="ce80" office:value-type="float" office:value="42.76" calcext:value-type="float">
            <text:p>42,76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22" calcext:value-type="date">
            <text:p>2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HAABNA</text:p>
          </table:table-cell>
          <table:table-cell table:style-name="ce71" office:value-type="string" calcext:value-type="string">
            <text:p>ZAY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1-01-15" calcext:value-type="date">
            <text:p>15/01/202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22" calcext:value-type="date">
            <text:p>2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KAHWAGI</text:p>
          </table:table-cell>
          <table:table-cell table:style-name="ce71" office:value-type="string" calcext:value-type="string">
            <text:p>MOUSTAPH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51-10-03" calcext:value-type="date">
            <text:p>03/10/1951</text:p>
          </table:table-cell>
          <table:table-cell table:style-name="ce80" office:value-type="float" office:value="639.95" calcext:value-type="float">
            <text:p>639,95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22" calcext:value-type="date">
            <text:p>22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 KAHWAGI</text:p>
          </table:table-cell>
          <table:table-cell table:style-name="ce71" office:value-type="string" calcext:value-type="string">
            <text:p>SAHA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59-02-28" calcext:value-type="date">
            <text:p>28/02/195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7-25" calcext:value-type="date">
            <text:p>25/07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BANA</text:p>
          </table:table-cell>
          <table:table-cell table:style-name="ce71" office:value-type="string" calcext:value-type="string">
            <text:p>KAR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5-26" calcext:value-type="date">
            <text:p>26/05/1983</text:p>
          </table:table-cell>
          <table:table-cell table:style-name="ce80" office:value-type="float" office:value="16" calcext:value-type="float">
            <text:p>16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8-05" calcext:value-type="date">
            <text:p>05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KAIS</text:p>
          </table:table-cell>
          <table:table-cell table:style-name="ce71" office:value-type="string" calcext:value-type="string">
            <text:p>SAM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1-10" calcext:value-type="date">
            <text:p>10/01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8-05" calcext:value-type="date">
            <text:p>05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KAIS</text:p>
          </table:table-cell>
          <table:table-cell table:style-name="ce71" office:value-type="string" calcext:value-type="string">
            <text:p>SYL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6-07-21" calcext:value-type="date">
            <text:p>21/07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10-05" calcext:value-type="date">
            <text:p>05/10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CHARD</text:p>
          </table:table-cell>
          <table:table-cell table:style-name="ce71" office:value-type="string" calcext:value-type="string">
            <text:p>GILL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7-02" calcext:value-type="date">
            <text:p>02/07/1970</text:p>
          </table:table-cell>
          <table:table-cell table:style-name="ce80" office:value-type="float" office:value="1259.77" calcext:value-type="float">
            <text:p>1259,77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10-05" calcext:value-type="date">
            <text:p>05/10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CHARD</text:p>
          </table:table-cell>
          <table:table-cell table:style-name="ce71" office:value-type="string" calcext:value-type="string">
            <text:p>AMEL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9-02" calcext:value-type="date">
            <text:p>02/09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10-05" calcext:value-type="date">
            <text:p>05/10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CHARD</text:p>
          </table:table-cell>
          <table:table-cell table:style-name="ce71" office:value-type="string" calcext:value-type="string">
            <text:p>VICTO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2-11-27" calcext:value-type="date">
            <text:p>27/11/200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8-20" calcext:value-type="date">
            <text:p>20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LHADA</text:p>
          </table:table-cell>
          <table:table-cell table:style-name="ce71" office:value-type="string" calcext:value-type="string">
            <text:p>AMBR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11-30" calcext:value-type="date">
            <text:p>30/11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8-24" calcext:value-type="date">
            <text:p>24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VISSAUX</text:p>
          </table:table-cell>
          <table:table-cell table:style-name="ce71" office:value-type="string" calcext:value-type="string">
            <text:p>S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7-16" calcext:value-type="date">
            <text:p>16/07/1993</text:p>
          </table:table-cell>
          <table:table-cell table:style-name="ce80" office:value-type="float" office:value="410.72" calcext:value-type="float">
            <text:p>410,72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8-26" calcext:value-type="date">
            <text:p>26/08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AULT</text:p>
          </table:table-cell>
          <table:table-cell table:style-name="ce71" office:value-type="string" calcext:value-type="string">
            <text:p>ISAB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12-04" calcext:value-type="date">
            <text:p>04/12/1970</text:p>
          </table:table-cell>
          <table:table-cell table:style-name="ce80" office:value-type="float" office:value="229.4" calcext:value-type="float">
            <text:p>229,4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09-16" calcext:value-type="date">
            <text:p>16/09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CATHERIN</text:p>
          </table:table-cell>
          <table:table-cell table:style-name="ce71" office:value-type="string" calcext:value-type="string">
            <text:p>CESAR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4-24" calcext:value-type="date">
            <text:p>24/04/1993</text:p>
          </table:table-cell>
          <table:table-cell table:style-name="ce80" office:value-type="float" office:value="50.55" calcext:value-type="float">
            <text:p>50,55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INSKENS</text:p>
          </table:table-cell>
          <table:table-cell table:style-name="ce71" office:value-type="string" calcext:value-type="string">
            <text:p>CECI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6-02-03" calcext:value-type="date">
            <text:p>03/02/1976</text:p>
          </table:table-cell>
          <table:table-cell table:style-name="ce80" office:value-type="float" office:value="539.36" calcext:value-type="float">
            <text:p>539,36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INSKENS</text:p>
          </table:table-cell>
          <table:table-cell table:style-name="ce71" office:value-type="string" calcext:value-type="string">
            <text:p>EMIL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9-01-21" calcext:value-type="date">
            <text:p>21/01/2009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8-30" calcext:value-type="date">
            <text:p>30/08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INSKENS</text:p>
          </table:table-cell>
          <table:table-cell table:style-name="ce71" office:value-type="string" calcext:value-type="string">
            <text:p>MATHIEU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3-30" calcext:value-type="date">
            <text:p>30/03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4">
          <table:table-cell table:style-name="ce67" office:value-type="date" office:date-value="2023-01-07" calcext:value-type="date">
            <text:p>07/01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URENT</text:p>
          </table:table-cell>
          <table:table-cell table:style-name="ce71" office:value-type="string" calcext:value-type="string">
            <text:p>THE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4-05-08" calcext:value-type="date">
            <text:p>08/05/199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1-07" calcext:value-type="date">
            <text:p>07/01/2023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LAFRONTIERE</text:p>
          </table:table-cell>
          <table:table-cell table:style-name="ce71" office:value-type="string" calcext:value-type="string">
            <text:p>KATHY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5-09-23" calcext:value-type="date">
            <text:p>23/09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01" calcext:value-type="date">
            <text:p>01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A SILVA PEREIRA</text:p>
          </table:table-cell>
          <table:table-cell table:style-name="ce71" office:value-type="string" calcext:value-type="string">
            <text:p>SUSAN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8-01-28" calcext:value-type="date">
            <text:p>28/01/1978</text:p>
          </table:table-cell>
          <table:table-cell table:style-name="ce80" office:value-type="float" office:value="200" calcext:value-type="float">
            <text:p>20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01" calcext:value-type="date">
            <text:p>01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GHERGHOUT</text:p>
          </table:table-cell>
          <table:table-cell table:style-name="ce71" office:value-type="string" calcext:value-type="string">
            <text:p>TAYEB</text:p>
          </table:table-cell>
          <table:table-cell table:style-name="ce71" office:value-type="float" office:value="1" calcext:value-type="float">
            <text:p>1</text:p>
          </table:table-cell>
          <table:table-cell table:style-name="ce48" office:value-type="date" office:date-value="1995-06-25" calcext:value-type="date">
            <text:p>25/06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03" calcext:value-type="date">
            <text:p>03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OUHALOUFA</text:p>
          </table:table-cell>
          <table:table-cell table:style-name="ce71" office:value-type="string" calcext:value-type="string">
            <text:p>ASS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1-03-02" calcext:value-type="date">
            <text:p>02/03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03" calcext:value-type="date">
            <text:p>03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ELDJILALI</text:p>
          </table:table-cell>
          <table:table-cell table:style-name="ce71" office:value-type="string" calcext:value-type="string">
            <text:p>ABDELHALI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2-10" calcext:value-type="date">
            <text:p>10/02/1995</text:p>
          </table:table-cell>
          <table:table-cell table:style-name="ce80" office:value-type="float" office:value="26.6" calcext:value-type="float">
            <text:p>26,6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28" calcext:value-type="date">
            <text:p>28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STEVES <text:s/></text:p>
          </table:table-cell>
          <table:table-cell table:style-name="ce71" office:value-type="string" calcext:value-type="string">
            <text:p>MARIA ISAB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2-19" calcext:value-type="date">
            <text:p>19/02/1970</text:p>
          </table:table-cell>
          <table:table-cell table:style-name="ce80" office:value-type="float" office:value="1251.76" calcext:value-type="float">
            <text:p>1251,76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28" calcext:value-type="date">
            <text:p>28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STEVES <text:s/></text:p>
          </table:table-cell>
          <table:table-cell table:style-name="ce71" office:value-type="string" calcext:value-type="string">
            <text:p>MELAN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1-03-02" calcext:value-type="date">
            <text:p>02/03/200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28" calcext:value-type="date">
            <text:p>28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STEVES <text:s/></text:p>
          </table:table-cell>
          <table:table-cell table:style-name="ce71" office:value-type="string" calcext:value-type="string">
            <text:p>CLO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8-01-28" calcext:value-type="date">
            <text:p>28/01/200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28" calcext:value-type="date">
            <text:p>28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STEVES <text:s/></text:p>
          </table:table-cell>
          <table:table-cell table:style-name="ce71" office:value-type="string" calcext:value-type="string">
            <text:p>EV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8-07-17" calcext:value-type="date">
            <text:p>17/07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0-28" calcext:value-type="date">
            <text:p>28/10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ESTEVES <text:s/></text:p>
          </table:table-cell>
          <table:table-cell table:style-name="ce71" office:value-type="string" calcext:value-type="string">
            <text:p>ARTHUR-JORG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1-02-22" calcext:value-type="date">
            <text:p>22/02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ABIDI</text:p>
          </table:table-cell>
          <table:table-cell table:style-name="ce71" office:value-type="string" calcext:value-type="string">
            <text:p>SON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08-03" calcext:value-type="date">
            <text:p>03/08/1971</text:p>
          </table:table-cell>
          <table:table-cell table:style-name="ce80" office:value-type="float" office:value="1738.84" calcext:value-type="float">
            <text:p>1738,84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EGGAI</text:p>
          </table:table-cell>
          <table:table-cell table:style-name="ce71" office:value-type="string" calcext:value-type="string">
            <text:p>NA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7-12-16" calcext:value-type="date">
            <text:p>16/12/200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EGGAI</text:p>
          </table:table-cell>
          <table:table-cell table:style-name="ce71" office:value-type="string" calcext:value-type="string">
            <text:p>KAM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2-07-28" calcext:value-type="date">
            <text:p>28/07/197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EGGAI</text:p>
          </table:table-cell>
          <table:table-cell table:style-name="ce71" office:value-type="string" calcext:value-type="string">
            <text:p>MELIA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7-16" calcext:value-type="date">
            <text:p>16/07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EGGAI</text:p>
          </table:table-cell>
          <table:table-cell table:style-name="ce71" office:value-type="string" calcext:value-type="string">
            <text:p>LI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5-04-15" calcext:value-type="date">
            <text:p>15/04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ZEGGAI</text:p>
          </table:table-cell>
          <table:table-cell table:style-name="ce71" office:value-type="string" calcext:value-type="string">
            <text:p>ENZO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0-01-10" calcext:value-type="date">
            <text:p>10/01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1-11" calcext:value-type="date">
            <text:p>11/1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BIGOURET <text:s/></text:p>
          </table:table-cell>
          <table:table-cell table:style-name="ce71" office:value-type="string" calcext:value-type="string">
            <text:p>GA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1-02" calcext:value-type="date">
            <text:p>02/01/1974</text:p>
          </table:table-cell>
          <table:table-cell table:style-name="ce80" office:value-type="float" office:value="1" calcext:value-type="float">
            <text:p>1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1-11" calcext:value-type="date">
            <text:p>11/1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WASYLEC</text:p>
          </table:table-cell>
          <table:table-cell table:style-name="ce71" office:value-type="string" calcext:value-type="string">
            <text:p>RONALD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0-01-18" calcext:value-type="date">
            <text:p>18/01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1-15" calcext:value-type="date">
            <text:p>15/11/2022</text:p>
          </table:table-cell>
          <table:table-cell table:style-name="ce71" office:value-type="string" calcext:value-type="string">
            <text:p>Lydia</text:p>
          </table:table-cell>
          <table:table-cell table:style-name="ce73" office:value-type="string" calcext:value-type="string">
            <text:p>FABRE</text:p>
          </table:table-cell>
          <table:table-cell table:style-name="ce73" office:value-type="string" calcext:value-type="string">
            <text:p>MARJOR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03-22" calcext:value-type="date">
            <text:p>22/03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PAUSAN</text:p>
          </table:table-cell>
          <table:table-cell table:style-name="ce71" office:value-type="string" calcext:value-type="string">
            <text:p>ADINAN-ELVI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9-07-08" calcext:value-type="date">
            <text:p>08/07/1989</text:p>
          </table:table-cell>
          <table:table-cell table:style-name="ce80" office:value-type="float" office:value="30" calcext:value-type="float">
            <text:p>3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PAUSAN</text:p>
          </table:table-cell>
          <table:table-cell table:style-name="ce71" office:value-type="string" calcext:value-type="string">
            <text:p>SEBASTIAN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4-01-30" calcext:value-type="date">
            <text:p>30/01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1-30" calcext:value-type="date">
            <text:p>30/11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IBONGUE</text:p>
          </table:table-cell>
          <table:table-cell table:style-name="ce71" office:value-type="string" calcext:value-type="string">
            <text:p>SULLIV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8-17" calcext:value-type="date">
            <text:p>17/08/199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1-15" calcext:value-type="date">
            <text:p>15/01/2024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CABRIERES</text:p>
          </table:table-cell>
          <table:table-cell table:style-name="ce73" office:value-type="string" calcext:value-type="string">
            <text:p>JING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7-09-07" calcext:value-type="date">
            <text:p>07/09/1977</text:p>
          </table:table-cell>
          <table:table-cell table:style-name="ce80" office:value-type="float" office:value="2885.46" calcext:value-type="float">
            <text:p>2885,46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1-15" calcext:value-type="date">
            <text:p>15/01/2024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CABRIERES</text:p>
          </table:table-cell>
          <table:table-cell table:style-name="ce73" office:value-type="string" calcext:value-type="string">
            <text:p>EMMANU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1-01-10" calcext:value-type="date">
            <text:p>10/01/197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5" calcext:value-type="date">
            <text:p>15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GARBAY</text:p>
          </table:table-cell>
          <table:table-cell table:style-name="ce73" office:value-type="string" calcext:value-type="string">
            <text:p>AURELIE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3-05" calcext:value-type="date">
            <text:p>05/03/1993</text:p>
          </table:table-cell>
          <table:table-cell table:style-name="ce80" office:value-type="float" office:value="1491.64" calcext:value-type="float">
            <text:p>1491,64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5" calcext:value-type="date">
            <text:p>15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RDISSON</text:p>
          </table:table-cell>
          <table:table-cell table:style-name="ce73" office:value-type="string" calcext:value-type="string">
            <text:p>LAURI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5-02-08" calcext:value-type="date">
            <text:p>08/02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7" calcext:value-type="date">
            <text:p>17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RONCEVIC</text:p>
          </table:table-cell>
          <table:table-cell table:style-name="ce73" office:value-type="string" calcext:value-type="string">
            <text:p>STEPHANI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11-27" calcext:value-type="date">
            <text:p>27/11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7" calcext:value-type="date">
            <text:p>17/1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NOYEAU</text:p>
          </table:table-cell>
          <table:table-cell table:style-name="ce71" office:value-type="string" calcext:value-type="string">
            <text:p>AXELL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1-29" calcext:value-type="date">
            <text:p>29/01/2003</text:p>
          </table:table-cell>
          <table:table-cell table:style-name="ce80" office:value-type="float" office:value="162.6" calcext:value-type="float">
            <text:p>162,6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9" calcext:value-type="date">
            <text:p>19/1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OUMA</text:p>
          </table:table-cell>
          <table:table-cell table:style-name="ce71" office:value-type="string" calcext:value-type="string">
            <text:p>I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3-19" calcext:value-type="date">
            <text:p>19/03/2002</text:p>
          </table:table-cell>
          <table:table-cell table:style-name="ce80" office:value-type="float" office:value="135.71" calcext:value-type="float">
            <text:p>135,71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9" calcext:value-type="date">
            <text:p>19/1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OUMA</text:p>
          </table:table-cell>
          <table:table-cell table:style-name="ce71" office:value-type="string" calcext:value-type="string">
            <text:p>DJAME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61-02-19" calcext:value-type="date">
            <text:p>19/02/196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19" calcext:value-type="date">
            <text:p>19/12/2022</text:p>
          </table:table-cell>
          <table:table-cell table:style-name="ce71" office:value-type="string" calcext:value-type="string">
            <text:p>Lydia</text:p>
          </table:table-cell>
          <table:table-cell table:style-name="ce71" office:value-type="string" calcext:value-type="string">
            <text:p>DOUMA</text:p>
          </table:table-cell>
          <table:table-cell table:style-name="ce71" office:value-type="string" calcext:value-type="string">
            <text:p>SARAH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0-05-09" calcext:value-type="date">
            <text:p>09/05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07" calcext:value-type="date">
            <text:p>07/03/2024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CHABBABI</text:p>
          </table:table-cell>
          <table:table-cell table:style-name="ce73" office:value-type="string" calcext:value-type="string">
            <text:p>RADOUA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9-11" calcext:value-type="date">
            <text:p>11/09/1990</text:p>
          </table:table-cell>
          <table:table-cell table:style-name="ce80" office:value-type="float" office:value="376.39" calcext:value-type="float">
            <text:p>376,39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28" calcext:value-type="date">
            <text:p>28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DJID</text:p>
          </table:table-cell>
          <table:table-cell table:style-name="ce73" office:value-type="string" calcext:value-type="string">
            <text:p>ABDERRAHMA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1-11-11" calcext:value-type="date">
            <text:p>11/11/1971</text:p>
          </table:table-cell>
          <table:table-cell table:style-name="ce80" office:value-type="float" office:value="3500" calcext:value-type="float">
            <text:p>350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28" calcext:value-type="date">
            <text:p>28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DJID</text:p>
          </table:table-cell>
          <table:table-cell table:style-name="ce73" office:value-type="string" calcext:value-type="string">
            <text:p>NOR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0-06-10" calcext:value-type="date">
            <text:p>10/06/201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28" calcext:value-type="date">
            <text:p>28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DJID</text:p>
          </table:table-cell>
          <table:table-cell table:style-name="ce73" office:value-type="string" calcext:value-type="string">
            <text:p>AY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6-11-12" calcext:value-type="date">
            <text:p>12/11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28" calcext:value-type="date">
            <text:p>28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DJID</text:p>
          </table:table-cell>
          <table:table-cell table:style-name="ce73" office:value-type="string" calcext:value-type="string">
            <text:p>ABDELDJALIL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4-05-17" calcext:value-type="date">
            <text:p>17/05/200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28" calcext:value-type="date">
            <text:p>28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DJID</text:p>
          </table:table-cell>
          <table:table-cell table:style-name="ce73" office:value-type="string" calcext:value-type="string">
            <text:p>WASSIL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82-02-18" calcext:value-type="date">
            <text:p>18/02/198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30" calcext:value-type="date">
            <text:p>30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BOUD</text:p>
          </table:table-cell>
          <table:table-cell table:style-name="ce73" office:value-type="string" calcext:value-type="string">
            <text:p>YOUSSEF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8-05" calcext:value-type="date">
            <text:p>05/08/1996</text:p>
          </table:table-cell>
          <table:table-cell table:style-name="ce80" office:value-type="float" office:value="76" calcext:value-type="float">
            <text:p>76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2-12-30" calcext:value-type="date">
            <text:p>30/12/2022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A COSTA</text:p>
          </table:table-cell>
          <table:table-cell table:style-name="ce73" office:value-type="string" calcext:value-type="string">
            <text:p>CHARLOTTE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93-07-17" calcext:value-type="date">
            <text:p>17/07/199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1-06" calcext:value-type="date">
            <text:p>06/0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AMEZRAR <text:s/></text:p>
          </table:table-cell>
          <table:table-cell table:style-name="ce73" office:value-type="string" calcext:value-type="string">
            <text:p>INE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12-07" calcext:value-type="date">
            <text:p>07/12/2006</text:p>
          </table:table-cell>
          <table:table-cell table:style-name="ce80" office:value-type="float" office:value="62" calcext:value-type="float">
            <text:p>62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1-06" calcext:value-type="date">
            <text:p>06/0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NAGA</text:p>
          </table:table-cell>
          <table:table-cell table:style-name="ce73" office:value-type="string" calcext:value-type="string">
            <text:p>SABRIN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6-04-26" calcext:value-type="date">
            <text:p>26/04/197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1-19" calcext:value-type="date">
            <text:p>19/0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TRUONG</text:p>
          </table:table-cell>
          <table:table-cell table:style-name="ce73" office:value-type="string" calcext:value-type="string">
            <text:p>PAU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12-18" calcext:value-type="date">
            <text:p>18/12/199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02" calcext:value-type="date">
            <text:p>02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TRIDOT</text:p>
          </table:table-cell>
          <table:table-cell table:style-name="ce73" office:value-type="string" calcext:value-type="string">
            <text:p>S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2-06-04" calcext:value-type="date">
            <text:p>04/06/1992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13" calcext:value-type="date">
            <text:p>13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ESBARE</text:p>
          </table:table-cell>
          <table:table-cell table:style-name="ce73" office:value-type="string" calcext:value-type="string">
            <text:p>CHRISTOPH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4-09-26" calcext:value-type="date">
            <text:p>26/09/198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2-13" calcext:value-type="date">
            <text:p>13/02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ESBARE</text:p>
          </table:table-cell>
          <table:table-cell table:style-name="ce73" office:value-type="string" calcext:value-type="string">
            <text:p>LYZE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4-07-30" calcext:value-type="date">
            <text:p>30/07/201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08" calcext:value-type="date">
            <text:p>08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FOUCHER <text:s/></text:p>
          </table:table-cell>
          <table:table-cell table:style-name="ce73" office:value-type="string" calcext:value-type="string">
            <text:p>LORENZ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5-05-04" calcext:value-type="date">
            <text:p>04/05/200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08" calcext:value-type="date">
            <text:p>08/03/2024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IRZA</text:p>
          </table:table-cell>
          <table:table-cell table:style-name="ce73" office:value-type="string" calcext:value-type="string">
            <text:p>VLADISLAV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2-02-22" calcext:value-type="date">
            <text:p>22/02/2002</text:p>
          </table:table-cell>
          <table:table-cell table:style-name="ce80" office:value-type="float" office:value="200" calcext:value-type="float">
            <text:p>20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4-25" calcext:value-type="date">
            <text:p>25/04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HAMMOUGUA</text:p>
          </table:table-cell>
          <table:table-cell table:style-name="ce73" office:value-type="string" calcext:value-type="string">
            <text:p>ASMA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5-22" calcext:value-type="date">
            <text:p>22/05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5-24" calcext:value-type="date">
            <text:p>24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NSOURI</text:p>
          </table:table-cell>
          <table:table-cell table:style-name="ce73" office:value-type="string" calcext:value-type="string">
            <text:p>FAT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5-08-01" calcext:value-type="date">
            <text:p>01/08/196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5-31" calcext:value-type="date">
            <text:p>31/05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JOUHRI</text:p>
          </table:table-cell>
          <table:table-cell table:style-name="ce73" office:value-type="string" calcext:value-type="string">
            <text:p>AM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11-07" calcext:value-type="date">
            <text:p>07/11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4-03-20" calcext:value-type="date">
            <text:p>20/03/2024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CHERIF <text:s/></text:p>
          </table:table-cell>
          <table:table-cell table:style-name="ce73" office:value-type="string" calcext:value-type="string">
            <text:p>AYA AMEL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01-11" calcext:value-type="date">
            <text:p>11/01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6-09" calcext:value-type="date">
            <text:p>09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GONCALVES</text:p>
          </table:table-cell>
          <table:table-cell table:style-name="ce73" office:value-type="string" calcext:value-type="string">
            <text:p>RIYAD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6-12-06" calcext:value-type="date">
            <text:p>06/12/200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6-09" calcext:value-type="date">
            <text:p>09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GONCALVES</text:p>
          </table:table-cell>
          <table:table-cell table:style-name="ce73" office:value-type="string" calcext:value-type="string">
            <text:p>INES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0-11-28" calcext:value-type="date">
            <text:p>28/11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6-09" calcext:value-type="date">
            <text:p>09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AHNANE</text:p>
          </table:table-cell>
          <table:table-cell table:style-name="ce73" office:value-type="string" calcext:value-type="string">
            <text:p>NAIM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1974-01-26" calcext:value-type="date">
            <text:p>26/01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6-10" calcext:value-type="date">
            <text:p>10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VILET</text:p>
          </table:table-cell>
          <table:table-cell table:style-name="ce73" office:value-type="string" calcext:value-type="string">
            <text:p>ALEX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0-05-31" calcext:value-type="date">
            <text:p>31/05/199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5-09" calcext:value-type="date">
            <text:p>09/05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DELANOE</text:p>
          </table:table-cell>
          <table:table-cell table:style-name="ce73" office:value-type="string" calcext:value-type="string">
            <text:p>ALEXI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8-01-21" calcext:value-type="date">
            <text:p>21/01/1998</text:p>
          </table:table-cell>
          <table:table-cell table:style-name="ce80" office:value-type="float" office:value="87.96" calcext:value-type="float">
            <text:p>87,96</text:p>
          </table:table-cell>
          <table:table-cell table:style-name="ce45" table:number-columns-repeated="16377"/>
        </table:table-row>
        <table:table-row table:style-name="ro2">
          <table:table-cell table:style-name="ce67" office:value-type="date" office:date-value="2023-06-17" calcext:value-type="date">
            <text:p>17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N ROUINA</text:p>
          </table:table-cell>
          <table:table-cell table:style-name="ce73" office:value-type="string" calcext:value-type="string">
            <text:p>HOUSSE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6-07-05" calcext:value-type="date">
            <text:p>05/07/198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6-19" calcext:value-type="date">
            <text:p>19/06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GIMARD</text:p>
          </table:table-cell>
          <table:table-cell table:style-name="ce73" office:value-type="string" calcext:value-type="string">
            <text:p>JEREMY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5-29" calcext:value-type="date">
            <text:p>29/05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7-07" calcext:value-type="date">
            <text:p>07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DRIOUCH</text:p>
          </table:table-cell>
          <table:table-cell table:style-name="ce73" office:value-type="string" calcext:value-type="string">
            <text:p>FAR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08-17" calcext:value-type="date">
            <text:p>17/08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7-10" calcext:value-type="date">
            <text:p>10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E CAMUS - DE LAGREVOL</text:p>
          </table:table-cell>
          <table:table-cell table:style-name="ce73" office:value-type="string" calcext:value-type="string">
            <text:p>AUGUST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0-11-19" calcext:value-type="date">
            <text:p>19/11/200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7-13" calcext:value-type="date">
            <text:p>13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EZIANE</text:p>
          </table:table-cell>
          <table:table-cell table:style-name="ce73" office:value-type="string" calcext:value-type="string">
            <text:p>ABDELLAH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4-10-05" calcext:value-type="date">
            <text:p>05/10/1974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7-13" calcext:value-type="date">
            <text:p>13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EZIANE</text:p>
          </table:table-cell>
          <table:table-cell table:style-name="ce73" office:value-type="string" calcext:value-type="string">
            <text:p>ASSI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03-09-09" calcext:value-type="date">
            <text:p>09/09/200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7-22" calcext:value-type="date">
            <text:p>22/07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BENNOUF</text:p>
          </table:table-cell>
          <table:table-cell table:style-name="ce73" office:value-type="string" calcext:value-type="string">
            <text:p>ANAS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4-15" calcext:value-type="date">
            <text:p>15/04/1996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7-28" calcext:value-type="date">
            <text:p>28/07/2023</text:p>
          </table:table-cell>
          <table:table-cell table:style-name="ce73" office:value-type="string" calcext:value-type="string">
            <text:p>DAVID</text:p>
          </table:table-cell>
          <table:table-cell table:style-name="ce73" office:value-type="string" calcext:value-type="string">
            <text:p>LE JEAN</text:p>
          </table:table-cell>
          <table:table-cell table:style-name="ce73" office:value-type="string" calcext:value-type="string">
            <text:p>ALA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70-05-24" calcext:value-type="date">
            <text:p>24/05/1970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TOUHAMI</text:p>
          </table:table-cell>
          <table:table-cell table:style-name="ce73" office:value-type="string" calcext:value-type="string">
            <text:p>NOR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5-08" calcext:value-type="date">
            <text:p>08/05/1987</text:p>
          </table:table-cell>
          <table:table-cell table:style-name="ce80" office:value-type="float" office:value="751.66" calcext:value-type="float">
            <text:p>751,66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8-07" calcext:value-type="date">
            <text:p>07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ONTEYMARD</text:p>
          </table:table-cell>
          <table:table-cell table:style-name="ce73" office:value-type="string" calcext:value-type="string">
            <text:p>CLEMEN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09-29" calcext:value-type="date">
            <text:p>29/09/1991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8-08" calcext:value-type="date">
            <text:p>08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SENAC</text:p>
          </table:table-cell>
          <table:table-cell table:style-name="ce73" office:value-type="string" calcext:value-type="string">
            <text:p><text:s/>CLARENC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6-03-10" calcext:value-type="date">
            <text:p>10/03/1996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8-08" calcext:value-type="date">
            <text:p>08/08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MANGENOT</text:p>
          </table:table-cell>
          <table:table-cell table:style-name="ce73" office:value-type="string" calcext:value-type="string">
            <text:p>LAETITI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9-08-06" calcext:value-type="date">
            <text:p>06/08/1999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ACKO</text:p>
          </table:table-cell>
          <table:table-cell table:style-name="ce73" office:value-type="string" calcext:value-type="string">
            <text:p>HALI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03-01-02" calcext:value-type="date">
            <text:p>02/01/2003</text:p>
          </table:table-cell>
          <table:table-cell table:style-name="ce80" office:value-type="float" office:value="600" calcext:value-type="float">
            <text:p>60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ACKO</text:p>
          </table:table-cell>
          <table:table-cell table:style-name="ce73" office:value-type="string" calcext:value-type="string">
            <text:p>ZAHRA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21-02-07" calcext:value-type="date">
            <text:p>07/02/202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5-10" calcext:value-type="date">
            <text:p>10/05/2024</text:p>
          </table:table-cell>
          <table:table-cell table:style-name="ce73" office:value-type="string" calcext:value-type="string">
            <text:p>MOSTAFA</text:p>
          </table:table-cell>
          <table:table-cell table:style-name="ce73" office:value-type="string" calcext:value-type="string">
            <text:p>SACKO</text:p>
          </table:table-cell>
          <table:table-cell table:style-name="ce73" office:value-type="string" calcext:value-type="string">
            <text:p>MARIETOU</text:p>
          </table:table-cell>
          <table:table-cell table:style-name="ce71" office:value-type="float" office:value="0" calcext:value-type="float">
            <text:p>0</text:p>
          </table:table-cell>
          <table:table-cell table:style-name="ce67" office:value-type="date" office:date-value="2018-04-02" calcext:value-type="date">
            <text:p>02/04/2018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3-11" calcext:value-type="date">
            <text:p>11/03/2024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LAROUI</text:p>
          </table:table-cell>
          <table:table-cell table:style-name="ce73" office:value-type="string" calcext:value-type="string">
            <text:p>MYRIAM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5-03-12" calcext:value-type="date">
            <text:p>12/03/199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11-13" calcext:value-type="date">
            <text:p>13/11/2023</text:p>
          </table:table-cell>
          <table:table-cell table:style-name="ce73" office:value-type="string" calcext:value-type="string">
            <text:p>Lydia</text:p>
          </table:table-cell>
          <table:table-cell table:style-name="ce73" office:value-type="string" calcext:value-type="string">
            <text:p>OTA</text:p>
          </table:table-cell>
          <table:table-cell table:style-name="ce73" office:value-type="string" calcext:value-type="string">
            <text:p>ADELI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5-12-07" calcext:value-type="date">
            <text:p>07/12/1985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2-29" calcext:value-type="date">
            <text:p>29/02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LOHIER</text:p>
          </table:table-cell>
          <table:table-cell table:style-name="ce71" office:value-type="string" calcext:value-type="string">
            <text:p>MARVIN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7-04-27" calcext:value-type="date">
            <text:p>27/04/1987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3-19" calcext:value-type="date">
            <text:p>19/03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VISCI</text:p>
          </table:table-cell>
          <table:table-cell table:style-name="ce71" office:value-type="string" calcext:value-type="string">
            <text:p>MAXIM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3-08-18" calcext:value-type="date">
            <text:p>18/08/1993</text:p>
          </table:table-cell>
          <table:table-cell table:style-name="ce49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4-08" calcext:value-type="date">
            <text:p>08/04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POP</text:p>
          </table:table-cell>
          <table:table-cell table:style-name="ce71" office:value-type="string" calcext:value-type="string">
            <text:p>LUCAS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1-07-05" calcext:value-type="date">
            <text:p>05/07/2011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3-03-29" calcext:value-type="date">
            <text:p>29/03/2023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<text:s/>FERREIRA MARTINS</text:p>
          </table:table-cell>
          <table:table-cell table:style-name="ce71" office:value-type="string" calcext:value-type="string">
            <text:p>LINO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83-01-24" calcext:value-type="date">
            <text:p>24/01/1983</text:p>
          </table:table-cell>
          <table:table-cell table:style-name="ce80" office:value-type="float" office:value="46.12" calcext:value-type="float">
            <text:p>46,12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3-26" calcext:value-type="date">
            <text:p>26/03/2024</text:p>
          </table:table-cell>
          <table:table-cell table:style-name="ce71" office:value-type="string" calcext:value-type="string">
            <text:p>MOSTAFA</text:p>
          </table:table-cell>
          <table:table-cell table:style-name="ce71" office:value-type="string" calcext:value-type="string">
            <text:p>MBOCK SOUN</text:p>
          </table:table-cell>
          <table:table-cell table:style-name="ce71" office:value-type="string" calcext:value-type="string">
            <text:p>EUGEN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91-12-10" calcext:value-type="date">
            <text:p>10/12/1991</text:p>
          </table:table-cell>
          <table:table-cell table:style-name="ce80" office:value-type="float" office:value="20" calcext:value-type="float">
            <text:p>2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4-10" calcext:value-type="date">
            <text:p>10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BAMMOU</text:p>
          </table:table-cell>
          <table:table-cell table:style-name="ce71" office:value-type="string" calcext:value-type="string">
            <text:p>FATMA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1963-03-18" calcext:value-type="date">
            <text:p>18/03/1963</text:p>
          </table:table-cell>
          <table:table-cell table:style-name="ce80" office:value-type="float" office:value="0" calcext:value-type="float">
            <text:p>0,00</text:p>
          </table:table-cell>
          <table:table-cell table:style-name="ce45" table:number-columns-repeated="16377"/>
        </table:table-row>
        <table:table-row table:style-name="ro5">
          <table:table-cell table:style-name="ce67" office:value-type="date" office:date-value="2024-04-15" calcext:value-type="date">
            <text:p>15/04/2024</text:p>
          </table:table-cell>
          <table:table-cell table:style-name="ce71" office:value-type="string" calcext:value-type="string">
            <text:p>DAVID</text:p>
          </table:table-cell>
          <table:table-cell table:style-name="ce71" office:value-type="string" calcext:value-type="string">
            <text:p>HENAOUI</text:p>
          </table:table-cell>
          <table:table-cell table:style-name="ce71" office:value-type="string" calcext:value-type="string">
            <text:p>SYHEME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date" office:date-value="2010-10-26" calcext:value-type="date">
            <text:p>26/10/2010</text:p>
          </table:table-cell>
          <table:table-cell table:style-name="ce80" office:value-type="float" office:value="40" calcext:value-type="float">
            <text:p>40,00</text:p>
          </table:table-cell>
          <table:table-cell table:style-name="ce45" table:number-columns-repeated="1015"/>
          <table:table-cell table:number-columns-repeated="15362"/>
        </table:table-row>
        <table:table-row table:style-name="ro2" table:number-rows-repeated="10483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BASE_VERTE_2_INTEGRABLE.A1:BASE_VERTE_2_INTEGRABLE.AMH2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8:13:48.913689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John</meta:initial-creator>
    <meta:creation-date>2020-11-21T13:50:03Z</meta:creation-date>
    <dc:date>2024-11-02T18:14:16.590899899</dc:date>
    <meta:editing-cycles>4970</meta:editing-cycles>
    <meta:editing-duration>PT5H2M5S</meta:editing-duration>
    <meta:document-statistic meta:table-count="2" meta:cell-count="6965" meta:object-count="0"/>
  </office:meta>
</office:document-meta>
</file>